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4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lisaValueForNodeWithFakeNeighb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LISA VALUE FOR NODE WITH 4 RANDOM NEIGHBO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Actual LISA Value for node = </text:p>
          </table:table-cell>
          <table:table-cell table:style-name="ce1"/>
          <table:table-cell table:style-name="ce1" office:value-type="float" office:value="-0.0899527893316361">
            <text:p>-0.089952789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911897206840219">
            <text:p>-0.91189720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825493822587919">
            <text:p>-0.82549382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817416554584163">
            <text:p>-0.81741655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764376474697707">
            <text:p>-0.76437647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751598208597381">
            <text:p>-0.75159820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734973608171657">
            <text:p>-0.734973608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711372240964179">
            <text:p>-0.7113722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692809428530342">
            <text:p>-0.69280942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646140606989025">
            <text:p>-0.6461406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632332449629293">
            <text:p>-0.63233244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627859276326927">
            <text:p>-0.62785927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615736764623103">
            <text:p>-0.61573676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97713481640978">
            <text:p>-0.59771348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95435502186126">
            <text:p>-0.59543550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92178681050174">
            <text:p>-0.59217868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80901546010142">
            <text:p>-0.5809015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72498226689601">
            <text:p>-0.57249822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69905195564074">
            <text:p>-0.5699051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57068770828281">
            <text:p>-0.55706877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56414585680467">
            <text:p>-0.55641458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8680409263879">
            <text:p>-0.54868040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7658177330494">
            <text:p>-0.54765817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7198547530899">
            <text:p>-0.5471985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6100282274806">
            <text:p>-0.54610028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4710846453463">
            <text:p>-0.54471084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0594036488613">
            <text:p>-0.54059403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40137486236989">
            <text:p>-0.54013748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3320227623459">
            <text:p>-0.53320227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28753784647752">
            <text:p>-0.52875378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25782540110024">
            <text:p>-0.52578254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22116342196157">
            <text:p>-0.52211634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14784095410411">
            <text:p>-0.51478409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13571902883714">
            <text:p>-0.51357190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07002065439175">
            <text:p>-0.50700206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506736908251248">
            <text:p>-0.50673690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99575932086442">
            <text:p>-0.49957593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97285518543048">
            <text:p>-0.49728551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94333259034348">
            <text:p>-0.4943332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9092089238598">
            <text:p>-0.49092089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85673018759421">
            <text:p>-0.48567301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79910685318748">
            <text:p>-0.47991068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78933353287627">
            <text:p>-0.47893335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74871775890505">
            <text:p>-0.47487177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66054127480908">
            <text:p>-0.46605412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63804866145291">
            <text:p>-0.46380486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5867753402594">
            <text:p>-0.4586775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56302457686125">
            <text:p>-0.45630245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53678402691747">
            <text:p>-0.45367840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53402504516163">
            <text:p>-0.45340250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46252969420066">
            <text:p>-0.44625296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45403178692852">
            <text:p>-0.44540317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41970733373349">
            <text:p>-0.44197073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78289419283">
            <text:p>-0.43782894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7153760626022">
            <text:p>-0.43715376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7062375393676">
            <text:p>-0.43706237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6569043276148">
            <text:p>-0.43656904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6442468346663">
            <text:p>-0.43644246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36005939785136">
            <text:p>-0.43600593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29215750436427">
            <text:p>-0.42921575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26854112573463">
            <text:p>-0.42685411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25787157957633">
            <text:p>-0.4257871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25563481641469">
            <text:p>-0.42556348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20884699553357">
            <text:p>-0.42088469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19502561064799">
            <text:p>-0.41950256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19424706936517">
            <text:p>-0.41942470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19325438121921">
            <text:p>-0.41932543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16383569085339">
            <text:p>-0.41638356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8409379622604">
            <text:p>-0.40840937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8302994382388">
            <text:p>-0.40830299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821200526688">
            <text:p>-0.40821200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7807035122931">
            <text:p>-0.40780703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5499483239258">
            <text:p>-0.405499483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401519466104467">
            <text:p>-0.40151946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98980551318026">
            <text:p>-0.39898055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98603964660242">
            <text:p>-0.39860396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93824418926461">
            <text:p>-0.39382441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93524135675553">
            <text:p>-0.39352413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92347511157323">
            <text:p>-0.39234751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9079036125083">
            <text:p>-0.38907903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8808356953716">
            <text:p>-0.3888083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8204940986706">
            <text:p>-0.3882049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3805285288752">
            <text:p>-0.38380528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3401072465015">
            <text:p>-0.38340107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3137873014043">
            <text:p>-0.3831378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82258583781762">
            <text:p>-0.38225858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9561027280531">
            <text:p>-0.37956102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7201290271798">
            <text:p>-0.37720129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3222671988915">
            <text:p>-0.3732226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2509180936998">
            <text:p>-0.37250918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228157702492">
            <text:p>-0.3722815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2073935630458">
            <text:p>-0.37207393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70114777830013">
            <text:p>-0.37011477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64675105542077">
            <text:p>-0.36467510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64574413970267">
            <text:p>-0.3645744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60551912328987">
            <text:p>-0.36055191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9408058264529">
            <text:p>-0.35940805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9043299160206">
            <text:p>-0.35904329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5437437219437">
            <text:p>-0.35543743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4278143044519">
            <text:p>-0.3542781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2191452993241">
            <text:p>-0.3521914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52056170731991">
            <text:p>-0.35205617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45821948512776">
            <text:p>-0.34582194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4279775418234">
            <text:p>-0.34279775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42437963055346">
            <text:p>-0.34243796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8846258736219">
            <text:p>-0.33884625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7405298468717">
            <text:p>-0.33740529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7081950607444">
            <text:p>-0.33708195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6992386597372">
            <text:p>-0.33699238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5146262776246">
            <text:p>-0.33514626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3479041726731">
            <text:p>-0.33479041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28185173106615">
            <text:p>-0.32818517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25530121146833">
            <text:p>-0.32553012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23563354760862">
            <text:p>-0.32356335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21056051580309">
            <text:p>-0.32105605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17966161629101">
            <text:p>-0.31796616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15766927933564">
            <text:p>-0.31576692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14262496188881">
            <text:p>-0.31426249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10664619133392">
            <text:p>-0.31066461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9359988610719">
            <text:p>-0.30935998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8709180178202">
            <text:p>-0.30870918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8559621090159">
            <text:p>-0.30855962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8555520237103">
            <text:p>-0.30855552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8200473859672">
            <text:p>-0.30820047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7619681927949">
            <text:p>-0.30761968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6086933900451">
            <text:p>-0.30608693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4480807628006">
            <text:p>-0.30448080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2555533279974">
            <text:p>-0.30255553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301932548106716">
            <text:p>-0.30193254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8757423764929">
            <text:p>-0.29875742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7524621029889">
            <text:p>-0.2975246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6713365372089">
            <text:p>-0.29671336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5765341985838">
            <text:p>-0.2957653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556905853191">
            <text:p>-0.29556905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4447949722938">
            <text:p>-0.2944479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2039572970449">
            <text:p>-0.2920395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1475894309208">
            <text:p>-0.29147589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0964606441383">
            <text:p>-0.29096460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90633504211637">
            <text:p>-0.29063350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976558372881">
            <text:p>-0.28976558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8706385442605">
            <text:p>-0.28870638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8407127515452">
            <text:p>-0.28840712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8029454516072">
            <text:p>-0.28802945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6385476485869">
            <text:p>-0.28638547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5073119630794">
            <text:p>-0.28507311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494782346779">
            <text:p>-0.28494782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1674897836751">
            <text:p>-0.28167489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107060278781">
            <text:p>-0.28107060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0941656651715">
            <text:p>-0.28094165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80886947467804">
            <text:p>-0.2808869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8668512981403">
            <text:p>-0.2786685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6130106275993">
            <text:p>-0.27613010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5883723492286">
            <text:p>-0.27588372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5518405830108">
            <text:p>-0.27551840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4618253475394">
            <text:p>-0.27461825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3268341931961">
            <text:p>-0.27326834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1511695566781">
            <text:p>-0.2715116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1190635261381">
            <text:p>-0.27119063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70830705885545">
            <text:p>-0.27083070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9588659469995">
            <text:p>-0.26958865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8912694541197">
            <text:p>-0.26891269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7994776552368">
            <text:p>-0.26799477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7853904995353">
            <text:p>-0.2678539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7203592092815">
            <text:p>-0.26720359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6625216761921">
            <text:p>-0.26662521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3810508057536">
            <text:p>-0.26381050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61016227111206">
            <text:p>-0.26101622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82441710804">
            <text:p>-0.25824417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7989942180154">
            <text:p>-0.25798994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6868435156041">
            <text:p>-0.25686843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6030794130458">
            <text:p>-0.25603079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5670846071049">
            <text:p>-0.25567084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4065091388515">
            <text:p>-0.25406509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2684097975387">
            <text:p>-0.2526840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258736665866">
            <text:p>-0.25258736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2196678803186">
            <text:p>-0.25219667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1727877272743">
            <text:p>-0.25172787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1611191843657">
            <text:p>-0.25161119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1558819445972">
            <text:p>-0.25155881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50030671830928">
            <text:p>-0.25003067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9315616218056">
            <text:p>-0.24931561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8778908731098">
            <text:p>-0.24877890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8466554977616">
            <text:p>-0.2484665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7660992194995">
            <text:p>-0.24766099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7053842194841">
            <text:p>-0.24705384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3360147138003">
            <text:p>-0.24336014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063333208976">
            <text:p>-0.24063333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40372514925285">
            <text:p>-0.24037251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9662849674575">
            <text:p>-0.2396628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962169498486">
            <text:p>-0.2396216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8928364092712">
            <text:p>-0.23892836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8331607267226">
            <text:p>-0.23833160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4554289987038">
            <text:p>-0.234554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3423752931027">
            <text:p>-0.23342375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283326564208">
            <text:p>-0.23283326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1308078332456">
            <text:p>-0.23130807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0986109962828">
            <text:p>-0.230986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0917542097441">
            <text:p>-0.23091754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30262690707732">
            <text:p>-0.23026269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7488564507966">
            <text:p>-0.22748856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5369874352603">
            <text:p>-0.22536987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4675335597038">
            <text:p>-0.22467533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4260976661632">
            <text:p>-0.22426097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3580581849071">
            <text:p>-0.22358058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21948424451821">
            <text:p>-0.22194842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939341415653">
            <text:p>-0.21939341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7721119167099">
            <text:p>-0.21772111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6732653871686">
            <text:p>-0.21673265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5692249784833">
            <text:p>-0.21569224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5278179566178">
            <text:p>-0.21527817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4389561493277">
            <text:p>-0.21438956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3948117729498">
            <text:p>-0.21394811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3546746930021">
            <text:p>-0.21354674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3538771238848">
            <text:p>-0.21353877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2632443178498">
            <text:p>-0.212632443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2063253517305">
            <text:p>-0.21206325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11916620213892">
            <text:p>-0.21191662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9875126210852">
            <text:p>-0.20987512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976400777356">
            <text:p>-0.20976400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9560849718412">
            <text:p>-0.2095608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5594096664191">
            <text:p>-0.20559409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5043728249514">
            <text:p>-0.205043728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3792651814107">
            <text:p>-0.20379265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281783254997">
            <text:p>-0.20281783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2703502256645">
            <text:p>-0.20270350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1600497600661">
            <text:p>-0.20160049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139271632191">
            <text:p>-0.20139271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1350401950956">
            <text:p>-0.2013504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200643712713881">
            <text:p>-0.20064371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9362513147032">
            <text:p>-0.19936251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8948018274547">
            <text:p>-0.19894801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646910205877">
            <text:p>-0.19646910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5865754127226">
            <text:p>-0.19586575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4713099560336">
            <text:p>-0.19471309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2488356621305">
            <text:p>-0.19248835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92420956800615">
            <text:p>-0.19242095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9818944174872">
            <text:p>-0.18981894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9678210322058">
            <text:p>-0.18967821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9600156251985">
            <text:p>-0.18960015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9120386273253">
            <text:p>-0.18912038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7954493064459">
            <text:p>-0.18795449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7936659459973">
            <text:p>-0.18793665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7903501239702">
            <text:p>-0.18790350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7568344874432">
            <text:p>-0.18756834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6570290869536">
            <text:p>-0.18657029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6377457059577">
            <text:p>-0.18637745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6042040114748">
            <text:p>-0.18604204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3591969891323">
            <text:p>-0.18359196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3035076677204">
            <text:p>-0.18303507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2954235848786">
            <text:p>-0.18295423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1311801471115">
            <text:p>-0.18131180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80983563604759">
            <text:p>-0.18098356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972149702855">
            <text:p>-0.179721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9038638697742">
            <text:p>-0.17903863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8511892193452">
            <text:p>-0.17851189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8012762854075">
            <text:p>-0.17801276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7909461127271">
            <text:p>-0.17790946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6378073535971">
            <text:p>-0.17637807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4800727472654">
            <text:p>-0.17480072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4744836968919">
            <text:p>-0.1747448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4214211138857">
            <text:p>-0.17421421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3245161450619">
            <text:p>-0.17324516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3200523749113">
            <text:p>-0.17320052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2857627358324">
            <text:p>-0.172857627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2843764735307">
            <text:p>-0.17284376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2462340615426">
            <text:p>-0.17246234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1408247333914">
            <text:p>-0.17140824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1313283696665">
            <text:p>-0.17131328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71021203968735">
            <text:p>-0.1710212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7778613587999">
            <text:p>-0.16777861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5902666395681">
            <text:p>-0.16590266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5819415136062">
            <text:p>-0.16581941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5794578949186">
            <text:p>-0.16579457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5721422700353">
            <text:p>-0.16572142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4650507625484">
            <text:p>-0.16465050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3440997056558">
            <text:p>-0.16344099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3223367212119">
            <text:p>-0.16322336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3133839825233">
            <text:p>-0.16313383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3101476510246">
            <text:p>-0.16310147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0808050376243">
            <text:p>-0.16080805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60111698537377">
            <text:p>-0.16011169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8589490765287">
            <text:p>-0.15858949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7935724302642">
            <text:p>-0.15793572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598947573486">
            <text:p>-0.15598947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4558274459839">
            <text:p>-0.15455827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3726363500233">
            <text:p>-0.15372636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33730230361">
            <text:p>-0.1533730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3215944755938">
            <text:p>-0.15321594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215115206123">
            <text:p>-0.15215115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1600138381561">
            <text:p>-0.15160013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1526676829152">
            <text:p>-0.15152667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50313825148125">
            <text:p>-0.15031382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9995181542764">
            <text:p>-0.14999518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9987192563841">
            <text:p>-0.14998719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8789838352659">
            <text:p>-0.14878983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8298046975472">
            <text:p>-0.1482980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7400515737648">
            <text:p>-0.14740051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6638862109729">
            <text:p>-0.14663886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6358234085702">
            <text:p>-0.14635823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4824631563062">
            <text:p>-0.14482463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4523693682278">
            <text:p>-0.14452369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3573634715415">
            <text:p>-0.14357363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3203735475376">
            <text:p>-0.14320373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1830409204649">
            <text:p>-0.14183040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40972629182755">
            <text:p>-0.14097262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8944629691169">
            <text:p>-0.13894462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7641367302263">
            <text:p>-0.13764136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553250231033">
            <text:p>-0.13553250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4745436653441">
            <text:p>-0.13474543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4074130051941">
            <text:p>-0.13407413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4055736443971">
            <text:p>-0.13405573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994533587684">
            <text:p>-0.13299453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932853304312">
            <text:p>-0.13293285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757529772673">
            <text:p>-0.13275752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747463937639">
            <text:p>-0.13274746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713825544869">
            <text:p>-0.13271382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703462984324">
            <text:p>-0.1327034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3259596565592">
            <text:p>-0.13259596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8602930577073">
            <text:p>-0.12860293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8170911235235">
            <text:p>-0.12817091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7267094635916">
            <text:p>-0.12726709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5940324652809">
            <text:p>-0.12594032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4908721147956">
            <text:p>-0.12490872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457801000155">
            <text:p>-0.124578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4067617228013">
            <text:p>-0.12406761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308555437347">
            <text:p>-0.12308555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3040081642192">
            <text:p>-0.12304008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1854302882482">
            <text:p>-0.12185430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0978517021806">
            <text:p>-0.1209785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20609727885926">
            <text:p>-0.12060972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9709137893563">
            <text:p>-0.11970913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8525319454759">
            <text:p>-0.11852531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8078879681081">
            <text:p>-0.11807887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8047865746916">
            <text:p>-0.11804786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6524740723172">
            <text:p>-0.11652474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5988003089308">
            <text:p>-0.11598800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5866426802654">
            <text:p>-0.11586642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5830596130989">
            <text:p>-0.11583059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5034063072027">
            <text:p>-0.11503406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486282979082">
            <text:p>-0.11486282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3158152545574">
            <text:p>-0.11315815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12943639778614">
            <text:p>-0.11294363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9955564622525">
            <text:p>-0.10995556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9436097522702">
            <text:p>-0.10943609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9167993041517">
            <text:p>-0.1091679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9151173117751">
            <text:p>-0.10915117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9102855860267">
            <text:p>-0.10910285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8897311787709">
            <text:p>-0.10889731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459614970557">
            <text:p>-0.1045961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4091039142215">
            <text:p>-0.10409103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3392794813822">
            <text:p>-0.10339279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2893983366572">
            <text:p>-0.10289398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2379768941297">
            <text:p>-0.10237976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101848834027622">
            <text:p>-0.1018488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95658343499254">
            <text:p>-0.09956583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95492644424212">
            <text:p>-0.09954926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92667211926595">
            <text:p>-0.09926672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87179345460009">
            <text:p>-0.09871793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68841912332323">
            <text:p>-0.09688419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68076373406858">
            <text:p>-0.09680763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65738996409754">
            <text:p>-0.09657389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61668803579802">
            <text:p>-0.09616688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59198411329722">
            <text:p>-0.09591984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57616072297146">
            <text:p>-0.09576160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54373765016177">
            <text:p>-0.09543737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49928692548297">
            <text:p>-0.09499286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47007198749562">
            <text:p>-0.09470071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40970335217734">
            <text:p>-0.09409703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39052033000551">
            <text:p>-0.09390520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38241157431913">
            <text:p>-0.09382411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22732860683132">
            <text:p>-0.09227328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21595444557791">
            <text:p>-0.09215954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06420145518478">
            <text:p>-0.09064201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905477121371573">
            <text:p>-0.09054771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93511247846812">
            <text:p>-0.08935112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90704024575349">
            <text:p>-0.08907040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90572397025208">
            <text:p>-0.08905723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89502633637314">
            <text:p>-0.08895026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82393612437296">
            <text:p>-0.08823936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79597014160061">
            <text:p>-0.08795970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74252226021962">
            <text:p>-0.08742522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73872909263018">
            <text:p>-0.08738729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72480375561618">
            <text:p>-0.08724803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68341913194059">
            <text:p>-0.08683419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63262655733235">
            <text:p>-0.08632626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55649392156419">
            <text:p>-0.08556493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54276956041343">
            <text:p>-0.0854276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53674034895181">
            <text:p>-0.08536740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50889424854922">
            <text:p>-0.08508894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48229910147963">
            <text:p>-0.0848229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44485567345781">
            <text:p>-0.08444855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34955962401368">
            <text:p>-0.08349559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22422832914695">
            <text:p>-0.08224228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815650829493094">
            <text:p>-0.08156508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94557364776204">
            <text:p>-0.07945573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74376440038633">
            <text:p>-0.0774376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69123502284561">
            <text:p>-0.07691235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55396412543562">
            <text:p>-0.07553964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54222991055078">
            <text:p>-0.07542229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47803267026449">
            <text:p>-0.07478032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38595803766577">
            <text:p>-0.07385958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38568503621508">
            <text:p>-0.07385685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30799307507203">
            <text:p>-0.07307993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23449191847494">
            <text:p>-0.07234491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21027430318754">
            <text:p>-0.0721027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2016622555242">
            <text:p>-0.07201662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18800476523994">
            <text:p>-0.07188004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16888930202415">
            <text:p>-0.0716888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16821085009689">
            <text:p>-0.07168210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709759898672159">
            <text:p>-0.07097598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89935548230759">
            <text:p>-0.06899355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88202651615375">
            <text:p>-0.06882026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87543125776093">
            <text:p>-0.06875431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80724972657831">
            <text:p>-0.06807249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7355824127653">
            <text:p>-0.06735582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72015176291721">
            <text:p>-0.06720151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61567757824562">
            <text:p>-0.06615677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54594582423981">
            <text:p>-0.065459458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49349934851305">
            <text:p>-0.06493499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45487862733094">
            <text:p>-0.06454878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41760429812798">
            <text:p>-0.0641760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35018691452953">
            <text:p>-0.06350186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32819199556063">
            <text:p>-0.063281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30203640287565">
            <text:p>-0.0630203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23734934962036">
            <text:p>-0.06237349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22275738442729">
            <text:p>-0.06222757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07172050274802">
            <text:p>-0.0607172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03832481113998">
            <text:p>-0.06038324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601803453202391">
            <text:p>-0.06018034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96754483351002">
            <text:p>-0.05967544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95557436829965">
            <text:p>-0.05955574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87202258671108">
            <text:p>-0.05872022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69630394420961">
            <text:p>-0.05696303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49563029645087">
            <text:p>-0.0549563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26182486497302">
            <text:p>-0.05261824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25834684243021">
            <text:p>-0.05258346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12359038886869">
            <text:p>-0.05123590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07938128486003">
            <text:p>-0.05079381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503103390996811">
            <text:p>-0.05031033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90413222451205">
            <text:p>-0.04904132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85506789182914">
            <text:p>-0.04855067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78284446756122">
            <text:p>-0.04782844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74437834346282">
            <text:p>-0.04744378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44999522017383">
            <text:p>-0.04449995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39900921732367">
            <text:p>-0.04399009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35005289387901">
            <text:p>-0.04350052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29644042431862">
            <text:p>-0.04296440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29345404929097">
            <text:p>-0.04293454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27441146111587">
            <text:p>-0.04274411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17150980173921">
            <text:p>-0.0417150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1546057356852">
            <text:p>-0.041546057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10944690443003">
            <text:p>-0.0410944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09994087617987">
            <text:p>-0.04099940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407769039071424">
            <text:p>-0.04077690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98243880993654">
            <text:p>-0.03982438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89353026957538">
            <text:p>-0.03893530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83965660087346">
            <text:p>-0.0383965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76207469907259">
            <text:p>-0.0376207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68590491723084">
            <text:p>-0.03685904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59472391734089">
            <text:p>-0.03594723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57929868383486">
            <text:p>-0.03579298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56621681115813">
            <text:p>-0.03566216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48574120435954">
            <text:p>-0.0348574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41799665889061">
            <text:p>-0.03417996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37213319044769">
            <text:p>-0.03372133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36872283446654">
            <text:p>-0.03368722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34568951552918">
            <text:p>-0.03345689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33710949456019">
            <text:p>-0.03337109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30185093910142">
            <text:p>-0.03301850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22589897086899">
            <text:p>-0.03225898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317631495526041">
            <text:p>-0.03176314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9522232379132">
            <text:p>-0.02952223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88084488220783">
            <text:p>-0.02880844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84761677449965">
            <text:p>-0.02847616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65074613255817">
            <text:p>-0.02650746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55563147536228">
            <text:p>-0.02555631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53801482229326">
            <text:p>-0.025380148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49985204150829">
            <text:p>-0.02499852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46683128778536">
            <text:p>-0.02466831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38086359019327">
            <text:p>-0.02380863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21659881087862">
            <text:p>-0.02216598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20509876681257">
            <text:p>-0.02205098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16015305131895">
            <text:p>-0.02160153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14072354176896">
            <text:p>-0.02140723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13731210039018">
            <text:p>-0.0213731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02017915436121">
            <text:p>-0.02020179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0119240524657">
            <text:p>-0.02011924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200577968223697">
            <text:p>-0.02005779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95859004447027">
            <text:p>-0.0195859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95284317762567">
            <text:p>-0.01952843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9125304069635">
            <text:p>-0.01912530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91025066810219">
            <text:p>-0.01910250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7913443346792">
            <text:p>-0.01791344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7672081923531">
            <text:p>-0.01767208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75792272720027">
            <text:p>-0.01757922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74133758307449">
            <text:p>-0.01741337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70390775014713">
            <text:p>-0.01703907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59912395118288">
            <text:p>-0.01599123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36178576666986">
            <text:p>-0.01361785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34926814829078">
            <text:p>-0.01349268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23882277005243">
            <text:p>-0.012388227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20828922118889">
            <text:p>-0.01208289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20088452397553">
            <text:p>-0.01200884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19527665158812">
            <text:p>-0.01195276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18301872725946">
            <text:p>-0.01183018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15176413429305">
            <text:p>-0.01151764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113681469335906">
            <text:p>-0.01136814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913577150632807">
            <text:p>-0.00913577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895500664212757">
            <text:p>-0.00895500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71681896310129">
            <text:p>-0.00716818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690807651945328">
            <text:p>-0.00690807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611333514484599">
            <text:p>-0.00611333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426543295583041">
            <text:p>-0.0042654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407376435186868">
            <text:p>-0.00407376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-0.00152744505631291">
            <text:p>-0.00152744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table:style-name="ce2" office:value-type="float" office:value="-0.000884002715604503">
            <text:p>-8.84E-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table:style-name="ce2" office:value-type="float" office:value="-0.000259837787427501">
            <text:p>-2.60E-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table:style-name="ce2" office:value-type="float" office:value="-0.000140735636038122">
            <text:p>-1.41E-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100199228994809">
            <text:p>0.00100199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158908575134362">
            <text:p>0.00158908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238617059574705">
            <text:p>0.00238617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256325832260569">
            <text:p>0.00256325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26644602767743">
            <text:p>0.00266446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297410043409877">
            <text:p>0.0029741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316449556954179">
            <text:p>0.0031644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377742328267823">
            <text:p>0.00377742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455954362478304">
            <text:p>0.00455954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553097959306425">
            <text:p>0.00553097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597252240519963">
            <text:p>0.00597252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05286647458789">
            <text:p>0.00705286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08566722233716">
            <text:p>0.00708566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17299479442596">
            <text:p>0.00717299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48161573864718">
            <text:p>0.00748161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49448789481156">
            <text:p>0.00749448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759108124895525">
            <text:p>0.00759108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819647341958397">
            <text:p>0.00819647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88228201692587">
            <text:p>0.00882282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0973301711660195">
            <text:p>0.00973301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05615422128927">
            <text:p>0.01056154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07895916931131">
            <text:p>0.01078959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14254562661636">
            <text:p>0.01142545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16106595629585">
            <text:p>0.01161065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38945704290936">
            <text:p>0.01389457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41756621812757">
            <text:p>0.01417566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42577566151943">
            <text:p>0.01425775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45262397354499">
            <text:p>0.01452623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55884208616672">
            <text:p>0.01558842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59726153710137">
            <text:p>0.01597261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65579411619145">
            <text:p>0.01655794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69298606442557">
            <text:p>0.01692986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71047153400098">
            <text:p>0.01710471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96265615393502">
            <text:p>0.01962656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198371788942868">
            <text:p>0.01983717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01097456852732">
            <text:p>0.02010974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039045667446">
            <text:p>0.02039045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12131785529735">
            <text:p>0.02121317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13149004402384">
            <text:p>0.02131490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1468113463796">
            <text:p>0.02146811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3095908015831">
            <text:p>0.0230959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32095262907661">
            <text:p>0.02320952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36731134346469">
            <text:p>0.02367311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50517447972083">
            <text:p>0.02505174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53857705237003">
            <text:p>0.02538577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57459719825219">
            <text:p>0.0257459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72133367236938">
            <text:p>0.02721333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90562460424484">
            <text:p>0.0290562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92817795944413">
            <text:p>0.02928177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296317750786643">
            <text:p>0.02963177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08391378436746">
            <text:p>0.03083913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34638786124942">
            <text:p>0.03346387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38604595046353">
            <text:p>0.03386045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48335138051195">
            <text:p>0.03483351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51050877526739">
            <text:p>0.03510508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51978675541541">
            <text:p>0.03519786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64733579339472">
            <text:p>0.03647335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71147687848749">
            <text:p>0.03711476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77069084394564">
            <text:p>0.03770690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79307489261541">
            <text:p>0.03793074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89024522321283">
            <text:p>0.03890245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396637892897635">
            <text:p>0.03966378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00193853501011">
            <text:p>0.04001938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01918355386122">
            <text:p>0.04019183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16630223466329">
            <text:p>0.04166302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24096772887639">
            <text:p>0.04240967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4642581154978">
            <text:p>0.04464258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47327888850188">
            <text:p>0.04473278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4885579569287">
            <text:p>0.04488557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52490559493956">
            <text:p>0.04524905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54730491622062">
            <text:p>0.04547304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56910151538425">
            <text:p>0.04569101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57668786803639">
            <text:p>0.04576687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62539232054245">
            <text:p>0.046253923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69015190264476">
            <text:p>0.0469015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70749119043528">
            <text:p>0.04707491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78125384475432">
            <text:p>0.04781253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483965710308987">
            <text:p>0.0483965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20777233753285">
            <text:p>0.05207772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40929863974302">
            <text:p>0.05409298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45603858561665">
            <text:p>0.05456038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52858432196581">
            <text:p>0.055285843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55817665427303">
            <text:p>0.05558176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60149991121418">
            <text:p>0.05601499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69919672033605">
            <text:p>0.05699196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75920789285161">
            <text:p>0.05759207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82460139149785">
            <text:p>0.05824601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585866838712077">
            <text:p>0.05858668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03284763901017">
            <text:p>0.06032847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0468828905065">
            <text:p>0.06046882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08155867334135">
            <text:p>0.06081558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32341547018541">
            <text:p>0.06323415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4465770696515">
            <text:p>0.06446577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5034234194667">
            <text:p>0.06503423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57679718253075">
            <text:p>0.06576797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59467167939587">
            <text:p>0.06594671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70561833901168">
            <text:p>0.06705618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70744147581257">
            <text:p>0.06707441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7736125901707">
            <text:p>0.06773612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69903632859987">
            <text:p>0.06990363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00171456239074">
            <text:p>0.07001714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02781904659971">
            <text:p>0.07027819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03222939249904">
            <text:p>0.07032229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12324729979325">
            <text:p>0.0712324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14728670383927">
            <text:p>0.0714728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31191516512475">
            <text:p>0.07311915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35988033202225">
            <text:p>0.07359880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41979648165459">
            <text:p>0.07419796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46897229200646">
            <text:p>0.07468972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51246989265721">
            <text:p>0.07512469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62928570683041">
            <text:p>0.07629285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68266965252497">
            <text:p>0.07682669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71316210107">
            <text:p>0.0771316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789463933369294">
            <text:p>0.07894639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01034551407807">
            <text:p>0.08010345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12595213826774">
            <text:p>0.08125952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2154238477998">
            <text:p>0.08215423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22035571365445">
            <text:p>0.08220355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293508743948">
            <text:p>0.082935087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32062853970826">
            <text:p>0.08320628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40942676245703">
            <text:p>0.08409426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41046992882051">
            <text:p>0.08410469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5615025854073">
            <text:p>0.08561502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59711431078188">
            <text:p>0.08597114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63827518612636">
            <text:p>0.08638275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74934834192636">
            <text:p>0.087493483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77753160204934">
            <text:p>0.0877753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7866274711638">
            <text:p>0.08786627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890629053830265">
            <text:p>0.08906290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0252146203735">
            <text:p>0.09025214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16468117994544">
            <text:p>0.09164681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21519983125028">
            <text:p>0.09215199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23114071045022">
            <text:p>0.09231140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25799909476869">
            <text:p>0.09257999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29567844823563">
            <text:p>0.09295678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32241810584543">
            <text:p>0.09322418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32644842864174">
            <text:p>0.09326448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33333282979415">
            <text:p>0.09333332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54746738848586">
            <text:p>0.09547467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57488148511322">
            <text:p>0.09574881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6031782779937">
            <text:p>0.09603178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68172359602414">
            <text:p>0.0968172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76493260851612">
            <text:p>0.09764932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80437586885895">
            <text:p>0.09804375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85740675430259">
            <text:p>0.09857406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91477832731449">
            <text:p>0.09914778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96147642987636">
            <text:p>0.09961476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0998519829848042">
            <text:p>0.0998519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0668334546845">
            <text:p>0.10066833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0863699464754">
            <text:p>0.10086369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1507864280093">
            <text:p>0.10150786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1750604708858">
            <text:p>0.10175060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2000976009858">
            <text:p>0.1020009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2077304042023">
            <text:p>0.1020773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2317420533025">
            <text:p>0.10231742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2453584437558">
            <text:p>0.10245358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2819776217246">
            <text:p>0.10281977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3496936965729">
            <text:p>0.1034969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4851980038865">
            <text:p>0.104851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567627946947">
            <text:p>0.10567627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578193611846">
            <text:p>0.10578193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5981289508466">
            <text:p>0.10598128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6255619264482">
            <text:p>0.10625561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6800994298081">
            <text:p>0.106800994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6888793147485">
            <text:p>0.10688879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7175175843316">
            <text:p>0.10717517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7400547454726">
            <text:p>0.1074005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7769607150192">
            <text:p>0.10776960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7945619931174">
            <text:p>0.10794561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8442191938055">
            <text:p>0.10844219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8616990389623">
            <text:p>0.10861699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917880231589">
            <text:p>0.10917880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09455387830073">
            <text:p>0.10945538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0259789287506">
            <text:p>0.11025978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0594062318192">
            <text:p>0.11059406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1133395019899">
            <text:p>0.1111333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1771540122945">
            <text:p>0.11177154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1968499263456">
            <text:p>0.11196849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1978151912815">
            <text:p>0.11197815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2017330604703">
            <text:p>0.11201733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2071330849302">
            <text:p>0.11207133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2973297348314">
            <text:p>0.11297329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366931513841">
            <text:p>0.11366931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367461162091">
            <text:p>0.11367461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415299954351">
            <text:p>0.11415299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654158616649">
            <text:p>0.11654158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6670410244663">
            <text:p>0.11667041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6855318109823">
            <text:p>0.11685531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7389969231299">
            <text:p>0.11738996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18015753982412">
            <text:p>0.1180157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0235703653095">
            <text:p>0.12023570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0302962397045">
            <text:p>0.12030296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0862343730755">
            <text:p>0.12086234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4070962849219">
            <text:p>0.12407096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5046702323126">
            <text:p>0.12504670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5228581080103">
            <text:p>0.12522858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5440362473112">
            <text:p>0.12544036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7389371661853">
            <text:p>0.12738937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7710620840628">
            <text:p>0.12771062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8467256306637">
            <text:p>0.12846725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29035027858714">
            <text:p>0.12903502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0833391251182">
            <text:p>0.13083339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100149564178">
            <text:p>0.1310014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117284947699">
            <text:p>0.13117284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1624095103518">
            <text:p>0.13162409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2610415170908">
            <text:p>0.13261041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5699539698134">
            <text:p>0.13569953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6517851506629">
            <text:p>0.13651785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6690750528035">
            <text:p>0.13669075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7428474915317">
            <text:p>0.13742847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8026012879152">
            <text:p>0.13802601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9030608422354">
            <text:p>0.13903060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9130360176756">
            <text:p>0.13913036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9300867980793">
            <text:p>0.1393008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39714957909411">
            <text:p>0.13971495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0305988372309">
            <text:p>0.14030598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0609792640368">
            <text:p>0.14060979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0707354668951">
            <text:p>0.14070735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2993596013401">
            <text:p>0.1429935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4046364395445">
            <text:p>0.14404636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5043333042216">
            <text:p>0.1450433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8515445243894">
            <text:p>0.14851544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4958870282094">
            <text:p>0.14958870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080619726011">
            <text:p>0.15080619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2550008594296">
            <text:p>0.15255000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2589905432835">
            <text:p>0.15258990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298536693101">
            <text:p>0.15298536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4813458998675">
            <text:p>0.1548134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481454973881">
            <text:p>0.1548145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5570292936142">
            <text:p>0.15557029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621243718476">
            <text:p>0.156212437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6934499449656">
            <text:p>0.15693449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8348597830153">
            <text:p>0.15834859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9476720243517">
            <text:p>0.15947672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9600747282589">
            <text:p>0.15960074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59652088259609">
            <text:p>0.15965208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095792186772">
            <text:p>0.16095792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1145149690113">
            <text:p>0.16114514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5214583977111">
            <text:p>0.1652145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5426091502957">
            <text:p>0.16542609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7680972965483">
            <text:p>0.16768097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8154386203507">
            <text:p>0.16815438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68847932965054">
            <text:p>0.1688479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1795370405217">
            <text:p>0.17179537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1865015773181">
            <text:p>0.17186501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284087744457">
            <text:p>0.172840877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2866115711732">
            <text:p>0.17286611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3597369654238">
            <text:p>0.17359736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4405730318825">
            <text:p>0.17440573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6078947543165">
            <text:p>0.1760789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6542422438165">
            <text:p>0.17654242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6848696873465">
            <text:p>0.17684869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6881571558685">
            <text:p>0.17688157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7151374618509">
            <text:p>0.17715137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7428716940424">
            <text:p>0.17742871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9046042209795">
            <text:p>0.17904604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79339816537297">
            <text:p>0.17933981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0557969549533">
            <text:p>0.18055796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2636534915469">
            <text:p>0.182636534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3726916064143">
            <text:p>0.18372691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3732054176473">
            <text:p>0.18373205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5244986143268">
            <text:p>0.18524498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7041497953359">
            <text:p>0.1870414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7730130726182">
            <text:p>0.187730130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8241155291569">
            <text:p>0.18824115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8385711526392">
            <text:p>0.18838571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893716452298">
            <text:p>0.18937164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0118445123388">
            <text:p>0.19011844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0598369261676">
            <text:p>0.19059836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08620811363">
            <text:p>0.19086208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295731218073">
            <text:p>0.19295731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3018336103255">
            <text:p>0.19301833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4194011658362">
            <text:p>0.19419401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7328685363834">
            <text:p>0.19732868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7927945004348">
            <text:p>0.1979279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8756945512877">
            <text:p>0.19875694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198873746974774">
            <text:p>0.1988737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0023288724591">
            <text:p>0.20002328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0492090492748">
            <text:p>0.20049209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5039496734413">
            <text:p>0.205039496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6444318522396">
            <text:p>0.20644431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6836989202472">
            <text:p>0.20683698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07055597981351">
            <text:p>0.20705559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1460810015927">
            <text:p>0.2114608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2933055216039">
            <text:p>0.21293305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2948329628947">
            <text:p>0.21294832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3262319343148">
            <text:p>0.21326231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3670991811051">
            <text:p>0.21367099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4833812131776">
            <text:p>0.21483381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5358151149568">
            <text:p>0.21535815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6332561733703">
            <text:p>0.216332561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6713655700223">
            <text:p>0.21671365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7572845451965">
            <text:p>0.21757284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7885538019124">
            <text:p>0.2178855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1879814370301">
            <text:p>0.21879814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0105352241083">
            <text:p>0.22010535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1737575701876">
            <text:p>0.221737575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1830286564887">
            <text:p>0.22183028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3666074095381">
            <text:p>0.22366607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3863026240917">
            <text:p>0.22386302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697301186274">
            <text:p>0.22697301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8778405277955">
            <text:p>0.228778405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29685013292144">
            <text:p>0.22968501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1681435940661">
            <text:p>0.23168143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1947569209888">
            <text:p>0.23194756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2636457443566">
            <text:p>0.232636457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3844701918165">
            <text:p>0.23384470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4332469124129">
            <text:p>0.23433246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53640553932">
            <text:p>0.23536405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6261500540471">
            <text:p>0.23626150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6339596791263">
            <text:p>0.23633959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36650302894839">
            <text:p>0.23665030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008928017222">
            <text:p>0.24008928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1442399509331">
            <text:p>0.24144239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1458281235271">
            <text:p>0.24145828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3033899161214">
            <text:p>0.24303389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4167655533331">
            <text:p>0.24416765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503402521456">
            <text:p>0.24503402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5257430454549">
            <text:p>0.245257430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5438211237838">
            <text:p>0.24543821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5940639573136">
            <text:p>0.24594063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6984985043663">
            <text:p>0.24698498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49565029955355">
            <text:p>0.249565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1194604582759">
            <text:p>0.25119460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1236589067336">
            <text:p>0.25123658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1385856425656">
            <text:p>0.25138585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4800249265989">
            <text:p>0.25480024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5306286634132">
            <text:p>0.25530628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5960189626438">
            <text:p>0.25596018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5899882905649">
            <text:p>0.25899882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0894272893042">
            <text:p>0.26089427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1245075579376">
            <text:p>0.26124507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1436948668367">
            <text:p>0.261436948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1585002245441">
            <text:p>0.26158500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2201054412798">
            <text:p>0.26220105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2938692060476">
            <text:p>0.26293869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4486591304637">
            <text:p>0.26448659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4752646351396">
            <text:p>0.26475264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5278316156159">
            <text:p>0.26527831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5984022292054">
            <text:p>0.26598402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6104956211683">
            <text:p>0.26610495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8747444442505">
            <text:p>0.26874744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8878738957644">
            <text:p>0.2688787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69095570241244">
            <text:p>0.26909557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0925985054962">
            <text:p>0.27092598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4965351166324">
            <text:p>0.27496535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4985535851954">
            <text:p>0.274985535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6838292437665">
            <text:p>0.27683829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795810939915">
            <text:p>0.277958109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78566694967873">
            <text:p>0.2785666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0572395517562">
            <text:p>0.28057239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1654382712497">
            <text:p>0.28165438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3669065829473">
            <text:p>0.28366906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3931215828194">
            <text:p>0.28393121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4195527007331">
            <text:p>0.2841955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5549209026039">
            <text:p>0.28554920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7946369218314">
            <text:p>0.28794636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89800394462889">
            <text:p>0.28980039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002195601976">
            <text:p>0.2900219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0096272749267">
            <text:p>0.290096272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2497751555786">
            <text:p>0.29249775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2547487578078">
            <text:p>0.292547487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392690894024">
            <text:p>0.29392690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5203605526674">
            <text:p>0.29520360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5209954074719">
            <text:p>0.295209954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5673499170931">
            <text:p>0.29567349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6421404197897">
            <text:p>0.296421404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7410750363428">
            <text:p>0.29741075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8570147543776">
            <text:p>0.2985701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952996613852">
            <text:p>0.29952996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299868223140145">
            <text:p>0.29986822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0808860305567">
            <text:p>0.30080886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2050892877596">
            <text:p>0.30205089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2353806308725">
            <text:p>0.30235380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4376872941904">
            <text:p>0.30437687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5383451401959">
            <text:p>0.30538345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7901162881507">
            <text:p>0.30790116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09538425116808">
            <text:p>0.309538425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1148232118002">
            <text:p>0.311148232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2909780167829">
            <text:p>0.31290978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3549848016052">
            <text:p>0.31354984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7775556234954">
            <text:p>0.31777555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7976235969714">
            <text:p>0.31797623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8537838328059">
            <text:p>0.318537838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9724211185787">
            <text:p>0.319724211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1993552859782">
            <text:p>0.319935528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2120547134779">
            <text:p>0.321205471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23227677837383">
            <text:p>0.32322767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25215480092125">
            <text:p>0.32521548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26090061787993">
            <text:p>0.32609006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33448110325603">
            <text:p>0.333448110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35096478436938">
            <text:p>0.335096478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36580291359036">
            <text:p>0.33658029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38937567096962">
            <text:p>0.33893756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4358090279478">
            <text:p>0.343580902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47021181380313">
            <text:p>0.34702118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47235718942149">
            <text:p>0.347235718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48026755620546">
            <text:p>0.34802675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52638423054388">
            <text:p>0.35263842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54935300586043">
            <text:p>0.354935300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5667246264028">
            <text:p>0.35667246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57587191042863">
            <text:p>0.35758719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2132219957871">
            <text:p>0.362132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4769266366848">
            <text:p>0.364769266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7469649904148">
            <text:p>0.36746964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7763026825656">
            <text:p>0.36776302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8351258820757">
            <text:p>0.36835125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8619323508601">
            <text:p>0.36861932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9043646809751">
            <text:p>0.36904364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69485346977231">
            <text:p>0.3694853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72418413090181">
            <text:p>0.372418413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73425435362358">
            <text:p>0.37342543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77770272176615">
            <text:p>0.37777027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78799754498897">
            <text:p>0.378799754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80524787861998">
            <text:p>0.38052478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8195981962021">
            <text:p>0.38195981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93260311045425">
            <text:p>0.39326031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395755039198712">
            <text:p>0.395755039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01160889873608">
            <text:p>0.401160889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03638317887945">
            <text:p>0.403638317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08770592898543">
            <text:p>0.408770592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2937022170262">
            <text:p>0.412937022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3633402007933">
            <text:p>0.4136334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3794515481563">
            <text:p>0.41379451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4597436065755">
            <text:p>0.414597436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4722672413838">
            <text:p>0.41472267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6639231543502">
            <text:p>0.416639231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1862757948064">
            <text:p>0.41862757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20397109588052">
            <text:p>0.420397109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2112048042042">
            <text:p>0.421120480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28485706247831">
            <text:p>0.428485706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29675468003222">
            <text:p>0.4296754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35917463846391">
            <text:p>0.435917463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39009761854232">
            <text:p>0.43900976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42365906342243">
            <text:p>0.442365906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52545976486774">
            <text:p>0.452545976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61445605366322">
            <text:p>0.46144560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62094563322647">
            <text:p>0.462094563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6637033778064">
            <text:p>0.466370337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1603780815817">
            <text:p>0.471603780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340939472294">
            <text:p>0.473409394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4493247549236">
            <text:p>0.474493247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4990973881504">
            <text:p>0.474990973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5926873531509">
            <text:p>0.475926873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77606672627978">
            <text:p>0.47760667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83630054564851">
            <text:p>0.48363005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84035088032959">
            <text:p>0.48403508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86696423214488">
            <text:p>0.486696423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89936071880103">
            <text:p>0.48993607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90655299254408">
            <text:p>0.49065529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97869170056337">
            <text:p>0.497869170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99138502044203">
            <text:p>0.4991385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499894661556332">
            <text:p>0.499894661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07414695380548">
            <text:p>0.507414695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09317591419659">
            <text:p>0.509317591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15594781944486">
            <text:p>0.515594781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1629835234317">
            <text:p>0.516298352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17206092423864">
            <text:p>0.517206092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25078844641381">
            <text:p>0.525078844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27397516596675">
            <text:p>0.527397516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2962310372387">
            <text:p>0.52962310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36023795176569">
            <text:p>0.536023795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39892959466436">
            <text:p>0.539892959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403733543865">
            <text:p>0.5403733544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42657646924226">
            <text:p>0.5426576469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57263645554078">
            <text:p>0.557263645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60021556773029">
            <text:p>0.56002155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7001405176816">
            <text:p>0.57001405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72275250228908">
            <text:p>0.57227525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79826433715003">
            <text:p>0.57982643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81113665527379">
            <text:p>0.58111366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90176560182457">
            <text:p>0.59017656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92013492513806">
            <text:p>0.592013492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599949469333448">
            <text:p>0.5999494693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09669930166667">
            <text:p>0.6096699302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43349122600163">
            <text:p>0.64334912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44433096831912">
            <text:p>0.644433096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68169711840835">
            <text:p>0.668169711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73423567064599">
            <text:p>0.6734235671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87191272629874">
            <text:p>0.6871912726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699486785451607">
            <text:p>0.6994867855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707950579729761">
            <text:p>0.707950579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782646345849048">
            <text:p>0.7826463458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-0.537349446457533">
            <text:p>-0.5373494465</text:p>
          </table:table-cell>
          <table:table-cell office:value-type="float" office:value="201403021808">
            <text:p>201403021808</text:p>
          </table:table-cell>
          <table:table-cell office:value-type="float" office:value="0.81948854448817">
            <text:p>0.8194885445</text:p>
          </table:table-cell>
        </table:table-row>
        <table:table-row table:style-name="ro1" table:number-rows-repeated="1047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desValuesTakenForComputation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des with values, Highlighted node is one considered for tes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N-H82EQ</text:p>
          </table:table-cell>
          <table:table-cell table:style-name="ce1" office:value-type="float" office:value="-0.537349446457533">
            <text:p>-0.5373494465</text:p>
          </table:table-cell>
          <table:table-cell table:style-name="ce1" office:value-type="float" office:value="201403021808">
            <text:p>201403021808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N-CJDQX</text:p>
          </table:table-cell>
          <table:table-cell office:value-type="float" office:value="-0.51579844643445">
            <text:p>-0.5157984464</text:p>
          </table:table-cell>
          <table:table-cell office:value-type="float" office:value="201403021808">
            <text:p>201403021808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N-JFGFZ</text:p>
          </table:table-cell>
          <table:table-cell office:value-type="float" office:value="-0.810088477051487">
            <text:p>-0.81008847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4XUZ</text:p>
          </table:table-cell>
          <table:table-cell office:value-type="float" office:value="-0.895336950489842">
            <text:p>-0.89533695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C09P</text:p>
          </table:table-cell>
          <table:table-cell office:value-type="float" office:value="-0.356704087948837">
            <text:p>-0.35670408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ETTK</text:p>
          </table:table-cell>
          <table:table-cell office:value-type="float" office:value="-1.2858880054026">
            <text:p>-1.28588800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WNZH</text:p>
          </table:table-cell>
          <table:table-cell office:value-type="float" office:value="-0.135035898110149">
            <text:p>-0.13503589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E5UM</text:p>
          </table:table-cell>
          <table:table-cell office:value-type="float" office:value="-0.655487114279836">
            <text:p>-0.6554871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CK04</text:p>
          </table:table-cell>
          <table:table-cell office:value-type="float" office:value="-0.0463702430635883">
            <text:p>-0.04637024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W9R2</text:p>
          </table:table-cell>
          <table:table-cell office:value-type="float" office:value="-1.38072109454323">
            <text:p>-1.38072109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HOVD</text:p>
          </table:table-cell>
          <table:table-cell office:value-type="float" office:value="-1.63991127588836">
            <text:p>-1.63991127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UFMO</text:p>
          </table:table-cell>
          <table:table-cell office:value-type="float" office:value="0.341191486612954">
            <text:p>0.34119148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EZEK</text:p>
          </table:table-cell>
          <table:table-cell office:value-type="float" office:value="1.14357230658218">
            <text:p>1.14357230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047F</text:p>
          </table:table-cell>
          <table:table-cell office:value-type="float" office:value="0.646057838971387">
            <text:p>0.6460578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X4G4</text:p>
          </table:table-cell>
          <table:table-cell office:value-type="float" office:value="0.397535521088803">
            <text:p>0.39753552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563T</text:p>
          </table:table-cell>
          <table:table-cell office:value-type="float" office:value="0.123088415813875">
            <text:p>0.12308841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BL9J</text:p>
          </table:table-cell>
          <table:table-cell office:value-type="float" office:value="-0.729349905544611">
            <text:p>-0.72934990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FJNO</text:p>
          </table:table-cell>
          <table:table-cell office:value-type="float" office:value="-0.59142903441149">
            <text:p>-0.59142903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JCTV</text:p>
          </table:table-cell>
          <table:table-cell office:value-type="float" office:value="0.376362732707927">
            <text:p>0.37636273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IK0Y</text:p>
          </table:table-cell>
          <table:table-cell office:value-type="float" office:value="-0.64707828814524">
            <text:p>-0.64707828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9U2B</text:p>
          </table:table-cell>
          <table:table-cell office:value-type="float" office:value="-1.51750144032655">
            <text:p>-1.51750144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FMT</text:p>
          </table:table-cell>
          <table:table-cell office:value-type="float" office:value="-1.74856672523088">
            <text:p>-1.74856672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GX7I</text:p>
          </table:table-cell>
          <table:table-cell office:value-type="float" office:value="2.03203517144378">
            <text:p>2.03203517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S4PL</text:p>
          </table:table-cell>
          <table:table-cell office:value-type="float" office:value="0.575288915034654">
            <text:p>0.5752889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E0AT</text:p>
          </table:table-cell>
          <table:table-cell office:value-type="float" office:value="0.749633854170457">
            <text:p>0.74963385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CBKC</text:p>
          </table:table-cell>
          <table:table-cell office:value-type="float" office:value="0.515960691813874">
            <text:p>0.51596069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HK8H</text:p>
          </table:table-cell>
          <table:table-cell office:value-type="float" office:value="-0.0216085346734855">
            <text:p>-0.02160853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VWJI</text:p>
          </table:table-cell>
          <table:table-cell office:value-type="float" office:value="-0.724455142979189">
            <text:p>-0.724455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YVS6</text:p>
          </table:table-cell>
          <table:table-cell office:value-type="float" office:value="0.093212882106969">
            <text:p>0.09321288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BVP1</text:p>
          </table:table-cell>
          <table:table-cell office:value-type="float" office:value="-0.818210604053173">
            <text:p>-0.81821060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FOPC</text:p>
          </table:table-cell>
          <table:table-cell office:value-type="float" office:value="-0.915938200769464">
            <text:p>-0.91593820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OR6J</text:p>
          </table:table-cell>
          <table:table-cell office:value-type="float" office:value="1.40190212740966">
            <text:p>1.40190212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AD1V</text:p>
          </table:table-cell>
          <table:table-cell office:value-type="float" office:value="-1.44704989748676">
            <text:p>-1.44704989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E885</text:p>
          </table:table-cell>
          <table:table-cell office:value-type="float" office:value="1.11443813916615">
            <text:p>1.11443813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UD4U</text:p>
          </table:table-cell>
          <table:table-cell office:value-type="float" office:value="0.808375752159938">
            <text:p>0.80837575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U3GG</text:p>
          </table:table-cell>
          <table:table-cell office:value-type="float" office:value="-0.387160552788072">
            <text:p>-0.38716055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Q8PN</text:p>
          </table:table-cell>
          <table:table-cell office:value-type="float" office:value="1.24905578376004">
            <text:p>1.24905578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Q338</text:p>
          </table:table-cell>
          <table:table-cell office:value-type="float" office:value="-1.30848681634325">
            <text:p>-1.30848681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Z2WK</text:p>
          </table:table-cell>
          <table:table-cell office:value-type="float" office:value="-1.10885240055896">
            <text:p>-1.10885240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47X6</text:p>
          </table:table-cell>
          <table:table-cell office:value-type="float" office:value="-1.32541277132628">
            <text:p>-1.32541277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BBRQ</text:p>
          </table:table-cell>
          <table:table-cell office:value-type="float" office:value="1.58320455427999">
            <text:p>1.58320455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U0AA</text:p>
          </table:table-cell>
          <table:table-cell office:value-type="float" office:value="-0.345147667946996">
            <text:p>-0.34514766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FRQC</text:p>
          </table:table-cell>
          <table:table-cell office:value-type="float" office:value="-1.01304817174733">
            <text:p>-1.01304817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L1IT</text:p>
          </table:table-cell>
          <table:table-cell office:value-type="float" office:value="0.551255945973319">
            <text:p>0.5512559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DPXA</text:p>
          </table:table-cell>
          <table:table-cell office:value-type="float" office:value="-0.886580995700132">
            <text:p>-0.88658099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BYLW</text:p>
          </table:table-cell>
          <table:table-cell office:value-type="float" office:value="0.283857002824377">
            <text:p>0.28385700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NJ9U</text:p>
          </table:table-cell>
          <table:table-cell office:value-type="float" office:value="-1.30494484344217">
            <text:p>-1.30494484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TQW4</text:p>
          </table:table-cell>
          <table:table-cell office:value-type="float" office:value="2.0730846649538">
            <text:p>2.0730846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Y0ZL</text:p>
          </table:table-cell>
          <table:table-cell office:value-type="float" office:value="1.20378064661442">
            <text:p>1.20378064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7P59</text:p>
          </table:table-cell>
          <table:table-cell office:value-type="float" office:value="-0.597546608214433">
            <text:p>-0.59754660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NEVN</text:p>
          </table:table-cell>
          <table:table-cell office:value-type="float" office:value="-1.79831276385418">
            <text:p>-1.79831276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I45M</text:p>
          </table:table-cell>
          <table:table-cell office:value-type="float" office:value="0.556659031680182">
            <text:p>0.55665903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OQKN</text:p>
          </table:table-cell>
          <table:table-cell office:value-type="float" office:value="-2.19530040405602">
            <text:p>-2.19530040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RDHN</text:p>
          </table:table-cell>
          <table:table-cell office:value-type="float" office:value="1.42975798974841">
            <text:p>1.42975798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BIQE</text:p>
          </table:table-cell>
          <table:table-cell office:value-type="float" office:value="-1.46735664424403">
            <text:p>-1.46735664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RYAZ</text:p>
          </table:table-cell>
          <table:table-cell office:value-type="float" office:value="-0.692822206873913">
            <text:p>-0.69282220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ZD20</text:p>
          </table:table-cell>
          <table:table-cell office:value-type="float" office:value="0.817528343237366">
            <text:p>0.81752834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PFYW</text:p>
          </table:table-cell>
          <table:table-cell office:value-type="float" office:value="0.287652583727925">
            <text:p>0.28765258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GWON</text:p>
          </table:table-cell>
          <table:table-cell office:value-type="float" office:value="-1.18326506533231">
            <text:p>-1.18326506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CUA</text:p>
          </table:table-cell>
          <table:table-cell office:value-type="float" office:value="-0.928459166919986">
            <text:p>-0.92845916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4TG0</text:p>
          </table:table-cell>
          <table:table-cell office:value-type="float" office:value="0.857265831216646">
            <text:p>0.85726583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M6GY</text:p>
          </table:table-cell>
          <table:table-cell office:value-type="float" office:value="0.24804099413767">
            <text:p>0.24804099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MHPJ</text:p>
          </table:table-cell>
          <table:table-cell office:value-type="float" office:value="-0.356589787438889">
            <text:p>-0.35658978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3RNK</text:p>
          </table:table-cell>
          <table:table-cell office:value-type="float" office:value="-1.61040063491101">
            <text:p>-1.61040063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5O00</text:p>
          </table:table-cell>
          <table:table-cell office:value-type="float" office:value="-0.838238458029006">
            <text:p>-0.8382384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RJM0</text:p>
          </table:table-cell>
          <table:table-cell office:value-type="float" office:value="-0.423710631178223">
            <text:p>-0.42371063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G9ZW</text:p>
          </table:table-cell>
          <table:table-cell office:value-type="float" office:value="-1.59218781396442">
            <text:p>-1.5921878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MXFT</text:p>
          </table:table-cell>
          <table:table-cell office:value-type="float" office:value="-0.602829311272798">
            <text:p>-0.60282931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6L0S</text:p>
          </table:table-cell>
          <table:table-cell office:value-type="float" office:value="0.627061800345505">
            <text:p>0.62706180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1M9I</text:p>
          </table:table-cell>
          <table:table-cell office:value-type="float" office:value="-1.51998747577772">
            <text:p>-1.51998747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JDNJ</text:p>
          </table:table-cell>
          <table:table-cell office:value-type="float" office:value="0.303013356906512">
            <text:p>0.30301335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OQET</text:p>
          </table:table-cell>
          <table:table-cell office:value-type="float" office:value="0.727892055830577">
            <text:p>0.72789205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GCT6</text:p>
          </table:table-cell>
          <table:table-cell office:value-type="float" office:value="-1.6518377539447">
            <text:p>-1.65183775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KQ92</text:p>
          </table:table-cell>
          <table:table-cell office:value-type="float" office:value="0.445323794851874">
            <text:p>0.44532379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4ASL</text:p>
          </table:table-cell>
          <table:table-cell office:value-type="float" office:value="-1.43947544652079">
            <text:p>-1.43947544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514K</text:p>
          </table:table-cell>
          <table:table-cell office:value-type="float" office:value="-1.10151007418344">
            <text:p>-1.10151007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VI9T</text:p>
          </table:table-cell>
          <table:table-cell office:value-type="float" office:value="-1.84976667423923">
            <text:p>-1.84976667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ZXHO</text:p>
          </table:table-cell>
          <table:table-cell office:value-type="float" office:value="0.985924300898152">
            <text:p>0.98592430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VEBK</text:p>
          </table:table-cell>
          <table:table-cell office:value-type="float" office:value="0.0949243217993845">
            <text:p>0.09492432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C2F4</text:p>
          </table:table-cell>
          <table:table-cell office:value-type="float" office:value="-1.25518236665204">
            <text:p>-1.25518236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GNMF</text:p>
          </table:table-cell>
          <table:table-cell office:value-type="float" office:value="-1.11108808108533">
            <text:p>-1.11108808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JO18</text:p>
          </table:table-cell>
          <table:table-cell office:value-type="float" office:value="-1.64405860291095">
            <text:p>-1.64405860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DM5A</text:p>
          </table:table-cell>
          <table:table-cell office:value-type="float" office:value="-0.0783191935510687">
            <text:p>-0.07831919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WY80</text:p>
          </table:table-cell>
          <table:table-cell office:value-type="float" office:value="0.55488893157093">
            <text:p>0.55488893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9AZ8</text:p>
          </table:table-cell>
          <table:table-cell office:value-type="float" office:value="-0.350599548170262">
            <text:p>-0.35059954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2FU6</text:p>
          </table:table-cell>
          <table:table-cell office:value-type="float" office:value="1.54236669392947">
            <text:p>1.54236669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EG53</text:p>
          </table:table-cell>
          <table:table-cell office:value-type="float" office:value="-0.303416004998339">
            <text:p>-0.3034160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E7WQ</text:p>
          </table:table-cell>
          <table:table-cell office:value-type="float" office:value="-2.12954455571086">
            <text:p>-2.12954455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KXUS</text:p>
          </table:table-cell>
          <table:table-cell office:value-type="float" office:value="0.341645412643134">
            <text:p>0.34164541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BJ3O</text:p>
          </table:table-cell>
          <table:table-cell office:value-type="float" office:value="0.0598611896775508">
            <text:p>0.05986118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VMP5</text:p>
          </table:table-cell>
          <table:table-cell office:value-type="float" office:value="0.440963697390633">
            <text:p>0.44096369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HZE6</text:p>
          </table:table-cell>
          <table:table-cell office:value-type="float" office:value="-2.23789052683267">
            <text:p>-2.23789052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VL5Q</text:p>
          </table:table-cell>
          <table:table-cell office:value-type="float" office:value="0.266152890958713">
            <text:p>0.2661528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GBKA</text:p>
          </table:table-cell>
          <table:table-cell office:value-type="float" office:value="-0.455024688964425">
            <text:p>-0.4550246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YUOG</text:p>
          </table:table-cell>
          <table:table-cell office:value-type="float" office:value="1.06707403170325">
            <text:p>1.06707403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F9N6</text:p>
          </table:table-cell>
          <table:table-cell office:value-type="float" office:value="0.242772372448712">
            <text:p>0.24277237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39W0</text:p>
          </table:table-cell>
          <table:table-cell office:value-type="float" office:value="1.08071467821706">
            <text:p>1.08071467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85Z3</text:p>
          </table:table-cell>
          <table:table-cell office:value-type="float" office:value="-0.52242131471617">
            <text:p>-0.52242131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LKFE</text:p>
          </table:table-cell>
          <table:table-cell office:value-type="float" office:value="-0.366479420762087">
            <text:p>-0.36647942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BE10</text:p>
          </table:table-cell>
          <table:table-cell office:value-type="float" office:value="-0.0580851139707307">
            <text:p>-0.0580851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W4J7</text:p>
          </table:table-cell>
          <table:table-cell office:value-type="float" office:value="-1.34218118062878">
            <text:p>-1.34218118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9OW8</text:p>
          </table:table-cell>
          <table:table-cell office:value-type="float" office:value="-0.611518683531676">
            <text:p>-0.61151868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7LFI</text:p>
          </table:table-cell>
          <table:table-cell office:value-type="float" office:value="0.168350409635986">
            <text:p>0.16835040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ZUSM</text:p>
          </table:table-cell>
          <table:table-cell office:value-type="float" office:value="-0.978006631129543">
            <text:p>-0.97800663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G7W9</text:p>
          </table:table-cell>
          <table:table-cell office:value-type="float" office:value="1.2296999489434">
            <text:p>1.22969994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O80Q</text:p>
          </table:table-cell>
          <table:table-cell office:value-type="float" office:value="-0.288758041127126">
            <text:p>-0.28875804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2937</text:p>
          </table:table-cell>
          <table:table-cell office:value-type="float" office:value="1.46971338758876">
            <text:p>1.46971338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VU52</text:p>
          </table:table-cell>
          <table:table-cell office:value-type="float" office:value="0.143198810746107">
            <text:p>0.14319881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MCT</text:p>
          </table:table-cell>
          <table:table-cell office:value-type="float" office:value="-0.708597011650598">
            <text:p>-0.70859701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2OM2</text:p>
          </table:table-cell>
          <table:table-cell office:value-type="float" office:value="0.637924272918136">
            <text:p>0.63792427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KAH1</text:p>
          </table:table-cell>
          <table:table-cell office:value-type="float" office:value="2.29390593834079">
            <text:p>2.29390593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JI8A</text:p>
          </table:table-cell>
          <table:table-cell office:value-type="float" office:value="0.828354770308111">
            <text:p>0.82835477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2D42</text:p>
          </table:table-cell>
          <table:table-cell office:value-type="float" office:value="-1.12210767220085">
            <text:p>-1.12210767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DV86</text:p>
          </table:table-cell>
          <table:table-cell office:value-type="float" office:value="0.656322409413454">
            <text:p>0.65632240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3EBH</text:p>
          </table:table-cell>
          <table:table-cell office:value-type="float" office:value="-0.737585394057254">
            <text:p>-0.73758539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GGI6</text:p>
          </table:table-cell>
          <table:table-cell office:value-type="float" office:value="0.78598498274911">
            <text:p>0.78598498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ENA3</text:p>
          </table:table-cell>
          <table:table-cell office:value-type="float" office:value="-1.21621077771692">
            <text:p>-1.21621077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JARZ</text:p>
          </table:table-cell>
          <table:table-cell office:value-type="float" office:value="-0.650097242789679">
            <text:p>-0.65009724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WRPW</text:p>
          </table:table-cell>
          <table:table-cell office:value-type="float" office:value="-1.21216752608626">
            <text:p>-1.21216752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I1S2</text:p>
          </table:table-cell>
          <table:table-cell office:value-type="float" office:value="-0.688062628914076">
            <text:p>-0.68806262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UOZS</text:p>
          </table:table-cell>
          <table:table-cell office:value-type="float" office:value="-0.0465009590906192">
            <text:p>-0.0465009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IFW5</text:p>
          </table:table-cell>
          <table:table-cell office:value-type="float" office:value="-0.43282232630432">
            <text:p>-0.43282232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W1MQ</text:p>
          </table:table-cell>
          <table:table-cell office:value-type="float" office:value="-0.746558962415261">
            <text:p>-0.74655896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986K</text:p>
          </table:table-cell>
          <table:table-cell office:value-type="float" office:value="-0.148979836445949">
            <text:p>-0.14897983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KF42</text:p>
          </table:table-cell>
          <table:table-cell office:value-type="float" office:value="-0.429660709429872">
            <text:p>-0.42966070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K5YY</text:p>
          </table:table-cell>
          <table:table-cell office:value-type="float" office:value="0.113983004446627">
            <text:p>0.11398300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P3KS</text:p>
          </table:table-cell>
          <table:table-cell office:value-type="float" office:value="-0.371171137074195">
            <text:p>-0.37117113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T1JY</text:p>
          </table:table-cell>
          <table:table-cell office:value-type="float" office:value="0.342990588128536">
            <text:p>0.34299058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YH10</text:p>
          </table:table-cell>
          <table:table-cell office:value-type="float" office:value="-0.0591898607558697">
            <text:p>-0.05918986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R4SE</text:p>
          </table:table-cell>
          <table:table-cell office:value-type="float" office:value="0.0466666730538528">
            <text:p>0.04666667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6DTY</text:p>
          </table:table-cell>
          <table:table-cell office:value-type="float" office:value="0.400948276038594">
            <text:p>0.4009482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M5VO</text:p>
          </table:table-cell>
          <table:table-cell office:value-type="float" office:value="1.0488898272994">
            <text:p>1.0488898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H1H</text:p>
          </table:table-cell>
          <table:table-cell office:value-type="float" office:value="-0.0970058571469952">
            <text:p>-0.09700585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XC51</text:p>
          </table:table-cell>
          <table:table-cell office:value-type="float" office:value="-0.612906333152696">
            <text:p>-0.61290633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PU05</text:p>
          </table:table-cell>
          <table:table-cell office:value-type="float" office:value="-0.618781435901224">
            <text:p>-0.61878143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CEFK</text:p>
          </table:table-cell>
          <table:table-cell office:value-type="float" office:value="-1.4831789622354">
            <text:p>-1.4831789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WHJR</text:p>
          </table:table-cell>
          <table:table-cell office:value-type="float" office:value="-0.480057162181911">
            <text:p>-0.4800571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L094</text:p>
          </table:table-cell>
          <table:table-cell office:value-type="float" office:value="1.43097668709029">
            <text:p>1.43097668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3W6C</text:p>
          </table:table-cell>
          <table:table-cell office:value-type="float" office:value="-0.264172693696607">
            <text:p>-0.26417269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1Z7G</text:p>
          </table:table-cell>
          <table:table-cell office:value-type="float" office:value="-0.164954618582118">
            <text:p>-0.16495461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Z1Y</text:p>
          </table:table-cell>
          <table:table-cell office:value-type="float" office:value="-0.341775388819975">
            <text:p>-0.34177538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BNQG</text:p>
          </table:table-cell>
          <table:table-cell office:value-type="float" office:value="0.728526609029101">
            <text:p>0.7285266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V3XU</text:p>
          </table:table-cell>
          <table:table-cell office:value-type="float" office:value="0.888262666982185">
            <text:p>0.8882626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89UN</text:p>
          </table:table-cell>
          <table:table-cell office:value-type="float" office:value="1.55722721336898">
            <text:p>1.55722721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IJGH</text:p>
          </table:table-cell>
          <table:table-cell office:value-type="float" office:value="0.5983598756141">
            <text:p>0.59835987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OVYV</text:p>
          </table:table-cell>
          <table:table-cell office:value-type="float" office:value="-0.771088823100076">
            <text:p>-0.77108882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03PI</text:p>
          </table:table-cell>
          <table:table-cell office:value-type="float" office:value="0.114223827590158">
            <text:p>0.11422382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LX2L</text:p>
          </table:table-cell>
          <table:table-cell office:value-type="float" office:value="-0.083271238937493">
            <text:p>-0.08327123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2005</text:p>
          </table:table-cell>
          <table:table-cell office:value-type="float" office:value="-1.35433894120471">
            <text:p>-1.35433894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PO1J</text:p>
          </table:table-cell>
          <table:table-cell office:value-type="float" office:value="0.45334592796269">
            <text:p>0.4533459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8RPC</text:p>
          </table:table-cell>
          <table:table-cell office:value-type="float" office:value="0.794172022287368">
            <text:p>0.79417202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S2NG</text:p>
          </table:table-cell>
          <table:table-cell office:value-type="float" office:value="0.627928854745396">
            <text:p>0.62792885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2V5A</text:p>
          </table:table-cell>
          <table:table-cell office:value-type="float" office:value="0.235941843959584">
            <text:p>0.2359418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KQBF</text:p>
          </table:table-cell>
          <table:table-cell office:value-type="float" office:value="1.20440339672417">
            <text:p>1.20440339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F4DT</text:p>
          </table:table-cell>
          <table:table-cell office:value-type="float" office:value="3.32857930260936">
            <text:p>3.32857930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9E19</text:p>
          </table:table-cell>
          <table:table-cell office:value-type="float" office:value="-0.782242431490143">
            <text:p>-0.78224243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OXSG</text:p>
          </table:table-cell>
          <table:table-cell office:value-type="float" office:value="-0.27227049124452">
            <text:p>-0.27227049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O23M</text:p>
          </table:table-cell>
          <table:table-cell office:value-type="float" office:value="1.28625311309756">
            <text:p>1.2862531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IFCT</text:p>
          </table:table-cell>
          <table:table-cell office:value-type="float" office:value="0.646656661115112">
            <text:p>0.64665666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FFC6</text:p>
          </table:table-cell>
          <table:table-cell office:value-type="float" office:value="0.588951843419159">
            <text:p>0.58895184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FQ07</text:p>
          </table:table-cell>
          <table:table-cell office:value-type="float" office:value="-0.658595153301752">
            <text:p>-0.65859515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EZZO</text:p>
          </table:table-cell>
          <table:table-cell office:value-type="float" office:value="-2.60233651025374">
            <text:p>-2.60233651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WQJA</text:p>
          </table:table-cell>
          <table:table-cell office:value-type="float" office:value="1.51625325936912">
            <text:p>1.51625325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O4FJ</text:p>
          </table:table-cell>
          <table:table-cell office:value-type="float" office:value="-0.52108211005112">
            <text:p>-0.5210821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W8G5</text:p>
          </table:table-cell>
          <table:table-cell office:value-type="float" office:value="-0.18302119433598">
            <text:p>-0.18302119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B9A6</text:p>
          </table:table-cell>
          <table:table-cell office:value-type="float" office:value="1.14821912308144">
            <text:p>1.14821912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FAO2</text:p>
          </table:table-cell>
          <table:table-cell office:value-type="float" office:value="1.79343663028117">
            <text:p>1.79343663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ON0K</text:p>
          </table:table-cell>
          <table:table-cell office:value-type="float" office:value="1.6514980484324">
            <text:p>1.65149804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U8BY</text:p>
          </table:table-cell>
          <table:table-cell office:value-type="float" office:value="-0.243881971898867">
            <text:p>-0.24388197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SQWP</text:p>
          </table:table-cell>
          <table:table-cell office:value-type="float" office:value="2.07972813637449">
            <text:p>2.07972813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8O7L</text:p>
          </table:table-cell>
          <table:table-cell office:value-type="float" office:value="2.41904876391974">
            <text:p>2.41904876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OL3J</text:p>
          </table:table-cell>
          <table:table-cell office:value-type="float" office:value="-1.90597432300818">
            <text:p>-1.9059743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9Q34</text:p>
          </table:table-cell>
          <table:table-cell office:value-type="float" office:value="0.666662767687294">
            <text:p>0.66666276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09YN</text:p>
          </table:table-cell>
          <table:table-cell office:value-type="float" office:value="1.71984703126107">
            <text:p>1.71984703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UP11</text:p>
          </table:table-cell>
          <table:table-cell office:value-type="float" office:value="0.658307869586768">
            <text:p>0.65830786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1RH9</text:p>
          </table:table-cell>
          <table:table-cell office:value-type="float" office:value="1.61945403751326">
            <text:p>1.61945403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KBTB</text:p>
          </table:table-cell>
          <table:table-cell office:value-type="float" office:value="-0.106277464363842">
            <text:p>-0.10627746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6MM8</text:p>
          </table:table-cell>
          <table:table-cell office:value-type="float" office:value="-0.923517858605823">
            <text:p>-0.92351785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AH3U</text:p>
          </table:table-cell>
          <table:table-cell office:value-type="float" office:value="0.806596988912422">
            <text:p>0.80659698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FVZM</text:p>
          </table:table-cell>
          <table:table-cell office:value-type="float" office:value="-0.46614225493975">
            <text:p>-0.46614225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B08U</text:p>
          </table:table-cell>
          <table:table-cell office:value-type="float" office:value="-1.01243641376894">
            <text:p>-1.01243641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M3OH</text:p>
          </table:table-cell>
          <table:table-cell office:value-type="float" office:value="-0.0675003924042926">
            <text:p>-0.06750039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160I</text:p>
          </table:table-cell>
          <table:table-cell office:value-type="float" office:value="-1.48477647350751">
            <text:p>-1.48477647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LKXL</text:p>
          </table:table-cell>
          <table:table-cell office:value-type="float" office:value="-0.191457736311582">
            <text:p>-0.19145773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XQSY</text:p>
          </table:table-cell>
          <table:table-cell office:value-type="float" office:value="-1.85718902530261">
            <text:p>-1.85718902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58V0</text:p>
          </table:table-cell>
          <table:table-cell office:value-type="float" office:value="-0.297375986125642">
            <text:p>-0.29737598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X1JK</text:p>
          </table:table-cell>
          <table:table-cell office:value-type="float" office:value="0.862494768093887">
            <text:p>0.86249476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33MG</text:p>
          </table:table-cell>
          <table:table-cell office:value-type="float" office:value="-0.368281970285655">
            <text:p>-0.36828197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6T4D</text:p>
          </table:table-cell>
          <table:table-cell office:value-type="float" office:value="-0.390652790291431">
            <text:p>-0.39065279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W1S0</text:p>
          </table:table-cell>
          <table:table-cell office:value-type="float" office:value="-0.252817076239806">
            <text:p>-0.25281707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LZDT</text:p>
          </table:table-cell>
          <table:table-cell office:value-type="float" office:value="1.5702971654922">
            <text:p>1.57029716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HV38</text:p>
          </table:table-cell>
          <table:table-cell office:value-type="float" office:value="0.547982542664546">
            <text:p>0.54798254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3CMC</text:p>
          </table:table-cell>
          <table:table-cell office:value-type="float" office:value="0.94931657507113">
            <text:p>0.94931657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6NE7</text:p>
          </table:table-cell>
          <table:table-cell office:value-type="float" office:value="-1.60048644389931">
            <text:p>-1.60048644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ZYV6</text:p>
          </table:table-cell>
          <table:table-cell office:value-type="float" office:value="-0.600807098349382">
            <text:p>-0.60080709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QO8L</text:p>
          </table:table-cell>
          <table:table-cell office:value-type="float" office:value="-0.507572579704397">
            <text:p>-0.50757257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EY91</text:p>
          </table:table-cell>
          <table:table-cell office:value-type="float" office:value="0.947261517080336">
            <text:p>0.94726151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0TZT</text:p>
          </table:table-cell>
          <table:table-cell office:value-type="float" office:value="1.41988754175832">
            <text:p>1.41988754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HEJG</text:p>
          </table:table-cell>
          <table:table-cell office:value-type="float" office:value="0.123293374931146">
            <text:p>0.12329337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GOBS</text:p>
          </table:table-cell>
          <table:table-cell office:value-type="float" office:value="-1.31735933365501">
            <text:p>-1.31735933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I6PL</text:p>
          </table:table-cell>
          <table:table-cell office:value-type="float" office:value="1.68538668550522">
            <text:p>1.68538668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WPJO</text:p>
          </table:table-cell>
          <table:table-cell office:value-type="float" office:value="0.0361143280618324">
            <text:p>0.03611432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FASY</text:p>
          </table:table-cell>
          <table:table-cell office:value-type="float" office:value="0.136008166885679">
            <text:p>0.13600816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XQS2</text:p>
          </table:table-cell>
          <table:table-cell office:value-type="float" office:value="1.33523001654861">
            <text:p>1.33523001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OBRK</text:p>
          </table:table-cell>
          <table:table-cell office:value-type="float" office:value="-0.799701005207474">
            <text:p>-0.79970100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RDUB</text:p>
          </table:table-cell>
          <table:table-cell office:value-type="float" office:value="-1.08651048630038">
            <text:p>-1.08651048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Q574</text:p>
          </table:table-cell>
          <table:table-cell office:value-type="float" office:value="-0.729082264405802">
            <text:p>-0.72908226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5GDV</text:p>
          </table:table-cell>
          <table:table-cell office:value-type="float" office:value="-0.0150089146059365">
            <text:p>-0.01500891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3I2S</text:p>
          </table:table-cell>
          <table:table-cell office:value-type="float" office:value="1.8199117020768">
            <text:p>1.81991170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U965</text:p>
          </table:table-cell>
          <table:table-cell office:value-type="float" office:value="1.22458319287666">
            <text:p>1.22458319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GNOM</text:p>
          </table:table-cell>
          <table:table-cell office:value-type="float" office:value="-0.690336154774849">
            <text:p>-0.69033615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DIFX</text:p>
          </table:table-cell>
          <table:table-cell office:value-type="float" office:value="0.217308749475778">
            <text:p>0.21730874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VINB</text:p>
          </table:table-cell>
          <table:table-cell office:value-type="float" office:value="-0.603020239943185">
            <text:p>-0.60302023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MRWR</text:p>
          </table:table-cell>
          <table:table-cell office:value-type="float" office:value="-0.0555675824005712">
            <text:p>-0.05556758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1S2B</text:p>
          </table:table-cell>
          <table:table-cell office:value-type="float" office:value="1.53087631708888">
            <text:p>1.53087631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PBA8</text:p>
          </table:table-cell>
          <table:table-cell office:value-type="float" office:value="-0.312986253512297">
            <text:p>-0.31298625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GMA1</text:p>
          </table:table-cell>
          <table:table-cell office:value-type="float" office:value="0.257925207946065">
            <text:p>0.25792520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TH8K</text:p>
          </table:table-cell>
          <table:table-cell office:value-type="float" office:value="1.64467826412693">
            <text:p>1.64467826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QVAO</text:p>
          </table:table-cell>
          <table:table-cell office:value-type="float" office:value="0.0752289914103042">
            <text:p>0.07522899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C57J</text:p>
          </table:table-cell>
          <table:table-cell office:value-type="float" office:value="0.07467174587359">
            <text:p>0.07467174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GGAM</text:p>
          </table:table-cell>
          <table:table-cell office:value-type="float" office:value="-0.596129337202866">
            <text:p>-0.59612933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MVTM</text:p>
          </table:table-cell>
          <table:table-cell office:value-type="float" office:value="-0.240589983840353">
            <text:p>-0.24058998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TLCK</text:p>
          </table:table-cell>
          <table:table-cell office:value-type="float" office:value="0.915521305365546">
            <text:p>0.91552130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VEZK</text:p>
          </table:table-cell>
          <table:table-cell office:value-type="float" office:value="1.39107474266266">
            <text:p>1.39107474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VY8O</text:p>
          </table:table-cell>
          <table:table-cell office:value-type="float" office:value="1.29942936967005">
            <text:p>1.29942936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L98L</text:p>
          </table:table-cell>
          <table:table-cell office:value-type="float" office:value="-1.3900648240887">
            <text:p>-1.39006482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I0Y2</text:p>
          </table:table-cell>
          <table:table-cell office:value-type="float" office:value="-1.39001505796893">
            <text:p>-1.3900150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OCO1</text:p>
          </table:table-cell>
          <table:table-cell office:value-type="float" office:value="-0.654533259736557">
            <text:p>-0.65453325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5D6H</text:p>
          </table:table-cell>
          <table:table-cell office:value-type="float" office:value="-0.648804731355426">
            <text:p>-0.64880473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BUQZ</text:p>
          </table:table-cell>
          <table:table-cell office:value-type="float" office:value="0.0272134558660747">
            <text:p>0.02721345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DNK</text:p>
          </table:table-cell>
          <table:table-cell office:value-type="float" office:value="0.44700084687733">
            <text:p>0.44700084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6RS6</text:p>
          </table:table-cell>
          <table:table-cell office:value-type="float" office:value="0.373137105370034">
            <text:p>0.37313710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0B58</text:p>
          </table:table-cell>
          <table:table-cell office:value-type="float" office:value="-0.763031260998669">
            <text:p>-0.7630312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D8HU</text:p>
          </table:table-cell>
          <table:table-cell office:value-type="float" office:value="2.76216406998288">
            <text:p>2.762164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VR48</text:p>
          </table:table-cell>
          <table:table-cell office:value-type="float" office:value="1.91793666306161">
            <text:p>1.91793666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PS9L</text:p>
          </table:table-cell>
          <table:table-cell office:value-type="float" office:value="-0.853136662431315">
            <text:p>-0.85313666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UAEK</text:p>
          </table:table-cell>
          <table:table-cell office:value-type="float" office:value="0.366243350556443">
            <text:p>0.36624335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QWGR</text:p>
          </table:table-cell>
          <table:table-cell office:value-type="float" office:value="-0.427783046041134">
            <text:p>-0.4277830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SEWH</text:p>
          </table:table-cell>
          <table:table-cell office:value-type="float" office:value="0.988895315113082">
            <text:p>0.98889531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Z2SO</text:p>
          </table:table-cell>
          <table:table-cell office:value-type="float" office:value="-0.578395908314525">
            <text:p>-0.57839590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7KMC</text:p>
          </table:table-cell>
          <table:table-cell office:value-type="float" office:value="-0.331602335375742">
            <text:p>-0.33160233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1XXT</text:p>
          </table:table-cell>
          <table:table-cell office:value-type="float" office:value="-0.372046530309384">
            <text:p>-0.37204653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RHTI</text:p>
          </table:table-cell>
          <table:table-cell office:value-type="float" office:value="0.87906766782339">
            <text:p>0.8790676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DAWR</text:p>
          </table:table-cell>
          <table:table-cell office:value-type="float" office:value="0.186189364397389">
            <text:p>0.18618936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CH1L</text:p>
          </table:table-cell>
          <table:table-cell office:value-type="float" office:value="-0.0696502709842782">
            <text:p>-0.0696502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ZRE1</text:p>
          </table:table-cell>
          <table:table-cell office:value-type="float" office:value="-0.441699387282045">
            <text:p>-0.44169938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WHH4</text:p>
          </table:table-cell>
          <table:table-cell office:value-type="float" office:value="-0.393115495784688">
            <text:p>-0.39311549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2AM3</text:p>
          </table:table-cell>
          <table:table-cell office:value-type="float" office:value="0.289489280462983">
            <text:p>0.28948928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IVF1</text:p>
          </table:table-cell>
          <table:table-cell office:value-type="float" office:value="-0.917253123394741">
            <text:p>-0.91725312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C1AZ</text:p>
          </table:table-cell>
          <table:table-cell office:value-type="float" office:value="1.92123805159447">
            <text:p>1.92123805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DWMN</text:p>
          </table:table-cell>
          <table:table-cell office:value-type="float" office:value="1.10083469902717">
            <text:p>1.1008346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JVS</text:p>
          </table:table-cell>
          <table:table-cell office:value-type="float" office:value="-0.682447048125411">
            <text:p>-0.68244704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TKY0</text:p>
          </table:table-cell>
          <table:table-cell office:value-type="float" office:value="-0.824884689996339">
            <text:p>-0.824884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UHHD</text:p>
          </table:table-cell>
          <table:table-cell office:value-type="float" office:value="0.627904611039974">
            <text:p>0.6279046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FPNF</text:p>
          </table:table-cell>
          <table:table-cell office:value-type="float" office:value="-0.796244640907641">
            <text:p>-0.79624464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JEH1</text:p>
          </table:table-cell>
          <table:table-cell office:value-type="float" office:value="-3.18320410630607">
            <text:p>-3.18320410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0NAX</text:p>
          </table:table-cell>
          <table:table-cell office:value-type="float" office:value="-0.213098172746437">
            <text:p>-0.21309817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YZEE</text:p>
          </table:table-cell>
          <table:table-cell office:value-type="float" office:value="2.91877265423813">
            <text:p>2.91877265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QW6Q</text:p>
          </table:table-cell>
          <table:table-cell office:value-type="float" office:value="0.140765334193376">
            <text:p>0.14076533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V5G3</text:p>
          </table:table-cell>
          <table:table-cell office:value-type="float" office:value="-0.296979006232306">
            <text:p>-0.29697900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UI8M</text:p>
          </table:table-cell>
          <table:table-cell office:value-type="float" office:value="-0.0502506433906926">
            <text:p>-0.05025064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KC9Q</text:p>
          </table:table-cell>
          <table:table-cell office:value-type="float" office:value="-1.13431844247658">
            <text:p>-1.13431844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NENQ</text:p>
          </table:table-cell>
          <table:table-cell office:value-type="float" office:value="-0.784168589954673">
            <text:p>-0.784168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TSV5</text:p>
          </table:table-cell>
          <table:table-cell office:value-type="float" office:value="1.96153126333602">
            <text:p>1.96153126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75XI</text:p>
          </table:table-cell>
          <table:table-cell office:value-type="float" office:value="-1.33264773877692">
            <text:p>-1.33264773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17KK</text:p>
          </table:table-cell>
          <table:table-cell office:value-type="float" office:value="-0.533867821068272">
            <text:p>-0.53386782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8RF1</text:p>
          </table:table-cell>
          <table:table-cell office:value-type="float" office:value="-1.13098511107338">
            <text:p>-1.13098511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SJP2</text:p>
          </table:table-cell>
          <table:table-cell office:value-type="float" office:value="0.413985976725183">
            <text:p>0.41398597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9TXQ</text:p>
          </table:table-cell>
          <table:table-cell office:value-type="float" office:value="1.30287213798365">
            <text:p>1.3028721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RZHE</text:p>
          </table:table-cell>
          <table:table-cell office:value-type="float" office:value="0.54708954219958">
            <text:p>0.54708954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Z2RD</text:p>
          </table:table-cell>
          <table:table-cell office:value-type="float" office:value="-0.77901842218538">
            <text:p>-0.77901842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SBHE</text:p>
          </table:table-cell>
          <table:table-cell office:value-type="float" office:value="-0.832614312993671">
            <text:p>-0.8326143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F6CB</text:p>
          </table:table-cell>
          <table:table-cell office:value-type="float" office:value="0.736729392550944">
            <text:p>0.73672939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VG57</text:p>
          </table:table-cell>
          <table:table-cell office:value-type="float" office:value="0.0252329439904006">
            <text:p>0.0252329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90VA</text:p>
          </table:table-cell>
          <table:table-cell office:value-type="float" office:value="0.393650487365338">
            <text:p>0.39365048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1F9I</text:p>
          </table:table-cell>
          <table:table-cell office:value-type="float" office:value="0.988582828578222">
            <text:p>0.98858282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1DMD</text:p>
          </table:table-cell>
          <table:table-cell office:value-type="float" office:value="-1.48235360310803">
            <text:p>-1.48235360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GQWE</text:p>
          </table:table-cell>
          <table:table-cell office:value-type="float" office:value="0.451635388579984">
            <text:p>0.45163538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93EY</text:p>
          </table:table-cell>
          <table:table-cell office:value-type="float" office:value="-0.835237683431572">
            <text:p>-0.83523768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GTU7</text:p>
          </table:table-cell>
          <table:table-cell office:value-type="float" office:value="-0.689054240540856">
            <text:p>-0.68905424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QH6D</text:p>
          </table:table-cell>
          <table:table-cell office:value-type="float" office:value="0.0995835972589097">
            <text:p>0.09958359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OA9Y</text:p>
          </table:table-cell>
          <table:table-cell office:value-type="float" office:value="0.835211836167103">
            <text:p>0.83521183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HT7X</text:p>
          </table:table-cell>
          <table:table-cell office:value-type="float" office:value="-0.463825172428809">
            <text:p>-0.46382517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D2YA</text:p>
          </table:table-cell>
          <table:table-cell office:value-type="float" office:value="0.120119830552046">
            <text:p>0.12011983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MFMM</text:p>
          </table:table-cell>
          <table:table-cell office:value-type="float" office:value="0.744642051612634">
            <text:p>0.74464205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1LQW</text:p>
          </table:table-cell>
          <table:table-cell office:value-type="float" office:value="1.36577202733625">
            <text:p>1.3657720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BS98</text:p>
          </table:table-cell>
          <table:table-cell office:value-type="float" office:value="1.12514912956451">
            <text:p>1.12514912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03X8</text:p>
          </table:table-cell>
          <table:table-cell office:value-type="float" office:value="0.218940055184845">
            <text:p>0.21894005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YN67</text:p>
          </table:table-cell>
          <table:table-cell office:value-type="float" office:value="0.180406530425902">
            <text:p>0.18040653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ITBY</text:p>
          </table:table-cell>
          <table:table-cell office:value-type="float" office:value="-0.458572098234514">
            <text:p>-0.45857209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IKY2</text:p>
          </table:table-cell>
          <table:table-cell office:value-type="float" office:value="-0.485518910822902">
            <text:p>-0.48551891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I1A6</text:p>
          </table:table-cell>
          <table:table-cell office:value-type="float" office:value="0.843039241938284">
            <text:p>0.84303924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HCP</text:p>
          </table:table-cell>
          <table:table-cell office:value-type="float" office:value="0.529516767585357">
            <text:p>0.52951676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MA1E</text:p>
          </table:table-cell>
          <table:table-cell office:value-type="float" office:value="0.0739774744651106">
            <text:p>0.07397747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0Z8A</text:p>
          </table:table-cell>
          <table:table-cell office:value-type="float" office:value="-2.37851100224259">
            <text:p>-2.37851100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KVF1</text:p>
          </table:table-cell>
          <table:table-cell office:value-type="float" office:value="0.0586936607459429">
            <text:p>0.05869366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QHF0</text:p>
          </table:table-cell>
          <table:table-cell office:value-type="float" office:value="-0.366634078977639">
            <text:p>-0.3666340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WWC2</text:p>
          </table:table-cell>
          <table:table-cell office:value-type="float" office:value="-0.53722202458359">
            <text:p>-0.53722202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B485</text:p>
          </table:table-cell>
          <table:table-cell office:value-type="float" office:value="0.0279797404235492">
            <text:p>0.02797974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EWZ1</text:p>
          </table:table-cell>
          <table:table-cell office:value-type="float" office:value="1.55705486916709">
            <text:p>1.55705486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4BSZ</text:p>
          </table:table-cell>
          <table:table-cell office:value-type="float" office:value="1.46890456650464">
            <text:p>1.46890456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OCE6</text:p>
          </table:table-cell>
          <table:table-cell office:value-type="float" office:value="0.603270078475701">
            <text:p>0.60327007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CHOS</text:p>
          </table:table-cell>
          <table:table-cell office:value-type="float" office:value="1.03257067630523">
            <text:p>1.03257067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DBJ0</text:p>
          </table:table-cell>
          <table:table-cell office:value-type="float" office:value="1.17552952244096">
            <text:p>1.17552952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T9QC</text:p>
          </table:table-cell>
          <table:table-cell office:value-type="float" office:value="-1.28647062427789">
            <text:p>-1.28647062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3IUV</text:p>
          </table:table-cell>
          <table:table-cell office:value-type="float" office:value="1.15778089245261">
            <text:p>1.15778089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DFPG</text:p>
          </table:table-cell>
          <table:table-cell office:value-type="float" office:value="0.835996564595171">
            <text:p>0.83599656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WJ8X</text:p>
          </table:table-cell>
          <table:table-cell office:value-type="float" office:value="0.549376540585901">
            <text:p>0.54937654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LH64</text:p>
          </table:table-cell>
          <table:table-cell office:value-type="float" office:value="0.376089379442589">
            <text:p>0.37608937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TVUW</text:p>
          </table:table-cell>
          <table:table-cell office:value-type="float" office:value="0.604600604973356">
            <text:p>0.6046006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R4HG</text:p>
          </table:table-cell>
          <table:table-cell office:value-type="float" office:value="0.678500447641775">
            <text:p>0.67850044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FTCI</text:p>
          </table:table-cell>
          <table:table-cell office:value-type="float" office:value="0.178305226378189">
            <text:p>0.17830522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YYO9</text:p>
          </table:table-cell>
          <table:table-cell office:value-type="float" office:value="-0.0346032475190108">
            <text:p>-0.03460324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FVSR</text:p>
          </table:table-cell>
          <table:table-cell office:value-type="float" office:value="0.409144412166901">
            <text:p>0.40914441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Y9OS</text:p>
          </table:table-cell>
          <table:table-cell office:value-type="float" office:value="-0.800945397160753">
            <text:p>-0.80094539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0K5K</text:p>
          </table:table-cell>
          <table:table-cell office:value-type="float" office:value="-1.59349072444868">
            <text:p>-1.59349072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FVQO</text:p>
          </table:table-cell>
          <table:table-cell office:value-type="float" office:value="0.157985736049384">
            <text:p>0.1579857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F0K9</text:p>
          </table:table-cell>
          <table:table-cell office:value-type="float" office:value="0.0329187682084267">
            <text:p>0.0329187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YR5D</text:p>
          </table:table-cell>
          <table:table-cell office:value-type="float" office:value="0.30382532286962">
            <text:p>0.30382532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XDIU</text:p>
          </table:table-cell>
          <table:table-cell office:value-type="float" office:value="0.99253015117449">
            <text:p>0.99253015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AGLY</text:p>
          </table:table-cell>
          <table:table-cell office:value-type="float" office:value="0.500892999541701">
            <text:p>0.50089299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6SVK</text:p>
          </table:table-cell>
          <table:table-cell office:value-type="float" office:value="-1.14787250748208">
            <text:p>-1.14787250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CQI0</text:p>
          </table:table-cell>
          <table:table-cell office:value-type="float" office:value="1.34838169130948">
            <text:p>1.34838169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T693</text:p>
          </table:table-cell>
          <table:table-cell office:value-type="float" office:value="0.195162293130311">
            <text:p>0.19516229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PBTI</text:p>
          </table:table-cell>
          <table:table-cell office:value-type="float" office:value="-0.0237319399358343">
            <text:p>-0.02373193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FJAN</text:p>
          </table:table-cell>
          <table:table-cell office:value-type="float" office:value="-0.0532897427575209">
            <text:p>-0.05328974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JH0D</text:p>
          </table:table-cell>
          <table:table-cell office:value-type="float" office:value="-1.23206765094227">
            <text:p>-1.23206765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WZ7B</text:p>
          </table:table-cell>
          <table:table-cell office:value-type="float" office:value="0.127033874798953">
            <text:p>0.12703387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ZBMG</text:p>
          </table:table-cell>
          <table:table-cell office:value-type="float" office:value="1.16326566217589">
            <text:p>1.1632656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JJLR</text:p>
          </table:table-cell>
          <table:table-cell office:value-type="float" office:value="1.68135061337421">
            <text:p>1.68135061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XTVD</text:p>
          </table:table-cell>
          <table:table-cell office:value-type="float" office:value="-0.600443015000706">
            <text:p>-0.6004430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BRIC</text:p>
          </table:table-cell>
          <table:table-cell office:value-type="float" office:value="-0.837892020715756">
            <text:p>-0.83789202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WUGR</text:p>
          </table:table-cell>
          <table:table-cell office:value-type="float" office:value="-0.477293187046283">
            <text:p>-0.4772931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I4O8</text:p>
          </table:table-cell>
          <table:table-cell office:value-type="float" office:value="-0.729665398921728">
            <text:p>-0.72966539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1AMZ</text:p>
          </table:table-cell>
          <table:table-cell office:value-type="float" office:value="0.734791760719514">
            <text:p>0.73479176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A9UI</text:p>
          </table:table-cell>
          <table:table-cell office:value-type="float" office:value="-0.449196930438083">
            <text:p>-0.44919693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WMVH</text:p>
          </table:table-cell>
          <table:table-cell office:value-type="float" office:value="0.374036278215285">
            <text:p>0.37403627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66AE</text:p>
          </table:table-cell>
          <table:table-cell office:value-type="float" office:value="-0.636608942110657">
            <text:p>-0.63660894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JOY8</text:p>
          </table:table-cell>
          <table:table-cell office:value-type="float" office:value="-0.574725537103484">
            <text:p>-0.57472553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16JR</text:p>
          </table:table-cell>
          <table:table-cell office:value-type="float" office:value="0.182986679729604">
            <text:p>0.18298667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KYV1</text:p>
          </table:table-cell>
          <table:table-cell office:value-type="float" office:value="-0.622996944673089">
            <text:p>-0.62299694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0SLZ</text:p>
          </table:table-cell>
          <table:table-cell office:value-type="float" office:value="0.821479671477684">
            <text:p>0.82147967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5Y35</text:p>
          </table:table-cell>
          <table:table-cell office:value-type="float" office:value="0.68899789104013">
            <text:p>0.6889978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FR6R</text:p>
          </table:table-cell>
          <table:table-cell office:value-type="float" office:value="0.20102167951344">
            <text:p>0.20102167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CWL8</text:p>
          </table:table-cell>
          <table:table-cell office:value-type="float" office:value="0.337646872848654">
            <text:p>0.33764687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VVWV</text:p>
          </table:table-cell>
          <table:table-cell office:value-type="float" office:value="-1.42560095972466">
            <text:p>-1.42560095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OD49</text:p>
          </table:table-cell>
          <table:table-cell office:value-type="float" office:value="0.112462329137597">
            <text:p>0.11246232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ESWX</text:p>
          </table:table-cell>
          <table:table-cell office:value-type="float" office:value="0.261432192340459">
            <text:p>0.26143219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TMNU</text:p>
          </table:table-cell>
          <table:table-cell office:value-type="float" office:value="0.295580133261258">
            <text:p>0.29558013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8O2H</text:p>
          </table:table-cell>
          <table:table-cell office:value-type="float" office:value="-0.0592403501907316">
            <text:p>-0.05924035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OGR6</text:p>
          </table:table-cell>
          <table:table-cell office:value-type="float" office:value="1.59764246994344">
            <text:p>1.59764246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KMOY</text:p>
          </table:table-cell>
          <table:table-cell office:value-type="float" office:value="-0.716069993549418">
            <text:p>-0.71606999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R5ID</text:p>
          </table:table-cell>
          <table:table-cell office:value-type="float" office:value="-1.12324386772887">
            <text:p>-1.12324386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ZYKK</text:p>
          </table:table-cell>
          <table:table-cell office:value-type="float" office:value="-0.918258237643367">
            <text:p>-0.91825823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H237</text:p>
          </table:table-cell>
          <table:table-cell office:value-type="float" office:value="0.276192046416746">
            <text:p>0.27619204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L6Q5</text:p>
          </table:table-cell>
          <table:table-cell office:value-type="float" office:value="-0.0228918106597445">
            <text:p>-0.02289181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GJCC</text:p>
          </table:table-cell>
          <table:table-cell office:value-type="float" office:value="-0.510569570403332">
            <text:p>-0.51056957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1UN8</text:p>
          </table:table-cell>
          <table:table-cell office:value-type="float" office:value="-0.146724330678371">
            <text:p>-0.14672433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C6VD</text:p>
          </table:table-cell>
          <table:table-cell office:value-type="float" office:value="-2.6036931683295">
            <text:p>-2.60369316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998M</text:p>
          </table:table-cell>
          <table:table-cell office:value-type="float" office:value="-0.701878118747059">
            <text:p>-0.70187811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1DBO</text:p>
          </table:table-cell>
          <table:table-cell office:value-type="float" office:value="-1.45555403525948">
            <text:p>-1.45555403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HZ6O</text:p>
          </table:table-cell>
          <table:table-cell office:value-type="float" office:value="0.706319466297669">
            <text:p>0.70631946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G0CK</text:p>
          </table:table-cell>
          <table:table-cell office:value-type="float" office:value="-0.529679524562531">
            <text:p>-0.52967952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5PKX</text:p>
          </table:table-cell>
          <table:table-cell office:value-type="float" office:value="0.197578388530185">
            <text:p>0.19757838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CSWQ</text:p>
          </table:table-cell>
          <table:table-cell office:value-type="float" office:value="-1.53540451313937">
            <text:p>-1.5354045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G6DE</text:p>
          </table:table-cell>
          <table:table-cell office:value-type="float" office:value="0.101268336320251">
            <text:p>0.10126833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776M</text:p>
          </table:table-cell>
          <table:table-cell office:value-type="float" office:value="0.546500075749513">
            <text:p>0.54650007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RCJH</text:p>
          </table:table-cell>
          <table:table-cell office:value-type="float" office:value="0.624879992900585">
            <text:p>0.62487999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1P7B</text:p>
          </table:table-cell>
          <table:table-cell office:value-type="float" office:value="0.668133502524164">
            <text:p>0.66813350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HDVW</text:p>
          </table:table-cell>
          <table:table-cell office:value-type="float" office:value="-0.0230579865997934">
            <text:p>-0.02305798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YSHJ</text:p>
          </table:table-cell>
          <table:table-cell office:value-type="float" office:value="-0.0254277142505389">
            <text:p>-0.0254277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258B</text:p>
          </table:table-cell>
          <table:table-cell office:value-type="float" office:value="-0.763330531047485">
            <text:p>-0.7633305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LS0B</text:p>
          </table:table-cell>
          <table:table-cell office:value-type="float" office:value="-2.30293778087901">
            <text:p>-2.30293778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04BJ</text:p>
          </table:table-cell>
          <table:table-cell office:value-type="float" office:value="0.252850717471005">
            <text:p>0.25285071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2SUL</text:p>
          </table:table-cell>
          <table:table-cell office:value-type="float" office:value="-1.58670749334033">
            <text:p>-1.58670749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2M3R</text:p>
          </table:table-cell>
          <table:table-cell office:value-type="float" office:value="-0.335398187835469">
            <text:p>-0.33539818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JAB1</text:p>
          </table:table-cell>
          <table:table-cell office:value-type="float" office:value="-3.10698615202867">
            <text:p>-3.1069861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1WII</text:p>
          </table:table-cell>
          <table:table-cell office:value-type="float" office:value="0.667361370034751">
            <text:p>0.667361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0PSN</text:p>
          </table:table-cell>
          <table:table-cell office:value-type="float" office:value="-0.00261607482428467">
            <text:p>-0.00261607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H2YZ</text:p>
          </table:table-cell>
          <table:table-cell office:value-type="float" office:value="0.556156170905095">
            <text:p>0.55615617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TNX0</text:p>
          </table:table-cell>
          <table:table-cell office:value-type="float" office:value="-0.849348379555419">
            <text:p>-0.84934837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PREZ</text:p>
          </table:table-cell>
          <table:table-cell office:value-type="float" office:value="1.53268717041679">
            <text:p>1.53268717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NKO9</text:p>
          </table:table-cell>
          <table:table-cell office:value-type="float" office:value="-1.24162542393533">
            <text:p>-1.24162542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1ZN</text:p>
          </table:table-cell>
          <table:table-cell office:value-type="float" office:value="-0.216905002428408">
            <text:p>-0.21690500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QEFE</text:p>
          </table:table-cell>
          <table:table-cell office:value-type="float" office:value="0.192852583771491">
            <text:p>0.19285258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BR64</text:p>
          </table:table-cell>
          <table:table-cell office:value-type="float" office:value="0.273145548941342">
            <text:p>0.27314554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TAKY</text:p>
          </table:table-cell>
          <table:table-cell office:value-type="float" office:value="0.554084145528298">
            <text:p>0.55408414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9TTQ</text:p>
          </table:table-cell>
          <table:table-cell office:value-type="float" office:value="0.977943059482216">
            <text:p>0.97794305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02PA</text:p>
          </table:table-cell>
          <table:table-cell office:value-type="float" office:value="0.743016512876979">
            <text:p>0.74301651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X125</text:p>
          </table:table-cell>
          <table:table-cell office:value-type="float" office:value="-0.239100528182922">
            <text:p>-0.23910052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KDIC</text:p>
          </table:table-cell>
          <table:table-cell office:value-type="float" office:value="0.114009110249411">
            <text:p>0.11400911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7G5O</text:p>
          </table:table-cell>
          <table:table-cell office:value-type="float" office:value="-0.0371637784188189">
            <text:p>-0.03716377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7AKZ</text:p>
          </table:table-cell>
          <table:table-cell office:value-type="float" office:value="1.03661756101684">
            <text:p>1.0366175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VNZ9</text:p>
          </table:table-cell>
          <table:table-cell office:value-type="float" office:value="0.744582830750102">
            <text:p>0.74458283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87SM</text:p>
          </table:table-cell>
          <table:table-cell office:value-type="float" office:value="0.297339323066985">
            <text:p>0.29733932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JI1P</text:p>
          </table:table-cell>
          <table:table-cell office:value-type="float" office:value="-1.79397406772676">
            <text:p>-1.79397406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BD4E</text:p>
          </table:table-cell>
          <table:table-cell office:value-type="float" office:value="2.28775115258358">
            <text:p>2.28775115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OH1S</text:p>
          </table:table-cell>
          <table:table-cell office:value-type="float" office:value="0.0952259285740816">
            <text:p>0.09522592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144W</text:p>
          </table:table-cell>
          <table:table-cell office:value-type="float" office:value="1.37633831270038">
            <text:p>1.37633831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W9S6</text:p>
          </table:table-cell>
          <table:table-cell office:value-type="float" office:value="0.393788386408966">
            <text:p>0.39378838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RJGL</text:p>
          </table:table-cell>
          <table:table-cell office:value-type="float" office:value="-0.558903047707984">
            <text:p>-0.55890304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D9TA</text:p>
          </table:table-cell>
          <table:table-cell office:value-type="float" office:value="-1.73775343159654">
            <text:p>-1.73775343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VYXO</text:p>
          </table:table-cell>
          <table:table-cell office:value-type="float" office:value="1.49558080729146">
            <text:p>1.4955808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0FNV</text:p>
          </table:table-cell>
          <table:table-cell office:value-type="float" office:value="1.22887786148552">
            <text:p>1.22887786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XUFU</text:p>
          </table:table-cell>
          <table:table-cell office:value-type="float" office:value="-0.0993391590513244">
            <text:p>-0.0993391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RS4R</text:p>
          </table:table-cell>
          <table:table-cell office:value-type="float" office:value="-0.816050942224732">
            <text:p>-0.81605094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98DW</text:p>
          </table:table-cell>
          <table:table-cell office:value-type="float" office:value="1.89224463134116">
            <text:p>1.89224463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ZAHD</text:p>
          </table:table-cell>
          <table:table-cell office:value-type="float" office:value="-0.424645095113071">
            <text:p>-0.42464509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S9M2</text:p>
          </table:table-cell>
          <table:table-cell office:value-type="float" office:value="0.217756901557658">
            <text:p>0.21775690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61ME</text:p>
          </table:table-cell>
          <table:table-cell office:value-type="float" office:value="-0.0405155977671668">
            <text:p>-0.04051559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2FOI</text:p>
          </table:table-cell>
          <table:table-cell office:value-type="float" office:value="-0.0859875421641559">
            <text:p>-0.08598754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BY3T</text:p>
          </table:table-cell>
          <table:table-cell office:value-type="float" office:value="-0.0938388550185579">
            <text:p>-0.0938388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DK4E</text:p>
          </table:table-cell>
          <table:table-cell office:value-type="float" office:value="1.39975952945715">
            <text:p>1.39975952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O1QZ</text:p>
          </table:table-cell>
          <table:table-cell office:value-type="float" office:value="-0.636112273925822">
            <text:p>-0.63611227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VKHX</text:p>
          </table:table-cell>
          <table:table-cell office:value-type="float" office:value="0.158112881788325">
            <text:p>0.15811288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ZFOF</text:p>
          </table:table-cell>
          <table:table-cell office:value-type="float" office:value="-1.24358605258635">
            <text:p>-1.24358605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X7X2</text:p>
          </table:table-cell>
          <table:table-cell office:value-type="float" office:value="-0.554380822454082">
            <text:p>-0.55438082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CXIK</text:p>
          </table:table-cell>
          <table:table-cell office:value-type="float" office:value="0.74872305290304">
            <text:p>0.74872305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WZ7K</text:p>
          </table:table-cell>
          <table:table-cell office:value-type="float" office:value="-0.0195927224545215">
            <text:p>-0.01959272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J0L4</text:p>
          </table:table-cell>
          <table:table-cell office:value-type="float" office:value="0.454790612174313">
            <text:p>0.45479061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WYQM</text:p>
          </table:table-cell>
          <table:table-cell office:value-type="float" office:value="0.839736007315417">
            <text:p>0.8397360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G269</text:p>
          </table:table-cell>
          <table:table-cell office:value-type="float" office:value="2.05330442130999">
            <text:p>2.05330442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52T9</text:p>
          </table:table-cell>
          <table:table-cell office:value-type="float" office:value="-0.239528969831972">
            <text:p>-0.23952896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ZMEV</text:p>
          </table:table-cell>
          <table:table-cell office:value-type="float" office:value="0.593158329550148">
            <text:p>0.59315832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QYJG</text:p>
          </table:table-cell>
          <table:table-cell office:value-type="float" office:value="-0.143672939368063">
            <text:p>-0.14367293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MAAP</text:p>
          </table:table-cell>
          <table:table-cell office:value-type="float" office:value="-1.21034941761528">
            <text:p>-1.21034941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WU4N</text:p>
          </table:table-cell>
          <table:table-cell office:value-type="float" office:value="-1.67610844635616">
            <text:p>-1.67610844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7BP2</text:p>
          </table:table-cell>
          <table:table-cell office:value-type="float" office:value="0.0411758489997401">
            <text:p>0.0411758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8Z1O</text:p>
          </table:table-cell>
          <table:table-cell office:value-type="float" office:value="0.60527513888637">
            <text:p>0.60527513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ON7Z</text:p>
          </table:table-cell>
          <table:table-cell office:value-type="float" office:value="-1.49399564035457">
            <text:p>-1.49399564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YKAJ</text:p>
          </table:table-cell>
          <table:table-cell office:value-type="float" office:value="-0.915530401813139">
            <text:p>-0.91553040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QKA3</text:p>
          </table:table-cell>
          <table:table-cell office:value-type="float" office:value="1.12768039154151">
            <text:p>1.12768039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YYVF</text:p>
          </table:table-cell>
          <table:table-cell office:value-type="float" office:value="2.106442984334">
            <text:p>2.10644298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DPU6</text:p>
          </table:table-cell>
          <table:table-cell office:value-type="float" office:value="0.230304366697502">
            <text:p>0.23030436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IYJA</text:p>
          </table:table-cell>
          <table:table-cell office:value-type="float" office:value="0.156654876045921">
            <text:p>0.1566548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BZD0</text:p>
          </table:table-cell>
          <table:table-cell office:value-type="float" office:value="0.20823682174896">
            <text:p>0.20823682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SQZ6</text:p>
          </table:table-cell>
          <table:table-cell office:value-type="float" office:value="0.198225732104946">
            <text:p>0.19822573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2FZO</text:p>
          </table:table-cell>
          <table:table-cell office:value-type="float" office:value="0.428477337618683">
            <text:p>0.42847733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Q5R9</text:p>
          </table:table-cell>
          <table:table-cell office:value-type="float" office:value="-0.230489101006917">
            <text:p>-0.230489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JT6Q</text:p>
          </table:table-cell>
          <table:table-cell office:value-type="float" office:value="1.76197776373318">
            <text:p>1.76197776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6M59</text:p>
          </table:table-cell>
          <table:table-cell office:value-type="float" office:value="-1.33062777056164">
            <text:p>-1.33062777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SPRP</text:p>
          </table:table-cell>
          <table:table-cell office:value-type="float" office:value="-0.753299972012099">
            <text:p>-0.7532999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UQ08</text:p>
          </table:table-cell>
          <table:table-cell office:value-type="float" office:value="-1.48458954479441">
            <text:p>-1.48458954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77MG</text:p>
          </table:table-cell>
          <table:table-cell office:value-type="float" office:value="-0.923152743070363">
            <text:p>-0.92315274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SQKL</text:p>
          </table:table-cell>
          <table:table-cell office:value-type="float" office:value="0.239153661308122">
            <text:p>0.23915366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XFIW</text:p>
          </table:table-cell>
          <table:table-cell office:value-type="float" office:value="-0.0403893700947935">
            <text:p>-0.04038937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INZU</text:p>
          </table:table-cell>
          <table:table-cell office:value-type="float" office:value="0.133578107498078">
            <text:p>0.13357810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3YCV</text:p>
          </table:table-cell>
          <table:table-cell office:value-type="float" office:value="0.373156534404729">
            <text:p>0.37315653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960P</text:p>
          </table:table-cell>
          <table:table-cell office:value-type="float" office:value="0.786765120961377">
            <text:p>0.7867651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KSMV</text:p>
          </table:table-cell>
          <table:table-cell office:value-type="float" office:value="-1.32107650483744">
            <text:p>-1.32107650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0QS0</text:p>
          </table:table-cell>
          <table:table-cell office:value-type="float" office:value="-1.19030778127252">
            <text:p>-1.19030778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0N3O</text:p>
          </table:table-cell>
          <table:table-cell office:value-type="float" office:value="-0.508336486944472">
            <text:p>-0.50833648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GO9Z</text:p>
          </table:table-cell>
          <table:table-cell office:value-type="float" office:value="0.335424122207756">
            <text:p>0.33542412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VMGL</text:p>
          </table:table-cell>
          <table:table-cell office:value-type="float" office:value="-1.39152841431433">
            <text:p>-1.3915284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N6E3</text:p>
          </table:table-cell>
          <table:table-cell office:value-type="float" office:value="-1.42338928168059">
            <text:p>-1.42338928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2YEK</text:p>
          </table:table-cell>
          <table:table-cell office:value-type="float" office:value="1.47325514788335">
            <text:p>1.47325514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0VWK</text:p>
          </table:table-cell>
          <table:table-cell office:value-type="float" office:value="-0.313053460744183">
            <text:p>-0.31305346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3CPO</text:p>
          </table:table-cell>
          <table:table-cell office:value-type="float" office:value="0.686817468465411">
            <text:p>0.68681746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GU0X</text:p>
          </table:table-cell>
          <table:table-cell office:value-type="float" office:value="0.601572288418226">
            <text:p>0.60157228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FAX4</text:p>
          </table:table-cell>
          <table:table-cell office:value-type="float" office:value="0.654044280442277">
            <text:p>0.65404428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GPTD</text:p>
          </table:table-cell>
          <table:table-cell office:value-type="float" office:value="-1.58909319663732">
            <text:p>-1.58909319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TATI</text:p>
          </table:table-cell>
          <table:table-cell office:value-type="float" office:value="0.946509696664392">
            <text:p>0.94650969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IF0T</text:p>
          </table:table-cell>
          <table:table-cell office:value-type="float" office:value="-1.41059436823942">
            <text:p>-1.4105943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FJUW</text:p>
          </table:table-cell>
          <table:table-cell office:value-type="float" office:value="-1.31932500245629">
            <text:p>-1.31932500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2UF5</text:p>
          </table:table-cell>
          <table:table-cell office:value-type="float" office:value="0.426437240666465">
            <text:p>0.42643724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8C7F</text:p>
          </table:table-cell>
          <table:table-cell office:value-type="float" office:value="0.458672504337019">
            <text:p>0.45867250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UIV8</text:p>
          </table:table-cell>
          <table:table-cell office:value-type="float" office:value="-0.038435585276988">
            <text:p>-0.03843558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FAA9</text:p>
          </table:table-cell>
          <table:table-cell office:value-type="float" office:value="-0.320574473738887">
            <text:p>-0.32057447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SCDS</text:p>
          </table:table-cell>
          <table:table-cell office:value-type="float" office:value="-0.247520532897808">
            <text:p>-0.24752053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QZ0P</text:p>
          </table:table-cell>
          <table:table-cell office:value-type="float" office:value="-0.814302179972288">
            <text:p>-0.814302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V788</text:p>
          </table:table-cell>
          <table:table-cell office:value-type="float" office:value="-0.819968780975055">
            <text:p>-0.8199687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9N1G</text:p>
          </table:table-cell>
          <table:table-cell office:value-type="float" office:value="-0.077454442392688">
            <text:p>-0.07745444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ZAZH</text:p>
          </table:table-cell>
          <table:table-cell office:value-type="float" office:value="-0.727732898245571">
            <text:p>-0.72773289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CPRN</text:p>
          </table:table-cell>
          <table:table-cell office:value-type="float" office:value="2.36140645527633">
            <text:p>2.36140645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RH3C</text:p>
          </table:table-cell>
          <table:table-cell office:value-type="float" office:value="0.0597341099205681">
            <text:p>0.05973410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TORK</text:p>
          </table:table-cell>
          <table:table-cell office:value-type="float" office:value="2.24839998929655">
            <text:p>2.24839998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AV7M</text:p>
          </table:table-cell>
          <table:table-cell office:value-type="float" office:value="-2.05082600210154">
            <text:p>-2.05082600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H34N</text:p>
          </table:table-cell>
          <table:table-cell office:value-type="float" office:value="-0.0682151965941851">
            <text:p>-0.06821519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4MZK</text:p>
          </table:table-cell>
          <table:table-cell office:value-type="float" office:value="-0.531708956174031">
            <text:p>-0.53170895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JPL6</text:p>
          </table:table-cell>
          <table:table-cell office:value-type="float" office:value="-0.363121426980057">
            <text:p>-0.3631214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VB3N</text:p>
          </table:table-cell>
          <table:table-cell office:value-type="float" office:value="0.827430852889993">
            <text:p>0.82743085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Q7VE</text:p>
          </table:table-cell>
          <table:table-cell office:value-type="float" office:value="-0.672661592705122">
            <text:p>-0.67266159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ZW8V</text:p>
          </table:table-cell>
          <table:table-cell office:value-type="float" office:value="1.54339475804529">
            <text:p>1.5433947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39VQ</text:p>
          </table:table-cell>
          <table:table-cell office:value-type="float" office:value="0.457665073284311">
            <text:p>0.45766507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6RM4</text:p>
          </table:table-cell>
          <table:table-cell office:value-type="float" office:value="-1.52616984400967">
            <text:p>-1.5261698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NPRQ</text:p>
          </table:table-cell>
          <table:table-cell office:value-type="float" office:value="0.181103124307609">
            <text:p>0.18110312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D1ZT</text:p>
          </table:table-cell>
          <table:table-cell office:value-type="float" office:value="0.868023897237188">
            <text:p>0.86802389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V4JX</text:p>
          </table:table-cell>
          <table:table-cell office:value-type="float" office:value="0.218717939939973">
            <text:p>0.21871793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UK1A</text:p>
          </table:table-cell>
          <table:table-cell office:value-type="float" office:value="1.03510160882157">
            <text:p>1.03510160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7WKT</text:p>
          </table:table-cell>
          <table:table-cell office:value-type="float" office:value="0.170677628675138">
            <text:p>0.17067762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L4GT</text:p>
          </table:table-cell>
          <table:table-cell office:value-type="float" office:value="0.562327820578946">
            <text:p>0.56232782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DF7Q</text:p>
          </table:table-cell>
          <table:table-cell office:value-type="float" office:value="-2.07185349427491">
            <text:p>-2.07185349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PIE4</text:p>
          </table:table-cell>
          <table:table-cell office:value-type="float" office:value="-0.807231041747886">
            <text:p>-0.80723104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5HM2</text:p>
          </table:table-cell>
          <table:table-cell office:value-type="float" office:value="-0.569280182944129">
            <text:p>-0.56928018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EF9S</text:p>
          </table:table-cell>
          <table:table-cell office:value-type="float" office:value="-1.49583014578083">
            <text:p>-1.49583014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ITFE</text:p>
          </table:table-cell>
          <table:table-cell office:value-type="float" office:value="-1.14287067099885">
            <text:p>-1.1428706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Z5VZ</text:p>
          </table:table-cell>
          <table:table-cell office:value-type="float" office:value="1.30686081372968">
            <text:p>1.30686081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Y1Q7</text:p>
          </table:table-cell>
          <table:table-cell office:value-type="float" office:value="-1.0003606241273">
            <text:p>-1.00036062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0BYB</text:p>
          </table:table-cell>
          <table:table-cell office:value-type="float" office:value="-1.02535226891401">
            <text:p>-1.02535226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T7DY</text:p>
          </table:table-cell>
          <table:table-cell office:value-type="float" office:value="-1.34087928526961">
            <text:p>-1.34087928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W44I</text:p>
          </table:table-cell>
          <table:table-cell office:value-type="float" office:value="0.613798084382721">
            <text:p>0.61379808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UHTA</text:p>
          </table:table-cell>
          <table:table-cell office:value-type="float" office:value="0.925293393556312">
            <text:p>0.92529339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6GD9</text:p>
          </table:table-cell>
          <table:table-cell office:value-type="float" office:value="0.422741910786891">
            <text:p>0.42274191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06VF</text:p>
          </table:table-cell>
          <table:table-cell office:value-type="float" office:value="-0.509543859667201">
            <text:p>-0.50954385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TE3O</text:p>
          </table:table-cell>
          <table:table-cell office:value-type="float" office:value="-0.488182372590806">
            <text:p>-0.48818237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WSEB</text:p>
          </table:table-cell>
          <table:table-cell office:value-type="float" office:value="0.620552350948731">
            <text:p>0.62055235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8V7A</text:p>
          </table:table-cell>
          <table:table-cell office:value-type="float" office:value="-0.463691101780634">
            <text:p>-0.46369110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1NE2</text:p>
          </table:table-cell>
          <table:table-cell office:value-type="float" office:value="-0.218003652280168">
            <text:p>-0.21800365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C6L0</text:p>
          </table:table-cell>
          <table:table-cell office:value-type="float" office:value="-0.696596467832107">
            <text:p>-0.6965964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8AXV</text:p>
          </table:table-cell>
          <table:table-cell office:value-type="float" office:value="0.690913252756615">
            <text:p>0.69091325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VO9C</text:p>
          </table:table-cell>
          <table:table-cell office:value-type="float" office:value="-1.34351849579492">
            <text:p>-1.34351849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BWJD</text:p>
          </table:table-cell>
          <table:table-cell office:value-type="float" office:value="-1.31289961762283">
            <text:p>-1.31289961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53G6</text:p>
          </table:table-cell>
          <table:table-cell office:value-type="float" office:value="-0.590748336500063">
            <text:p>-0.59074833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VTBF</text:p>
          </table:table-cell>
          <table:table-cell office:value-type="float" office:value="-1.06736023916001">
            <text:p>-1.06736023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HVUM</text:p>
          </table:table-cell>
          <table:table-cell office:value-type="float" office:value="-1.38553414541345">
            <text:p>-1.38553414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1Y9F</text:p>
          </table:table-cell>
          <table:table-cell office:value-type="float" office:value="0.716040783449125">
            <text:p>0.71604078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4UJQ</text:p>
          </table:table-cell>
          <table:table-cell office:value-type="float" office:value="0.392703908650851">
            <text:p>0.39270390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UCQW</text:p>
          </table:table-cell>
          <table:table-cell office:value-type="float" office:value="1.07980267801731">
            <text:p>1.079802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A6OV</text:p>
          </table:table-cell>
          <table:table-cell office:value-type="float" office:value="-2.41612062313014">
            <text:p>-2.41612062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KTMM</text:p>
          </table:table-cell>
          <table:table-cell office:value-type="float" office:value="-0.555954363072812">
            <text:p>-0.55595436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MY5K</text:p>
          </table:table-cell>
          <table:table-cell office:value-type="float" office:value="-0.440599992937201">
            <text:p>-0.44059999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A3AB</text:p>
          </table:table-cell>
          <table:table-cell office:value-type="float" office:value="1.66196649830688">
            <text:p>1.66196649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D0QH</text:p>
          </table:table-cell>
          <table:table-cell office:value-type="float" office:value="0.707722893610373">
            <text:p>0.70772289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12GB</text:p>
          </table:table-cell>
          <table:table-cell office:value-type="float" office:value="-0.64265273367306">
            <text:p>-0.64265273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DFTF</text:p>
          </table:table-cell>
          <table:table-cell office:value-type="float" office:value="1.37181324908576">
            <text:p>1.37181324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66QV</text:p>
          </table:table-cell>
          <table:table-cell office:value-type="float" office:value="0.385282465727808">
            <text:p>0.38528246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6NW6</text:p>
          </table:table-cell>
          <table:table-cell office:value-type="float" office:value="1.709290219846">
            <text:p>1.70929021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FBCR</text:p>
          </table:table-cell>
          <table:table-cell office:value-type="float" office:value="0.183300035793606">
            <text:p>0.18330003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Q56U</text:p>
          </table:table-cell>
          <table:table-cell office:value-type="float" office:value="-1.75412632425074">
            <text:p>-1.75412632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4NXP</text:p>
          </table:table-cell>
          <table:table-cell office:value-type="float" office:value="0.527261031915137">
            <text:p>0.52726103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VHW2</text:p>
          </table:table-cell>
          <table:table-cell office:value-type="float" office:value="1.13094919788782">
            <text:p>1.13094919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QGBG</text:p>
          </table:table-cell>
          <table:table-cell office:value-type="float" office:value="-0.49276958822036">
            <text:p>-0.49276958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LEJM</text:p>
          </table:table-cell>
          <table:table-cell office:value-type="float" office:value="-0.884086262347005">
            <text:p>-0.88408626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2CIN</text:p>
          </table:table-cell>
          <table:table-cell office:value-type="float" office:value="1.93768310631243">
            <text:p>1.93768310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WOZZ</text:p>
          </table:table-cell>
          <table:table-cell office:value-type="float" office:value="-1.37139389561682">
            <text:p>-1.37139389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R7YR</text:p>
          </table:table-cell>
          <table:table-cell office:value-type="float" office:value="-0.784718777565452">
            <text:p>-0.78471877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ZZ7C</text:p>
          </table:table-cell>
          <table:table-cell office:value-type="float" office:value="-1.27237140315522">
            <text:p>-1.27237140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2JTQ</text:p>
          </table:table-cell>
          <table:table-cell office:value-type="float" office:value="-0.649303984095509">
            <text:p>-0.64930398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ZR50</text:p>
          </table:table-cell>
          <table:table-cell office:value-type="float" office:value="0.287490232686024">
            <text:p>0.28749023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9JKQ</text:p>
          </table:table-cell>
          <table:table-cell office:value-type="float" office:value="-1.10585837648136">
            <text:p>-1.10585837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CPA7</text:p>
          </table:table-cell>
          <table:table-cell office:value-type="float" office:value="0.353100345449611">
            <text:p>0.35310034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4IOL</text:p>
          </table:table-cell>
          <table:table-cell office:value-type="float" office:value="-1.1444394102195">
            <text:p>-1.14443941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RK5V</text:p>
          </table:table-cell>
          <table:table-cell office:value-type="float" office:value="0.245921952896869">
            <text:p>0.24592195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4W13</text:p>
          </table:table-cell>
          <table:table-cell office:value-type="float" office:value="0.743837827392309">
            <text:p>0.74383782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26Q</text:p>
          </table:table-cell>
          <table:table-cell office:value-type="float" office:value="-0.272986494818216">
            <text:p>-0.27298649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5DXO</text:p>
          </table:table-cell>
          <table:table-cell office:value-type="float" office:value="0.363583994646111">
            <text:p>0.36358399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3F4U</text:p>
          </table:table-cell>
          <table:table-cell office:value-type="float" office:value="-1.32784712094023">
            <text:p>-1.32784712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VVXT</text:p>
          </table:table-cell>
          <table:table-cell office:value-type="float" office:value="0.94790151815936">
            <text:p>0.94790151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FN24</text:p>
          </table:table-cell>
          <table:table-cell office:value-type="float" office:value="1.3115395552942">
            <text:p>1.31153955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5AEP</text:p>
          </table:table-cell>
          <table:table-cell office:value-type="float" office:value="0.607059359126432">
            <text:p>0.6070593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61TH</text:p>
          </table:table-cell>
          <table:table-cell office:value-type="float" office:value="1.37208530895059">
            <text:p>1.3720853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YJ8Q</text:p>
          </table:table-cell>
          <table:table-cell office:value-type="float" office:value="-0.993184051355887">
            <text:p>-0.99318405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ZC3W</text:p>
          </table:table-cell>
          <table:table-cell office:value-type="float" office:value="-0.0177733727415456">
            <text:p>-0.01777337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TQK4</text:p>
          </table:table-cell>
          <table:table-cell office:value-type="float" office:value="1.75545394437593">
            <text:p>1.75545394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7ZL3</text:p>
          </table:table-cell>
          <table:table-cell office:value-type="float" office:value="1.19006972437017">
            <text:p>1.19006972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F55P</text:p>
          </table:table-cell>
          <table:table-cell office:value-type="float" office:value="1.61778519601603">
            <text:p>1.6177851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HIHB</text:p>
          </table:table-cell>
          <table:table-cell office:value-type="float" office:value="0.681425830842849">
            <text:p>0.68142583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CBQT</text:p>
          </table:table-cell>
          <table:table-cell office:value-type="float" office:value="-1.04516352169856">
            <text:p>-1.04516352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UNQ6</text:p>
          </table:table-cell>
          <table:table-cell office:value-type="float" office:value="1.43300572848332">
            <text:p>1.43300572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V507</text:p>
          </table:table-cell>
          <table:table-cell office:value-type="float" office:value="-1.57792602467084">
            <text:p>-1.57792602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CCWX</text:p>
          </table:table-cell>
          <table:table-cell office:value-type="float" office:value="0.408536069326539">
            <text:p>0.40853606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3QBM</text:p>
          </table:table-cell>
          <table:table-cell office:value-type="float" office:value="-1.75820086910346">
            <text:p>-1.75820086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CP2T</text:p>
          </table:table-cell>
          <table:table-cell office:value-type="float" office:value="-0.43873295091058">
            <text:p>-0.43873295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CNOG</text:p>
          </table:table-cell>
          <table:table-cell office:value-type="float" office:value="-0.414111643727053">
            <text:p>-0.41411164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9DQJ</text:p>
          </table:table-cell>
          <table:table-cell office:value-type="float" office:value="0.62679825030073">
            <text:p>0.62679825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8GDI</text:p>
          </table:table-cell>
          <table:table-cell office:value-type="float" office:value="-1.19538481931052">
            <text:p>-1.19538481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6PG2</text:p>
          </table:table-cell>
          <table:table-cell office:value-type="float" office:value="-0.779169218843563">
            <text:p>-0.77916921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OVOG</text:p>
          </table:table-cell>
          <table:table-cell office:value-type="float" office:value="1.04798860123037">
            <text:p>1.04798860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A08Z</text:p>
          </table:table-cell>
          <table:table-cell office:value-type="float" office:value="-0.0151234475088124">
            <text:p>-0.01512344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RRBE</text:p>
          </table:table-cell>
          <table:table-cell office:value-type="float" office:value="0.742363164808208">
            <text:p>0.74236316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557M</text:p>
          </table:table-cell>
          <table:table-cell office:value-type="float" office:value="0.204870572053255">
            <text:p>0.20487057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JX6R</text:p>
          </table:table-cell>
          <table:table-cell office:value-type="float" office:value="1.10907123357007">
            <text:p>1.10907123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NX8E</text:p>
          </table:table-cell>
          <table:table-cell office:value-type="float" office:value="0.437958014167171">
            <text:p>0.43795801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6BDW</text:p>
          </table:table-cell>
          <table:table-cell office:value-type="float" office:value="0.691503708786195">
            <text:p>0.69150370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X1EM</text:p>
          </table:table-cell>
          <table:table-cell office:value-type="float" office:value="-1.59349067064023">
            <text:p>-1.59349067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FOJZ</text:p>
          </table:table-cell>
          <table:table-cell office:value-type="float" office:value="-0.0164072005370148">
            <text:p>-0.01640720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XAGW</text:p>
          </table:table-cell>
          <table:table-cell office:value-type="float" office:value="-0.791988100398288">
            <text:p>-0.79198810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FAZP</text:p>
          </table:table-cell>
          <table:table-cell office:value-type="float" office:value="1.84668882801933">
            <text:p>1.8466888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ZJRW</text:p>
          </table:table-cell>
          <table:table-cell office:value-type="float" office:value="0.479361582501731">
            <text:p>0.47936158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EQX6</text:p>
          </table:table-cell>
          <table:table-cell office:value-type="float" office:value="-0.563788134671092">
            <text:p>-0.56378813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N4BQ</text:p>
          </table:table-cell>
          <table:table-cell office:value-type="float" office:value="-0.115776886423861">
            <text:p>-0.11577688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BXKA</text:p>
          </table:table-cell>
          <table:table-cell office:value-type="float" office:value="0.659645366278097">
            <text:p>0.65964536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6HHW</text:p>
          </table:table-cell>
          <table:table-cell office:value-type="float" office:value="0.839486955191977">
            <text:p>0.83948695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QQE0</text:p>
          </table:table-cell>
          <table:table-cell office:value-type="float" office:value="0.114338069614446">
            <text:p>0.11433806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JE1Q</text:p>
          </table:table-cell>
          <table:table-cell office:value-type="float" office:value="-2.17305394402887">
            <text:p>-2.1730539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O1OP</text:p>
          </table:table-cell>
          <table:table-cell office:value-type="float" office:value="0.258026933580731">
            <text:p>0.25802693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9LGN</text:p>
          </table:table-cell>
          <table:table-cell office:value-type="float" office:value="0.707744658160043">
            <text:p>0.70774465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NTKA</text:p>
          </table:table-cell>
          <table:table-cell office:value-type="float" office:value="-0.446193277677657">
            <text:p>-0.44619327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KHIX</text:p>
          </table:table-cell>
          <table:table-cell office:value-type="float" office:value="0.226501290229942">
            <text:p>0.22650129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ENSR</text:p>
          </table:table-cell>
          <table:table-cell office:value-type="float" office:value="-1.10681766124634">
            <text:p>-1.10681766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RGMW</text:p>
          </table:table-cell>
          <table:table-cell office:value-type="float" office:value="-1.25065869854493">
            <text:p>-1.25065869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1O1S</text:p>
          </table:table-cell>
          <table:table-cell office:value-type="float" office:value="-0.469467377536443">
            <text:p>-0.46946737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AXR9</text:p>
          </table:table-cell>
          <table:table-cell office:value-type="float" office:value="0.234755043664581">
            <text:p>0.23475504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F9C8</text:p>
          </table:table-cell>
          <table:table-cell office:value-type="float" office:value="-1.54330110721561">
            <text:p>-1.54330110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DYX6</text:p>
          </table:table-cell>
          <table:table-cell office:value-type="float" office:value="-0.332207227780284">
            <text:p>-0.33220722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IN9G</text:p>
          </table:table-cell>
          <table:table-cell office:value-type="float" office:value="0.256624307250699">
            <text:p>0.2566243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F23O</text:p>
          </table:table-cell>
          <table:table-cell office:value-type="float" office:value="1.87634269640259">
            <text:p>1.87634269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QBCN</text:p>
          </table:table-cell>
          <table:table-cell office:value-type="float" office:value="1.54789089735566">
            <text:p>1.54789089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XVGR</text:p>
          </table:table-cell>
          <table:table-cell office:value-type="float" office:value="-0.598061267776177">
            <text:p>-0.5980612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ZNWP</text:p>
          </table:table-cell>
          <table:table-cell office:value-type="float" office:value="1.73308961154986">
            <text:p>1.73308961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ELHF</text:p>
          </table:table-cell>
          <table:table-cell office:value-type="float" office:value="0.0863232433703184">
            <text:p>0.08632324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IK9D</text:p>
          </table:table-cell>
          <table:table-cell office:value-type="float" office:value="-0.3765689491682">
            <text:p>-0.37656894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1Y2N</text:p>
          </table:table-cell>
          <table:table-cell office:value-type="float" office:value="-1.05682056882755">
            <text:p>-1.05682056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38X5</text:p>
          </table:table-cell>
          <table:table-cell office:value-type="float" office:value="0.368400727282459">
            <text:p>0.3684007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YBJE</text:p>
          </table:table-cell>
          <table:table-cell office:value-type="float" office:value="1.57904849253871">
            <text:p>1.57904849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RF60</text:p>
          </table:table-cell>
          <table:table-cell office:value-type="float" office:value="-0.529067878218126">
            <text:p>-0.52906787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FZYE</text:p>
          </table:table-cell>
          <table:table-cell office:value-type="float" office:value="1.22551970137315">
            <text:p>1.22551970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X1LD</text:p>
          </table:table-cell>
          <table:table-cell office:value-type="float" office:value="0.640763635498008">
            <text:p>0.64076363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7F12</text:p>
          </table:table-cell>
          <table:table-cell office:value-type="float" office:value="-1.73762879822024">
            <text:p>-1.73762879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L6N5</text:p>
          </table:table-cell>
          <table:table-cell office:value-type="float" office:value="-0.17794044348241">
            <text:p>-0.17794044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CA6O</text:p>
          </table:table-cell>
          <table:table-cell office:value-type="float" office:value="-1.51955818187334">
            <text:p>-1.51955818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G3S2</text:p>
          </table:table-cell>
          <table:table-cell office:value-type="float" office:value="0.292209107336929">
            <text:p>0.2922091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T7BH</text:p>
          </table:table-cell>
          <table:table-cell office:value-type="float" office:value="1.13187228074162">
            <text:p>1.13187228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7D0Y</text:p>
          </table:table-cell>
          <table:table-cell office:value-type="float" office:value="2.05669736079232">
            <text:p>2.05669736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D29M</text:p>
          </table:table-cell>
          <table:table-cell office:value-type="float" office:value="0.720400165874425">
            <text:p>0.72040016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DOOD</text:p>
          </table:table-cell>
          <table:table-cell office:value-type="float" office:value="0.385405113578174">
            <text:p>0.38540511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FYU3</text:p>
          </table:table-cell>
          <table:table-cell office:value-type="float" office:value="-0.591404854079843">
            <text:p>-0.59140485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KKRN</text:p>
          </table:table-cell>
          <table:table-cell office:value-type="float" office:value="-0.114945992451457">
            <text:p>-0.11494599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R6Z7</text:p>
          </table:table-cell>
          <table:table-cell office:value-type="float" office:value="0.902007874326542">
            <text:p>0.90200787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CVLF</text:p>
          </table:table-cell>
          <table:table-cell office:value-type="float" office:value="0.624341090149889">
            <text:p>0.62434109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E2DF</text:p>
          </table:table-cell>
          <table:table-cell office:value-type="float" office:value="-0.399806684192508">
            <text:p>-0.39980668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OXQ3</text:p>
          </table:table-cell>
          <table:table-cell office:value-type="float" office:value="1.94453203720146">
            <text:p>1.94453203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33GS</text:p>
          </table:table-cell>
          <table:table-cell office:value-type="float" office:value="-0.486245419833839">
            <text:p>-0.48624541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VSV3</text:p>
          </table:table-cell>
          <table:table-cell office:value-type="float" office:value="-0.336872082578801">
            <text:p>-0.33687208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7O3G</text:p>
          </table:table-cell>
          <table:table-cell office:value-type="float" office:value="-1.45573793647656">
            <text:p>-1.45573793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BVYL</text:p>
          </table:table-cell>
          <table:table-cell office:value-type="float" office:value="0.713398158766474">
            <text:p>0.71339815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KUGX</text:p>
          </table:table-cell>
          <table:table-cell office:value-type="float" office:value="-1.13804920120973">
            <text:p>-1.13804920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7ODT</text:p>
          </table:table-cell>
          <table:table-cell office:value-type="float" office:value="-0.596735408302319">
            <text:p>-0.59673540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QGXD</text:p>
          </table:table-cell>
          <table:table-cell office:value-type="float" office:value="1.24903587622066">
            <text:p>1.24903587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FD6M</text:p>
          </table:table-cell>
          <table:table-cell office:value-type="float" office:value="2.05907147469835">
            <text:p>2.05907147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I5DJ</text:p>
          </table:table-cell>
          <table:table-cell office:value-type="float" office:value="0.51452195645982">
            <text:p>0.51452195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16UJ</text:p>
          </table:table-cell>
          <table:table-cell office:value-type="float" office:value="-0.912757376604806">
            <text:p>-0.91275737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3EIG</text:p>
          </table:table-cell>
          <table:table-cell office:value-type="float" office:value="0.484764960684717">
            <text:p>0.48476496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H2UX</text:p>
          </table:table-cell>
          <table:table-cell office:value-type="float" office:value="-0.379785236934049">
            <text:p>-0.37978523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XLZ4</text:p>
          </table:table-cell>
          <table:table-cell office:value-type="float" office:value="-0.961455271329024">
            <text:p>-0.96145527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FUOT</text:p>
          </table:table-cell>
          <table:table-cell office:value-type="float" office:value="0.0898903292485911">
            <text:p>0.08989032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6KSQ</text:p>
          </table:table-cell>
          <table:table-cell office:value-type="float" office:value="-0.524496443315259">
            <text:p>-0.52449644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N5YE</text:p>
          </table:table-cell>
          <table:table-cell office:value-type="float" office:value="-0.597855798213348">
            <text:p>-0.59785579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VG83</text:p>
          </table:table-cell>
          <table:table-cell office:value-type="float" office:value="-0.97016759410461">
            <text:p>-0.97016759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PAU7</text:p>
          </table:table-cell>
          <table:table-cell office:value-type="float" office:value="0.91298717284598">
            <text:p>0.91298717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TC7E</text:p>
          </table:table-cell>
          <table:table-cell office:value-type="float" office:value="-0.617060958432011">
            <text:p>-0.61706095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RMZ8</text:p>
          </table:table-cell>
          <table:table-cell office:value-type="float" office:value="-0.256177922250984">
            <text:p>-0.25617792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6558</text:p>
          </table:table-cell>
          <table:table-cell office:value-type="float" office:value="0.82366745353889">
            <text:p>0.82366745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VCGP</text:p>
          </table:table-cell>
          <table:table-cell office:value-type="float" office:value="1.16488633475688">
            <text:p>1.16488633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KDM8</text:p>
          </table:table-cell>
          <table:table-cell office:value-type="float" office:value="1.1835126352077">
            <text:p>1.18351263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IKH7</text:p>
          </table:table-cell>
          <table:table-cell office:value-type="float" office:value="0.309003384970378">
            <text:p>0.3090033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55SE</text:p>
          </table:table-cell>
          <table:table-cell office:value-type="float" office:value="-1.44846137650238">
            <text:p>-1.44846137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MKQW</text:p>
          </table:table-cell>
          <table:table-cell office:value-type="float" office:value="1.5831269131246">
            <text:p>1.5831269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6C07</text:p>
          </table:table-cell>
          <table:table-cell office:value-type="float" office:value="-3.02806210817099">
            <text:p>-3.02806210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GGKF</text:p>
          </table:table-cell>
          <table:table-cell office:value-type="float" office:value="-1.54115750279016">
            <text:p>-1.54115750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HY34</text:p>
          </table:table-cell>
          <table:table-cell office:value-type="float" office:value="-0.662532986860762">
            <text:p>-0.66253298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YPXK</text:p>
          </table:table-cell>
          <table:table-cell office:value-type="float" office:value="1.12194593385634">
            <text:p>1.12194593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45ML</text:p>
          </table:table-cell>
          <table:table-cell office:value-type="float" office:value="-0.410002652605733">
            <text:p>-0.41000265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4XTO</text:p>
          </table:table-cell>
          <table:table-cell office:value-type="float" office:value="-0.121668794388514">
            <text:p>-0.12166879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4AI</text:p>
          </table:table-cell>
          <table:table-cell office:value-type="float" office:value="1.39571194811502">
            <text:p>1.39571194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E6JV</text:p>
          </table:table-cell>
          <table:table-cell office:value-type="float" office:value="0.44235186756602">
            <text:p>0.44235186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P1N0</text:p>
          </table:table-cell>
          <table:table-cell office:value-type="float" office:value="-0.444368360537788">
            <text:p>-0.44436836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XSYW</text:p>
          </table:table-cell>
          <table:table-cell office:value-type="float" office:value="-0.905715015962018">
            <text:p>-0.9057150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6X8O</text:p>
          </table:table-cell>
          <table:table-cell office:value-type="float" office:value="-0.00617001752463739">
            <text:p>-0.00617001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2T8R</text:p>
          </table:table-cell>
          <table:table-cell office:value-type="float" office:value="-0.737535113233736">
            <text:p>-0.73753511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FEUW</text:p>
          </table:table-cell>
          <table:table-cell office:value-type="float" office:value="0.591147164315689">
            <text:p>0.59114716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7526</text:p>
          </table:table-cell>
          <table:table-cell office:value-type="float" office:value="-0.656949281731104">
            <text:p>-0.65694928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VT43</text:p>
          </table:table-cell>
          <table:table-cell office:value-type="float" office:value="1.33831464922613">
            <text:p>1.33831464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YDRF</text:p>
          </table:table-cell>
          <table:table-cell office:value-type="float" office:value="1.88942681088112">
            <text:p>1.88942681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TXFN</text:p>
          </table:table-cell>
          <table:table-cell office:value-type="float" office:value="1.01485717816863">
            <text:p>1.01485717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62KJ</text:p>
          </table:table-cell>
          <table:table-cell office:value-type="float" office:value="1.12548195914159">
            <text:p>1.1254819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SL2E</text:p>
          </table:table-cell>
          <table:table-cell office:value-type="float" office:value="-0.0958757247378015">
            <text:p>-0.09587572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FYYC</text:p>
          </table:table-cell>
          <table:table-cell office:value-type="float" office:value="1.75876332346416">
            <text:p>1.75876332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WDXN</text:p>
          </table:table-cell>
          <table:table-cell office:value-type="float" office:value="-0.68335105402861">
            <text:p>-0.6833510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POVF</text:p>
          </table:table-cell>
          <table:table-cell office:value-type="float" office:value="0.263039828781971">
            <text:p>0.26303982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C2QT</text:p>
          </table:table-cell>
          <table:table-cell office:value-type="float" office:value="-1.06215492331436">
            <text:p>-1.06215492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VMFS</text:p>
          </table:table-cell>
          <table:table-cell office:value-type="float" office:value="0.334960614613732">
            <text:p>0.33496061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0A8K</text:p>
          </table:table-cell>
          <table:table-cell office:value-type="float" office:value="0.866104495239518">
            <text:p>0.86610449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9981</text:p>
          </table:table-cell>
          <table:table-cell office:value-type="float" office:value="-0.40970899033003">
            <text:p>-0.40970899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KY7Y</text:p>
          </table:table-cell>
          <table:table-cell office:value-type="float" office:value="0.568957532117115">
            <text:p>0.56895753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ZEI3</text:p>
          </table:table-cell>
          <table:table-cell office:value-type="float" office:value="-0.436331025837403">
            <text:p>-0.43633102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N1LD</text:p>
          </table:table-cell>
          <table:table-cell office:value-type="float" office:value="-0.828828353276016">
            <text:p>-0.82882835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MARL</text:p>
          </table:table-cell>
          <table:table-cell office:value-type="float" office:value="-1.44162323882117">
            <text:p>-1.44162323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TSGW</text:p>
          </table:table-cell>
          <table:table-cell office:value-type="float" office:value="-0.428453593775729">
            <text:p>-0.42845359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6FBS</text:p>
          </table:table-cell>
          <table:table-cell office:value-type="float" office:value="1.03296073489091">
            <text:p>1.03296073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8ACT</text:p>
          </table:table-cell>
          <table:table-cell office:value-type="float" office:value="0.682179288580244">
            <text:p>0.68217928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6A6H</text:p>
          </table:table-cell>
          <table:table-cell office:value-type="float" office:value="0.166853637675132">
            <text:p>0.16685363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IWOI</text:p>
          </table:table-cell>
          <table:table-cell office:value-type="float" office:value="1.77477243768303">
            <text:p>1.77477243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ZSFV</text:p>
          </table:table-cell>
          <table:table-cell office:value-type="float" office:value="-0.217969310132492">
            <text:p>-0.2179693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1M4F</text:p>
          </table:table-cell>
          <table:table-cell office:value-type="float" office:value="1.23679165280734">
            <text:p>1.23679165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X1C0</text:p>
          </table:table-cell>
          <table:table-cell office:value-type="float" office:value="-1.80342557042959">
            <text:p>-1.80342557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RRZY</text:p>
          </table:table-cell>
          <table:table-cell office:value-type="float" office:value="0.565963151061566">
            <text:p>0.56596315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QZG1</text:p>
          </table:table-cell>
          <table:table-cell office:value-type="float" office:value="0.650728417512143">
            <text:p>0.65072841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EC4T</text:p>
          </table:table-cell>
          <table:table-cell office:value-type="float" office:value="-0.947113593842512">
            <text:p>-0.94711359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LFE4</text:p>
          </table:table-cell>
          <table:table-cell office:value-type="float" office:value="-0.0277678068733416">
            <text:p>-0.02776780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W0FD</text:p>
          </table:table-cell>
          <table:table-cell office:value-type="float" office:value="1.73382924518198">
            <text:p>1.73382924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07P2</text:p>
          </table:table-cell>
          <table:table-cell office:value-type="float" office:value="-1.04420689611744">
            <text:p>-1.04420689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WJDC</text:p>
          </table:table-cell>
          <table:table-cell office:value-type="float" office:value="-0.271965769583117">
            <text:p>-0.27196576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741N</text:p>
          </table:table-cell>
          <table:table-cell office:value-type="float" office:value="0.599257892351651">
            <text:p>0.59925789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79F5</text:p>
          </table:table-cell>
          <table:table-cell office:value-type="float" office:value="-0.947843799345822">
            <text:p>-0.94784379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D8BF</text:p>
          </table:table-cell>
          <table:table-cell office:value-type="float" office:value="0.418501389153142">
            <text:p>0.41850138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X83L</text:p>
          </table:table-cell>
          <table:table-cell office:value-type="float" office:value="-0.931710585660041">
            <text:p>-0.93171058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QTGA</text:p>
          </table:table-cell>
          <table:table-cell office:value-type="float" office:value="-0.00373508542274467">
            <text:p>-0.00373508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UHUP</text:p>
          </table:table-cell>
          <table:table-cell office:value-type="float" office:value="-2.26564520043096">
            <text:p>-2.26564520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U0CU</text:p>
          </table:table-cell>
          <table:table-cell office:value-type="float" office:value="-0.926315409683749">
            <text:p>-0.92631540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1NR4</text:p>
          </table:table-cell>
          <table:table-cell office:value-type="float" office:value="0.389267132351662">
            <text:p>0.38926713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G7PW</text:p>
          </table:table-cell>
          <table:table-cell office:value-type="float" office:value="-1.19932614219631">
            <text:p>-1.19932614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WZN8</text:p>
          </table:table-cell>
          <table:table-cell office:value-type="float" office:value="0.743635210553003">
            <text:p>0.74363521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A05I</text:p>
          </table:table-cell>
          <table:table-cell office:value-type="float" office:value="-0.908195269815417">
            <text:p>-0.90819526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3CCJ</text:p>
          </table:table-cell>
          <table:table-cell office:value-type="float" office:value="-1.10053620166259">
            <text:p>-1.10053620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K460</text:p>
          </table:table-cell>
          <table:table-cell office:value-type="float" office:value="-0.889355977144427">
            <text:p>-0.88935597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059J</text:p>
          </table:table-cell>
          <table:table-cell office:value-type="float" office:value="-0.981259927725144">
            <text:p>-0.98125992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5AC0</text:p>
          </table:table-cell>
          <table:table-cell office:value-type="float" office:value="0.721570222883579">
            <text:p>0.72157022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WGBW</text:p>
          </table:table-cell>
          <table:table-cell office:value-type="float" office:value="-0.380856792969012">
            <text:p>-0.3808567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VUCX</text:p>
          </table:table-cell>
          <table:table-cell office:value-type="float" office:value="1.34940714645956">
            <text:p>1.34940714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JKQ6</text:p>
          </table:table-cell>
          <table:table-cell office:value-type="float" office:value="0.772124965466911">
            <text:p>0.77212496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N3G2</text:p>
          </table:table-cell>
          <table:table-cell office:value-type="float" office:value="-0.028940854304205">
            <text:p>-0.02894085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3RI3</text:p>
          </table:table-cell>
          <table:table-cell office:value-type="float" office:value="-0.268235952651685">
            <text:p>-0.26823595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F01Y</text:p>
          </table:table-cell>
          <table:table-cell office:value-type="float" office:value="0.18631513497581">
            <text:p>0.1863151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7KIA</text:p>
          </table:table-cell>
          <table:table-cell office:value-type="float" office:value="0.854377423129923">
            <text:p>0.85437742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I2L5</text:p>
          </table:table-cell>
          <table:table-cell office:value-type="float" office:value="0.645047122502571">
            <text:p>0.64504712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88BL</text:p>
          </table:table-cell>
          <table:table-cell office:value-type="float" office:value="-0.287472227018855">
            <text:p>-0.2874722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3I27</text:p>
          </table:table-cell>
          <table:table-cell office:value-type="float" office:value="-0.661555958737456">
            <text:p>-0.66155595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F3AW</text:p>
          </table:table-cell>
          <table:table-cell office:value-type="float" office:value="-0.588433829922579">
            <text:p>-0.58843382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RHVT</text:p>
          </table:table-cell>
          <table:table-cell office:value-type="float" office:value="0.366062040271083">
            <text:p>0.36606204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O5O7</text:p>
          </table:table-cell>
          <table:table-cell office:value-type="float" office:value="0.491210638931151">
            <text:p>0.49121063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8RUM</text:p>
          </table:table-cell>
          <table:table-cell office:value-type="float" office:value="1.69401172569723">
            <text:p>1.69401172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824D</text:p>
          </table:table-cell>
          <table:table-cell office:value-type="float" office:value="-0.261396555877086">
            <text:p>-0.26139655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JC2Y</text:p>
          </table:table-cell>
          <table:table-cell office:value-type="float" office:value="0.571500711127531">
            <text:p>0.57150071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J2KV</text:p>
          </table:table-cell>
          <table:table-cell office:value-type="float" office:value="-0.145207432906275">
            <text:p>-0.14520743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UMX6</text:p>
          </table:table-cell>
          <table:table-cell office:value-type="float" office:value="1.02298431744971">
            <text:p>1.02298431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S3RA</text:p>
          </table:table-cell>
          <table:table-cell office:value-type="float" office:value="0.941023118926588">
            <text:p>0.94102311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NHJI</text:p>
          </table:table-cell>
          <table:table-cell office:value-type="float" office:value="-1.26897877283692">
            <text:p>-1.26897877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4IU6</text:p>
          </table:table-cell>
          <table:table-cell office:value-type="float" office:value="0.261981706748811">
            <text:p>0.26198170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28HX</text:p>
          </table:table-cell>
          <table:table-cell office:value-type="float" office:value="-0.693048690115259">
            <text:p>-0.69304869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Y94C</text:p>
          </table:table-cell>
          <table:table-cell office:value-type="float" office:value="0.316754470520638">
            <text:p>0.31675447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LG1F</text:p>
          </table:table-cell>
          <table:table-cell office:value-type="float" office:value="1.6858392960435">
            <text:p>1.6858392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MTX5</text:p>
          </table:table-cell>
          <table:table-cell office:value-type="float" office:value="0.991623381952483">
            <text:p>0.9916233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OUAC</text:p>
          </table:table-cell>
          <table:table-cell office:value-type="float" office:value="-1.1117880415469">
            <text:p>-1.11178804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DLBN</text:p>
          </table:table-cell>
          <table:table-cell office:value-type="float" office:value="0.313214973619202">
            <text:p>0.31321497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89GI</text:p>
          </table:table-cell>
          <table:table-cell office:value-type="float" office:value="-0.751323748212139">
            <text:p>-0.75132374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0WXS</text:p>
          </table:table-cell>
          <table:table-cell office:value-type="float" office:value="-0.502328490934623">
            <text:p>-0.50232849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ZHPX</text:p>
          </table:table-cell>
          <table:table-cell office:value-type="float" office:value="-0.590288630094185">
            <text:p>-0.59028863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ANUI</text:p>
          </table:table-cell>
          <table:table-cell office:value-type="float" office:value="-0.89680197155153">
            <text:p>-0.89680197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Z9W9</text:p>
          </table:table-cell>
          <table:table-cell office:value-type="float" office:value="-0.293666778716707">
            <text:p>-0.29366677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2X7E</text:p>
          </table:table-cell>
          <table:table-cell office:value-type="float" office:value="0.294052344955814">
            <text:p>0.2940523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4KLH</text:p>
          </table:table-cell>
          <table:table-cell office:value-type="float" office:value="1.45184612573577">
            <text:p>1.45184612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5VT1</text:p>
          </table:table-cell>
          <table:table-cell office:value-type="float" office:value="-1.1850622914152">
            <text:p>-1.18506229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K014</text:p>
          </table:table-cell>
          <table:table-cell office:value-type="float" office:value="0.941054686932065">
            <text:p>0.94105468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DDFS</text:p>
          </table:table-cell>
          <table:table-cell office:value-type="float" office:value="0.456622228037815">
            <text:p>0.4566222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TJ40</text:p>
          </table:table-cell>
          <table:table-cell office:value-type="float" office:value="-1.10041383874338">
            <text:p>-1.10041383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XGXW</text:p>
          </table:table-cell>
          <table:table-cell office:value-type="float" office:value="-0.359715228743194">
            <text:p>-0.35971522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SHLU</text:p>
          </table:table-cell>
          <table:table-cell office:value-type="float" office:value="-0.23953359001083">
            <text:p>-0.239533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OUNS</text:p>
          </table:table-cell>
          <table:table-cell office:value-type="float" office:value="0.362146598592512">
            <text:p>0.36214659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DCJ4</text:p>
          </table:table-cell>
          <table:table-cell office:value-type="float" office:value="0.406909238128388">
            <text:p>0.40690923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23OY</text:p>
          </table:table-cell>
          <table:table-cell office:value-type="float" office:value="0.479955828581606">
            <text:p>0.47995582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8ZPJ</text:p>
          </table:table-cell>
          <table:table-cell office:value-type="float" office:value="0.522312077641445">
            <text:p>0.52231207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T1EH</text:p>
          </table:table-cell>
          <table:table-cell office:value-type="float" office:value="0.329651853503577">
            <text:p>0.32965185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04HI</text:p>
          </table:table-cell>
          <table:table-cell office:value-type="float" office:value="-0.0770783233155056">
            <text:p>-0.07707832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4HHT</text:p>
          </table:table-cell>
          <table:table-cell office:value-type="float" office:value="0.423352416248787">
            <text:p>0.42335241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NQN1</text:p>
          </table:table-cell>
          <table:table-cell office:value-type="float" office:value="-1.07344464146527">
            <text:p>-1.07344464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JAQZ</text:p>
          </table:table-cell>
          <table:table-cell office:value-type="float" office:value="-0.638371702742653">
            <text:p>-0.63837170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HV96</text:p>
          </table:table-cell>
          <table:table-cell office:value-type="float" office:value="1.50709003726665">
            <text:p>1.50709003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8IQJ</text:p>
          </table:table-cell>
          <table:table-cell office:value-type="float" office:value="1.21705599517889">
            <text:p>1.21705599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8IPP</text:p>
          </table:table-cell>
          <table:table-cell office:value-type="float" office:value="-1.13607609854076">
            <text:p>-1.13607609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UESP</text:p>
          </table:table-cell>
          <table:table-cell office:value-type="float" office:value="-0.0167263696739249">
            <text:p>-0.01672636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G7TC</text:p>
          </table:table-cell>
          <table:table-cell office:value-type="float" office:value="0.204261955233893">
            <text:p>0.20426195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YQPD</text:p>
          </table:table-cell>
          <table:table-cell office:value-type="float" office:value="0.31580612012996">
            <text:p>0.31580612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YTCX</text:p>
          </table:table-cell>
          <table:table-cell office:value-type="float" office:value="-0.043325496431208">
            <text:p>-0.04332549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2KE2</text:p>
          </table:table-cell>
          <table:table-cell office:value-type="float" office:value="1.03962064970084">
            <text:p>1.03962064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2RRM</text:p>
          </table:table-cell>
          <table:table-cell office:value-type="float" office:value="-1.31926038464686">
            <text:p>-1.31926038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0BEO</text:p>
          </table:table-cell>
          <table:table-cell office:value-type="float" office:value="-1.98310563814423">
            <text:p>-1.98310563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U2T4</text:p>
          </table:table-cell>
          <table:table-cell office:value-type="float" office:value="1.29047579236608">
            <text:p>1.29047579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IRKL</text:p>
          </table:table-cell>
          <table:table-cell office:value-type="float" office:value="-1.36108479044747">
            <text:p>-1.36108479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OBZ</text:p>
          </table:table-cell>
          <table:table-cell office:value-type="float" office:value="0.561799846261261">
            <text:p>0.56179984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OPZD</text:p>
          </table:table-cell>
          <table:table-cell office:value-type="float" office:value="0.419234721771183">
            <text:p>0.41923472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IC03</text:p>
          </table:table-cell>
          <table:table-cell office:value-type="float" office:value="-0.113942343851901">
            <text:p>-0.11394234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STPT</text:p>
          </table:table-cell>
          <table:table-cell office:value-type="float" office:value="1.22067099227591">
            <text:p>1.22067099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RO2H</text:p>
          </table:table-cell>
          <table:table-cell office:value-type="float" office:value="-1.35331495863234">
            <text:p>-1.35331495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ZIE2</text:p>
          </table:table-cell>
          <table:table-cell office:value-type="float" office:value="1.00170917898438">
            <text:p>1.0017091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DBV4</text:p>
          </table:table-cell>
          <table:table-cell office:value-type="float" office:value="-1.61865743216285">
            <text:p>-1.61865743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U34M</text:p>
          </table:table-cell>
          <table:table-cell office:value-type="float" office:value="-0.211554483748812">
            <text:p>-0.21155448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P57Z</text:p>
          </table:table-cell>
          <table:table-cell office:value-type="float" office:value="-2.37469166155124">
            <text:p>-2.37469166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VEO3</text:p>
          </table:table-cell>
          <table:table-cell office:value-type="float" office:value="1.38643533725409">
            <text:p>1.38643533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JWGN</text:p>
          </table:table-cell>
          <table:table-cell office:value-type="float" office:value="0.656798994323926">
            <text:p>0.65679899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RWRG</text:p>
          </table:table-cell>
          <table:table-cell office:value-type="float" office:value="-0.232250545920121">
            <text:p>-0.23225054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7XPX</text:p>
          </table:table-cell>
          <table:table-cell office:value-type="float" office:value="-2.8518501764807">
            <text:p>-2.85185017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7F2K</text:p>
          </table:table-cell>
          <table:table-cell office:value-type="float" office:value="-0.274821677947292">
            <text:p>-0.27482167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161T</text:p>
          </table:table-cell>
          <table:table-cell office:value-type="float" office:value="0.750998001144652">
            <text:p>0.75099800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3CCI</text:p>
          </table:table-cell>
          <table:table-cell office:value-type="float" office:value="0.753946173713404">
            <text:p>0.75394617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FGAQ</text:p>
          </table:table-cell>
          <table:table-cell office:value-type="float" office:value="0.556094193233381">
            <text:p>0.55609419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96J2</text:p>
          </table:table-cell>
          <table:table-cell office:value-type="float" office:value="0.0364152134032063">
            <text:p>0.03641521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VLEU</text:p>
          </table:table-cell>
          <table:table-cell office:value-type="float" office:value="-0.0311394432531952">
            <text:p>-0.03113944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ONOI</text:p>
          </table:table-cell>
          <table:table-cell office:value-type="float" office:value="-0.594662596837908">
            <text:p>-0.59466259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4NSW</text:p>
          </table:table-cell>
          <table:table-cell office:value-type="float" office:value="-1.46579011268663">
            <text:p>-1.46579011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ES3X</text:p>
          </table:table-cell>
          <table:table-cell office:value-type="float" office:value="-1.78744276959876">
            <text:p>-1.78744276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PE6W</text:p>
          </table:table-cell>
          <table:table-cell office:value-type="float" office:value="-1.67556303761221">
            <text:p>-1.67556303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J3K4</text:p>
          </table:table-cell>
          <table:table-cell office:value-type="float" office:value="0.779882844414946">
            <text:p>0.77988284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UEF4</text:p>
          </table:table-cell>
          <table:table-cell office:value-type="float" office:value="0.922217430888728">
            <text:p>0.92221743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Q0K2</text:p>
          </table:table-cell>
          <table:table-cell office:value-type="float" office:value="0.156174854010955">
            <text:p>0.1561748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26AU</text:p>
          </table:table-cell>
          <table:table-cell office:value-type="float" office:value="-1.72258661409803">
            <text:p>-1.72258661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7TDT</text:p>
          </table:table-cell>
          <table:table-cell office:value-type="float" office:value="-1.24390899229753">
            <text:p>-1.24390899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8PPH</text:p>
          </table:table-cell>
          <table:table-cell office:value-type="float" office:value="0.393320499784433">
            <text:p>0.39332049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J3R3</text:p>
          </table:table-cell>
          <table:table-cell office:value-type="float" office:value="-0.659318518246681">
            <text:p>-0.65931851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15BD</text:p>
          </table:table-cell>
          <table:table-cell office:value-type="float" office:value="1.65228134061086">
            <text:p>1.65228134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A3T5</text:p>
          </table:table-cell>
          <table:table-cell office:value-type="float" office:value="-1.10687103506139">
            <text:p>-1.10687103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XNXY</text:p>
          </table:table-cell>
          <table:table-cell office:value-type="float" office:value="-0.295082969643682">
            <text:p>-0.29508296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8ZNL</text:p>
          </table:table-cell>
          <table:table-cell office:value-type="float" office:value="-0.85480734283259">
            <text:p>-0.85480734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94WC</text:p>
          </table:table-cell>
          <table:table-cell office:value-type="float" office:value="-0.842297513007976">
            <text:p>-0.8422975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RP8D</text:p>
          </table:table-cell>
          <table:table-cell office:value-type="float" office:value="2.51731451727375">
            <text:p>2.51731451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BB6F</text:p>
          </table:table-cell>
          <table:table-cell office:value-type="float" office:value="-1.3668326204971">
            <text:p>-1.36683262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LE11</text:p>
          </table:table-cell>
          <table:table-cell office:value-type="float" office:value="0.309653673874881">
            <text:p>0.30965367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G8SI</text:p>
          </table:table-cell>
          <table:table-cell office:value-type="float" office:value="1.38448274097177">
            <text:p>1.3844827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FGHJ</text:p>
          </table:table-cell>
          <table:table-cell office:value-type="float" office:value="1.03157429862599">
            <text:p>1.03157429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76WE</text:p>
          </table:table-cell>
          <table:table-cell office:value-type="float" office:value="2.11777699377885">
            <text:p>2.11777699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0F9C</text:p>
          </table:table-cell>
          <table:table-cell office:value-type="float" office:value="-1.19482927929034">
            <text:p>-1.19482927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4B49</text:p>
          </table:table-cell>
          <table:table-cell office:value-type="float" office:value="0.227605848242587">
            <text:p>0.22760584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5IKL</text:p>
          </table:table-cell>
          <table:table-cell office:value-type="float" office:value="-1.75045218744614">
            <text:p>-1.75045218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995Z</text:p>
          </table:table-cell>
          <table:table-cell office:value-type="float" office:value="-0.520204356259428">
            <text:p>-0.52020435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CV6S</text:p>
          </table:table-cell>
          <table:table-cell office:value-type="float" office:value="0.604641519528132">
            <text:p>0.60464151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KP6W</text:p>
          </table:table-cell>
          <table:table-cell office:value-type="float" office:value="-2.57964891856531">
            <text:p>-2.57964891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R0E0</text:p>
          </table:table-cell>
          <table:table-cell office:value-type="float" office:value="0.10565240380922">
            <text:p>0.10565240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2SIW</text:p>
          </table:table-cell>
          <table:table-cell office:value-type="float" office:value="1.31631390412894">
            <text:p>1.31631390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34JW</text:p>
          </table:table-cell>
          <table:table-cell office:value-type="float" office:value="1.21656556323745">
            <text:p>1.21656556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035R</text:p>
          </table:table-cell>
          <table:table-cell office:value-type="float" office:value="-0.00812815865912281">
            <text:p>-0.00812815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QE1Q</text:p>
          </table:table-cell>
          <table:table-cell office:value-type="float" office:value="-1.08927227907144">
            <text:p>-1.08927227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THT7</text:p>
          </table:table-cell>
          <table:table-cell office:value-type="float" office:value="0.694039261820926">
            <text:p>0.69403926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4SKO</text:p>
          </table:table-cell>
          <table:table-cell office:value-type="float" office:value="0.874965439644741">
            <text:p>0.87496543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N42Z</text:p>
          </table:table-cell>
          <table:table-cell office:value-type="float" office:value="0.557724634298276">
            <text:p>0.55772463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7KSZ</text:p>
          </table:table-cell>
          <table:table-cell office:value-type="float" office:value="0.0476336428993793">
            <text:p>0.04763364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Y84E</text:p>
          </table:table-cell>
          <table:table-cell office:value-type="float" office:value="-0.479307465161765">
            <text:p>-0.47930746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I9GK</text:p>
          </table:table-cell>
          <table:table-cell office:value-type="float" office:value="-0.779411554441561">
            <text:p>-0.77941155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LHON</text:p>
          </table:table-cell>
          <table:table-cell office:value-type="float" office:value="-1.89452061932116">
            <text:p>-1.89452061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ZT8Q</text:p>
          </table:table-cell>
          <table:table-cell office:value-type="float" office:value="-1.26831704383195">
            <text:p>-1.26831704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RUXY</text:p>
          </table:table-cell>
          <table:table-cell office:value-type="float" office:value="-0.492603906811482">
            <text:p>-0.49260390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UR4W</text:p>
          </table:table-cell>
          <table:table-cell office:value-type="float" office:value="-0.00574239164383702">
            <text:p>-0.00574239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CJ0R</text:p>
          </table:table-cell>
          <table:table-cell office:value-type="float" office:value="-0.134759557256617">
            <text:p>-0.13475955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2A7N</text:p>
          </table:table-cell>
          <table:table-cell office:value-type="float" office:value="-0.488845583035777">
            <text:p>-0.4888455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PQ0Y</text:p>
          </table:table-cell>
          <table:table-cell office:value-type="float" office:value="-0.095478310526766">
            <text:p>-0.09547831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RFVL</text:p>
          </table:table-cell>
          <table:table-cell office:value-type="float" office:value="0.296835145459183">
            <text:p>0.29683514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WQBU</text:p>
          </table:table-cell>
          <table:table-cell office:value-type="float" office:value="-0.232582643566982">
            <text:p>-0.23258264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39IV</text:p>
          </table:table-cell>
          <table:table-cell office:value-type="float" office:value="-0.661780783178971">
            <text:p>-0.66178078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TI3B</text:p>
          </table:table-cell>
          <table:table-cell office:value-type="float" office:value="0.665638644029055">
            <text:p>0.6656386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HLMX</text:p>
          </table:table-cell>
          <table:table-cell office:value-type="float" office:value="0.52166399373886">
            <text:p>0.52166399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2DDK</text:p>
          </table:table-cell>
          <table:table-cell office:value-type="float" office:value="1.26231554787115">
            <text:p>1.26231554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1PSS</text:p>
          </table:table-cell>
          <table:table-cell office:value-type="float" office:value="-0.307249716208468">
            <text:p>-0.30724971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7AV5</text:p>
          </table:table-cell>
          <table:table-cell office:value-type="float" office:value="0.802670331480053">
            <text:p>0.80267033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CBP1</text:p>
          </table:table-cell>
          <table:table-cell office:value-type="float" office:value="0.950072797801501">
            <text:p>0.95007279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C9A0</text:p>
          </table:table-cell>
          <table:table-cell office:value-type="float" office:value="-2.57918604501159">
            <text:p>-2.5791860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J10O</text:p>
          </table:table-cell>
          <table:table-cell office:value-type="float" office:value="1.80401471235703">
            <text:p>1.80401471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BHBZ</text:p>
          </table:table-cell>
          <table:table-cell office:value-type="float" office:value="0.680546238654433">
            <text:p>0.68054623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Z2QY</text:p>
          </table:table-cell>
          <table:table-cell office:value-type="float" office:value="0.916720105139902">
            <text:p>0.91672010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6DJ7</text:p>
          </table:table-cell>
          <table:table-cell office:value-type="float" office:value="-0.00856643050416356">
            <text:p>-0.00856643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58WL</text:p>
          </table:table-cell>
          <table:table-cell office:value-type="float" office:value="1.30335676779691">
            <text:p>1.3033567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FQGF</text:p>
          </table:table-cell>
          <table:table-cell office:value-type="float" office:value="-1.33258706165815">
            <text:p>-1.33258706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ORSM</text:p>
          </table:table-cell>
          <table:table-cell office:value-type="float" office:value="0.165143152516776">
            <text:p>0.16514315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YBNT</text:p>
          </table:table-cell>
          <table:table-cell office:value-type="float" office:value="0.05283771009445">
            <text:p>0.0528377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KL51</text:p>
          </table:table-cell>
          <table:table-cell office:value-type="float" office:value="-1.27638711859632">
            <text:p>-1.27638711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NU7D</text:p>
          </table:table-cell>
          <table:table-cell office:value-type="float" office:value="-0.948745885169577">
            <text:p>-0.94874588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FWWN</text:p>
          </table:table-cell>
          <table:table-cell office:value-type="float" office:value="-0.733786241528316">
            <text:p>-0.73378624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SZAJ</text:p>
          </table:table-cell>
          <table:table-cell office:value-type="float" office:value="0.00592278398112045">
            <text:p>0.0059227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5RO</text:p>
          </table:table-cell>
          <table:table-cell office:value-type="float" office:value="2.43427485836136">
            <text:p>2.43427485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TBGY</text:p>
          </table:table-cell>
          <table:table-cell office:value-type="float" office:value="0.662165999128521">
            <text:p>0.66216599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4FLZ</text:p>
          </table:table-cell>
          <table:table-cell office:value-type="float" office:value="0.822171488619377">
            <text:p>0.82217148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G82H</text:p>
          </table:table-cell>
          <table:table-cell office:value-type="float" office:value="1.17197110784236">
            <text:p>1.17197110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EGDA</text:p>
          </table:table-cell>
          <table:table-cell office:value-type="float" office:value="-0.704716188431214">
            <text:p>-0.70471618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11KG</text:p>
          </table:table-cell>
          <table:table-cell office:value-type="float" office:value="-1.04576232304608">
            <text:p>-1.0457623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HDOB</text:p>
          </table:table-cell>
          <table:table-cell office:value-type="float" office:value="-0.754032664560555">
            <text:p>-0.75403266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RGAX</text:p>
          </table:table-cell>
          <table:table-cell office:value-type="float" office:value="-0.845541744202616">
            <text:p>-0.84554174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OH4S</text:p>
          </table:table-cell>
          <table:table-cell office:value-type="float" office:value="-0.092098992558545">
            <text:p>-0.09209899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5PJA</text:p>
          </table:table-cell>
          <table:table-cell office:value-type="float" office:value="-1.12217487123228">
            <text:p>-1.12217487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NSSH</text:p>
          </table:table-cell>
          <table:table-cell office:value-type="float" office:value="1.31462374831698">
            <text:p>1.31462374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9WQ4</text:p>
          </table:table-cell>
          <table:table-cell office:value-type="float" office:value="-1.77055245699248">
            <text:p>-1.7705524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MG5V</text:p>
          </table:table-cell>
          <table:table-cell office:value-type="float" office:value="-0.334421140359557">
            <text:p>-0.33442114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UBHF</text:p>
          </table:table-cell>
          <table:table-cell office:value-type="float" office:value="-0.849767424788427">
            <text:p>-0.84976742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4H90</text:p>
          </table:table-cell>
          <table:table-cell office:value-type="float" office:value="0.813531073045543">
            <text:p>0.813531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BNBR</text:p>
          </table:table-cell>
          <table:table-cell office:value-type="float" office:value="0.991477633211553">
            <text:p>0.99147763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1WFX</text:p>
          </table:table-cell>
          <table:table-cell office:value-type="float" office:value="0.258248529356141">
            <text:p>0.25824852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0HTZ</text:p>
          </table:table-cell>
          <table:table-cell office:value-type="float" office:value="-0.427379965143963">
            <text:p>-0.42737996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6DLZ</text:p>
          </table:table-cell>
          <table:table-cell office:value-type="float" office:value="0.884035172715288">
            <text:p>0.88403517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KIIK</text:p>
          </table:table-cell>
          <table:table-cell office:value-type="float" office:value="-0.218577237678651">
            <text:p>-0.21857723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ZNT5</text:p>
          </table:table-cell>
          <table:table-cell office:value-type="float" office:value="0.167439093207268">
            <text:p>0.16743909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NFXT</text:p>
          </table:table-cell>
          <table:table-cell office:value-type="float" office:value="-0.0236769319703979">
            <text:p>-0.0236769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EX61</text:p>
          </table:table-cell>
          <table:table-cell office:value-type="float" office:value="-0.0776112453149053">
            <text:p>-0.07761124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9WKJ</text:p>
          </table:table-cell>
          <table:table-cell office:value-type="float" office:value="-0.365148347031673">
            <text:p>-0.3651483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2YK0</text:p>
          </table:table-cell>
          <table:table-cell office:value-type="float" office:value="1.00025783184047">
            <text:p>1.00025783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680Q</text:p>
          </table:table-cell>
          <table:table-cell office:value-type="float" office:value="1.0088594596394">
            <text:p>1.00885945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KSKD</text:p>
          </table:table-cell>
          <table:table-cell office:value-type="float" office:value="0.747633158163101">
            <text:p>0.74763315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Y2M1</text:p>
          </table:table-cell>
          <table:table-cell office:value-type="float" office:value="-1.67104677956481">
            <text:p>-1.67104677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0AK0</text:p>
          </table:table-cell>
          <table:table-cell office:value-type="float" office:value="0.421478538810961">
            <text:p>0.42147853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2Z99</text:p>
          </table:table-cell>
          <table:table-cell office:value-type="float" office:value="1.12568513850737">
            <text:p>1.12568513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48Y2</text:p>
          </table:table-cell>
          <table:table-cell office:value-type="float" office:value="0.684917281915564">
            <text:p>0.68491728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SLVU</text:p>
          </table:table-cell>
          <table:table-cell office:value-type="float" office:value="0.315083089250087">
            <text:p>0.31508308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Z1LC</text:p>
          </table:table-cell>
          <table:table-cell office:value-type="float" office:value="-1.44337294197907">
            <text:p>-1.4433729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NZBR</text:p>
          </table:table-cell>
          <table:table-cell office:value-type="float" office:value="0.632100841330359">
            <text:p>0.63210084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N91L</text:p>
          </table:table-cell>
          <table:table-cell office:value-type="float" office:value="0.466334316491121">
            <text:p>0.46633431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DQF5</text:p>
          </table:table-cell>
          <table:table-cell office:value-type="float" office:value="-0.200102123638691">
            <text:p>-0.20010212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PO4V</text:p>
          </table:table-cell>
          <table:table-cell office:value-type="float" office:value="-1.32522274354397">
            <text:p>-1.32522274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4KWA</text:p>
          </table:table-cell>
          <table:table-cell office:value-type="float" office:value="1.51631158759484">
            <text:p>1.51631158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S8Q4</text:p>
          </table:table-cell>
          <table:table-cell office:value-type="float" office:value="0.358472665579307">
            <text:p>0.35847266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MEEB</text:p>
          </table:table-cell>
          <table:table-cell office:value-type="float" office:value="-1.46742732668367">
            <text:p>-1.46742732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LCR7</text:p>
          </table:table-cell>
          <table:table-cell office:value-type="float" office:value="0.278330088301311">
            <text:p>0.27833008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78BC</text:p>
          </table:table-cell>
          <table:table-cell office:value-type="float" office:value="-0.760024120486353">
            <text:p>-0.76002412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745X</text:p>
          </table:table-cell>
          <table:table-cell office:value-type="float" office:value="0.598375146559157">
            <text:p>0.59837514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HO44</text:p>
          </table:table-cell>
          <table:table-cell office:value-type="float" office:value="0.896955127652156">
            <text:p>0.89695512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JO4</text:p>
          </table:table-cell>
          <table:table-cell office:value-type="float" office:value="0.524215519302127">
            <text:p>0.52421551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KO0C</text:p>
          </table:table-cell>
          <table:table-cell office:value-type="float" office:value="-1.228135329481">
            <text:p>-1.22813532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C1ZN</text:p>
          </table:table-cell>
          <table:table-cell office:value-type="float" office:value="-0.391398714260338">
            <text:p>-0.3913987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19R3</text:p>
          </table:table-cell>
          <table:table-cell office:value-type="float" office:value="-0.775625902218865">
            <text:p>-0.77562590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H9FQ</text:p>
          </table:table-cell>
          <table:table-cell office:value-type="float" office:value="-1.62006841541435">
            <text:p>-1.62006841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TBED</text:p>
          </table:table-cell>
          <table:table-cell office:value-type="float" office:value="-0.719770402693589">
            <text:p>-0.71977040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4UNT</text:p>
          </table:table-cell>
          <table:table-cell office:value-type="float" office:value="1.42573039649942">
            <text:p>1.42573039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PK4H</text:p>
          </table:table-cell>
          <table:table-cell office:value-type="float" office:value="-1.43817682071605">
            <text:p>-1.43817682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I0MH</text:p>
          </table:table-cell>
          <table:table-cell office:value-type="float" office:value="-1.44658778659495">
            <text:p>-1.44658778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6LVK</text:p>
          </table:table-cell>
          <table:table-cell office:value-type="float" office:value="-0.956103573253174">
            <text:p>-0.95610357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XOBE</text:p>
          </table:table-cell>
          <table:table-cell office:value-type="float" office:value="2.1430029550696">
            <text:p>2.14300295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35PQ</text:p>
          </table:table-cell>
          <table:table-cell office:value-type="float" office:value="0.397064244990681">
            <text:p>0.3970642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KNYR</text:p>
          </table:table-cell>
          <table:table-cell office:value-type="float" office:value="0.0618885534533135">
            <text:p>0.06188855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O7Y6</text:p>
          </table:table-cell>
          <table:table-cell office:value-type="float" office:value="0.745129371721068">
            <text:p>0.74512937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DM88</text:p>
          </table:table-cell>
          <table:table-cell office:value-type="float" office:value="-0.574487091590684">
            <text:p>-0.57448709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9EB5</text:p>
          </table:table-cell>
          <table:table-cell office:value-type="float" office:value="0.731699582316844">
            <text:p>0.73169958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D9Z0</text:p>
          </table:table-cell>
          <table:table-cell office:value-type="float" office:value="1.40095547025759">
            <text:p>1.40095547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44QT</text:p>
          </table:table-cell>
          <table:table-cell office:value-type="float" office:value="0.935212671147226">
            <text:p>0.93521267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O1JE</text:p>
          </table:table-cell>
          <table:table-cell office:value-type="float" office:value="1.22564429789994">
            <text:p>1.22564429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0RFW</text:p>
          </table:table-cell>
          <table:table-cell office:value-type="float" office:value="-0.215486633701127">
            <text:p>-0.21548663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OPBL</text:p>
          </table:table-cell>
          <table:table-cell office:value-type="float" office:value="0.0927081188446277">
            <text:p>0.09270811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HKXA</text:p>
          </table:table-cell>
          <table:table-cell office:value-type="float" office:value="0.530873987595269">
            <text:p>0.53087398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2S34</text:p>
          </table:table-cell>
          <table:table-cell office:value-type="float" office:value="-0.638369183820425">
            <text:p>-0.63836918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D354</text:p>
          </table:table-cell>
          <table:table-cell office:value-type="float" office:value="0.0369630132700403">
            <text:p>0.03696301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VF0L</text:p>
          </table:table-cell>
          <table:table-cell office:value-type="float" office:value="-0.908026794450194">
            <text:p>-0.90802679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3080</text:p>
          </table:table-cell>
          <table:table-cell office:value-type="float" office:value="0.128102127297203">
            <text:p>0.1281021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CEVZ</text:p>
          </table:table-cell>
          <table:table-cell office:value-type="float" office:value="0.256755500622813">
            <text:p>0.25675550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Z7LN</text:p>
          </table:table-cell>
          <table:table-cell office:value-type="float" office:value="-0.0618437264418494">
            <text:p>-0.06184372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ZXJV</text:p>
          </table:table-cell>
          <table:table-cell office:value-type="float" office:value="-1.21157668663569">
            <text:p>-1.21157668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QKP5</text:p>
          </table:table-cell>
          <table:table-cell office:value-type="float" office:value="2.60138059441641">
            <text:p>2.60138059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02UZ</text:p>
          </table:table-cell>
          <table:table-cell office:value-type="float" office:value="0.0727576192945767">
            <text:p>0.07275761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2T0D</text:p>
          </table:table-cell>
          <table:table-cell office:value-type="float" office:value="-0.598700635479272">
            <text:p>-0.59870063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ZATA</text:p>
          </table:table-cell>
          <table:table-cell office:value-type="float" office:value="-0.528752516649001">
            <text:p>-0.52875251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UYZI</text:p>
          </table:table-cell>
          <table:table-cell office:value-type="float" office:value="0.575492988289424">
            <text:p>0.57549298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2V9L</text:p>
          </table:table-cell>
          <table:table-cell office:value-type="float" office:value="0.464486047294457">
            <text:p>0.46448604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V2LC</text:p>
          </table:table-cell>
          <table:table-cell office:value-type="float" office:value="-0.48535737446227">
            <text:p>-0.48535737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AU4J</text:p>
          </table:table-cell>
          <table:table-cell office:value-type="float" office:value="1.70422892213108">
            <text:p>1.70422892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KOIG</text:p>
          </table:table-cell>
          <table:table-cell office:value-type="float" office:value="0.927736432233974">
            <text:p>0.92773643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BVOF</text:p>
          </table:table-cell>
          <table:table-cell office:value-type="float" office:value="0.193951616427623">
            <text:p>0.19395161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X4NK</text:p>
          </table:table-cell>
          <table:table-cell office:value-type="float" office:value="0.306096846051081">
            <text:p>0.30609684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6T27</text:p>
          </table:table-cell>
          <table:table-cell office:value-type="float" office:value="0.127998176465482">
            <text:p>0.12799817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YODW</text:p>
          </table:table-cell>
          <table:table-cell office:value-type="float" office:value="-0.452833783526575">
            <text:p>-0.45283378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9VR</text:p>
          </table:table-cell>
          <table:table-cell office:value-type="float" office:value="-0.792191879671616">
            <text:p>-0.79219187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9XOL</text:p>
          </table:table-cell>
          <table:table-cell office:value-type="float" office:value="0.165880838540214">
            <text:p>0.16588083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Z1EH</text:p>
          </table:table-cell>
          <table:table-cell office:value-type="float" office:value="1.42413082073101">
            <text:p>1.42413082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MGOL</text:p>
          </table:table-cell>
          <table:table-cell office:value-type="float" office:value="0.00753806476636878">
            <text:p>0.00753806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OIWV</text:p>
          </table:table-cell>
          <table:table-cell office:value-type="float" office:value="0.198029233607178">
            <text:p>0.19802923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0C6G</text:p>
          </table:table-cell>
          <table:table-cell office:value-type="float" office:value="-0.798963589843079">
            <text:p>-0.79896358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WCQN</text:p>
          </table:table-cell>
          <table:table-cell office:value-type="float" office:value="2.04021135003865">
            <text:p>2.040211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0N47</text:p>
          </table:table-cell>
          <table:table-cell office:value-type="float" office:value="0.275209214324582">
            <text:p>0.2752092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6B5Q</text:p>
          </table:table-cell>
          <table:table-cell office:value-type="float" office:value="0.42266131770857">
            <text:p>0.42266131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SQAT</text:p>
          </table:table-cell>
          <table:table-cell office:value-type="float" office:value="-1.44830649014505">
            <text:p>-1.44830649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8VJ9</text:p>
          </table:table-cell>
          <table:table-cell office:value-type="float" office:value="-0.226630120099131">
            <text:p>-0.22663012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JDTU</text:p>
          </table:table-cell>
          <table:table-cell office:value-type="float" office:value="0.258321969434465">
            <text:p>0.25832196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LR55</text:p>
          </table:table-cell>
          <table:table-cell office:value-type="float" office:value="1.69512963956805">
            <text:p>1.69512963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NZ2</text:p>
          </table:table-cell>
          <table:table-cell office:value-type="float" office:value="-0.247455637710462">
            <text:p>-0.24745563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2M7Y</text:p>
          </table:table-cell>
          <table:table-cell office:value-type="float" office:value="0.305297008950396">
            <text:p>0.3052970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D63R</text:p>
          </table:table-cell>
          <table:table-cell office:value-type="float" office:value="0.941272041140588">
            <text:p>0.94127204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TOS5</text:p>
          </table:table-cell>
          <table:table-cell office:value-type="float" office:value="0.797984029609692">
            <text:p>0.79798402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EYKP</text:p>
          </table:table-cell>
          <table:table-cell office:value-type="float" office:value="-0.582451704817775">
            <text:p>-0.58245170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DQB3</text:p>
          </table:table-cell>
          <table:table-cell office:value-type="float" office:value="-0.946020345650583">
            <text:p>-0.94602034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4LQ6</text:p>
          </table:table-cell>
          <table:table-cell office:value-type="float" office:value="-0.15082372274775">
            <text:p>-0.15082372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9JFD</text:p>
          </table:table-cell>
          <table:table-cell office:value-type="float" office:value="-0.569411656063944">
            <text:p>-0.56941165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1EKQ</text:p>
          </table:table-cell>
          <table:table-cell office:value-type="float" office:value="1.64323761959287">
            <text:p>1.64323761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F0LQ</text:p>
          </table:table-cell>
          <table:table-cell office:value-type="float" office:value="-1.12059607197699">
            <text:p>-1.1205960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GKT2</text:p>
          </table:table-cell>
          <table:table-cell office:value-type="float" office:value="1.08412827445872">
            <text:p>1.08412827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A5NB</text:p>
          </table:table-cell>
          <table:table-cell office:value-type="float" office:value="-0.105554482382595">
            <text:p>-0.10555448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K2C5</text:p>
          </table:table-cell>
          <table:table-cell office:value-type="float" office:value="-2.00564696812526">
            <text:p>-2.00564696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DMBZ</text:p>
          </table:table-cell>
          <table:table-cell office:value-type="float" office:value="-0.831310693206725">
            <text:p>-0.83131069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QV4Q</text:p>
          </table:table-cell>
          <table:table-cell office:value-type="float" office:value="-0.410600968229065">
            <text:p>-0.4106009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4ZOY</text:p>
          </table:table-cell>
          <table:table-cell office:value-type="float" office:value="1.08018697335639">
            <text:p>1.08018697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R4MT</text:p>
          </table:table-cell>
          <table:table-cell office:value-type="float" office:value="0.0322672257070462">
            <text:p>0.03226722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29G7</text:p>
          </table:table-cell>
          <table:table-cell office:value-type="float" office:value="0.824583964553431">
            <text:p>0.82458396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30UC</text:p>
          </table:table-cell>
          <table:table-cell office:value-type="float" office:value="-0.955504456907328">
            <text:p>-0.95550445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G495</text:p>
          </table:table-cell>
          <table:table-cell office:value-type="float" office:value="1.40952488929256">
            <text:p>1.40952488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BNNC</text:p>
          </table:table-cell>
          <table:table-cell office:value-type="float" office:value="0.156997816438967">
            <text:p>0.15699781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CGXY</text:p>
          </table:table-cell>
          <table:table-cell office:value-type="float" office:value="1.50937459071307">
            <text:p>1.50937459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SS2</text:p>
          </table:table-cell>
          <table:table-cell office:value-type="float" office:value="0.954266707294447">
            <text:p>0.95426670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6UW9</text:p>
          </table:table-cell>
          <table:table-cell office:value-type="float" office:value="0.124683510002581">
            <text:p>0.124683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X1EE</text:p>
          </table:table-cell>
          <table:table-cell office:value-type="float" office:value="-0.406333584104038">
            <text:p>-0.40633358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B8TZ</text:p>
          </table:table-cell>
          <table:table-cell office:value-type="float" office:value="1.56915751048153">
            <text:p>1.56915751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TKI4</text:p>
          </table:table-cell>
          <table:table-cell office:value-type="float" office:value="1.8571611011712">
            <text:p>1.85716110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9H8I</text:p>
          </table:table-cell>
          <table:table-cell office:value-type="float" office:value="-0.288576168217341">
            <text:p>-0.2885761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T75C</text:p>
          </table:table-cell>
          <table:table-cell office:value-type="float" office:value="-0.261436257567628">
            <text:p>-0.26143625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ECLO</text:p>
          </table:table-cell>
          <table:table-cell office:value-type="float" office:value="0.330006546258971">
            <text:p>0.33000654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7X9V</text:p>
          </table:table-cell>
          <table:table-cell office:value-type="float" office:value="0.320664997076697">
            <text:p>0.32066499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T8Z4</text:p>
          </table:table-cell>
          <table:table-cell office:value-type="float" office:value="0.442803070928922">
            <text:p>0.44280307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TCL4</text:p>
          </table:table-cell>
          <table:table-cell office:value-type="float" office:value="-1.09029875213957">
            <text:p>-1.09029875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X7QJ</text:p>
          </table:table-cell>
          <table:table-cell office:value-type="float" office:value="0.631857049269727">
            <text:p>0.63185704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8A16</text:p>
          </table:table-cell>
          <table:table-cell office:value-type="float" office:value="-0.740073744270606">
            <text:p>-0.74007374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LDFB</text:p>
          </table:table-cell>
          <table:table-cell office:value-type="float" office:value="-1.19336620940493">
            <text:p>-1.19336620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5YUW</text:p>
          </table:table-cell>
          <table:table-cell office:value-type="float" office:value="1.11193649248872">
            <text:p>1.11193649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NNKH</text:p>
          </table:table-cell>
          <table:table-cell office:value-type="float" office:value="-1.08085932556798">
            <text:p>-1.08085932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2OEK</text:p>
          </table:table-cell>
          <table:table-cell office:value-type="float" office:value="-0.127228028874416">
            <text:p>-0.12722802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O7NB</text:p>
          </table:table-cell>
          <table:table-cell office:value-type="float" office:value="0.544938229631031">
            <text:p>0.54493822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4QJ6</text:p>
          </table:table-cell>
          <table:table-cell office:value-type="float" office:value="-1.189440517891">
            <text:p>-1.18944051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WRYG</text:p>
          </table:table-cell>
          <table:table-cell office:value-type="float" office:value="0.549403062261626">
            <text:p>0.54940306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CO9H</text:p>
          </table:table-cell>
          <table:table-cell office:value-type="float" office:value="0.0528867799557445">
            <text:p>0.052886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9EKQ</text:p>
          </table:table-cell>
          <table:table-cell office:value-type="float" office:value="0.682817424872919">
            <text:p>0.68281742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6WBW</text:p>
          </table:table-cell>
          <table:table-cell office:value-type="float" office:value="0.337909940295158">
            <text:p>0.33790994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Z7PO</text:p>
          </table:table-cell>
          <table:table-cell office:value-type="float" office:value="-0.972543817924723">
            <text:p>-0.97254381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MW7Z</text:p>
          </table:table-cell>
          <table:table-cell office:value-type="float" office:value="-1.07571051472364">
            <text:p>-1.07571051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Q6IO</text:p>
          </table:table-cell>
          <table:table-cell office:value-type="float" office:value="-1.30724360186436">
            <text:p>-1.30724360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3WGP</text:p>
          </table:table-cell>
          <table:table-cell office:value-type="float" office:value="1.31841173446015">
            <text:p>1.31841173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N8CI</text:p>
          </table:table-cell>
          <table:table-cell office:value-type="float" office:value="-0.079777057032985">
            <text:p>-0.0797770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41JW</text:p>
          </table:table-cell>
          <table:table-cell office:value-type="float" office:value="0.327423978401148">
            <text:p>0.32742397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0J2O</text:p>
          </table:table-cell>
          <table:table-cell office:value-type="float" office:value="1.00601655877694">
            <text:p>1.00601655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U45S</text:p>
          </table:table-cell>
          <table:table-cell office:value-type="float" office:value="0.843199577245412">
            <text:p>0.84319957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K0PP</text:p>
          </table:table-cell>
          <table:table-cell office:value-type="float" office:value="1.0915256468103">
            <text:p>1.09152564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IR9K</text:p>
          </table:table-cell>
          <table:table-cell office:value-type="float" office:value="0.899643569010416">
            <text:p>0.8996435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0WWV</text:p>
          </table:table-cell>
          <table:table-cell office:value-type="float" office:value="0.897600657103469">
            <text:p>0.89760065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8WA5</text:p>
          </table:table-cell>
          <table:table-cell office:value-type="float" office:value="1.96822855001476">
            <text:p>1.968228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5Q5D</text:p>
          </table:table-cell>
          <table:table-cell office:value-type="float" office:value="-0.0764143498713024">
            <text:p>-0.07641434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HGN2</text:p>
          </table:table-cell>
          <table:table-cell office:value-type="float" office:value="0.075256305761495">
            <text:p>0.07525630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F87N</text:p>
          </table:table-cell>
          <table:table-cell office:value-type="float" office:value="0.0217564496015182">
            <text:p>0.02175644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OE9F</text:p>
          </table:table-cell>
          <table:table-cell office:value-type="float" office:value="0.0417473006973067">
            <text:p>0.04174730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WKKO</text:p>
          </table:table-cell>
          <table:table-cell office:value-type="float" office:value="1.27688466308741">
            <text:p>1.27688466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EC2H</text:p>
          </table:table-cell>
          <table:table-cell office:value-type="float" office:value="0.0979959938741103">
            <text:p>0.09799599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GVSM</text:p>
          </table:table-cell>
          <table:table-cell office:value-type="float" office:value="-0.543615424042896">
            <text:p>-0.5436154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C76W</text:p>
          </table:table-cell>
          <table:table-cell office:value-type="float" office:value="0.614205311388866">
            <text:p>0.61420531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D7GJ</text:p>
          </table:table-cell>
          <table:table-cell office:value-type="float" office:value="0.100834726392621">
            <text:p>0.10083472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R0EJ</text:p>
          </table:table-cell>
          <table:table-cell office:value-type="float" office:value="-0.630684818911645">
            <text:p>-0.63068481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BJJ9</text:p>
          </table:table-cell>
          <table:table-cell office:value-type="float" office:value="1.29053406882863">
            <text:p>1.29053406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GKTL</text:p>
          </table:table-cell>
          <table:table-cell office:value-type="float" office:value="-0.948279382668898">
            <text:p>-0.94827938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0D8I</text:p>
          </table:table-cell>
          <table:table-cell office:value-type="float" office:value="1.95021191310337">
            <text:p>1.9502119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DXWH</text:p>
          </table:table-cell>
          <table:table-cell office:value-type="float" office:value="1.26627924586148">
            <text:p>1.26627924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SXL4</text:p>
          </table:table-cell>
          <table:table-cell office:value-type="float" office:value="1.91408582568206">
            <text:p>1.91408582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NJPP</text:p>
          </table:table-cell>
          <table:table-cell office:value-type="float" office:value="-0.789103972120948">
            <text:p>-0.78910397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BNV3</text:p>
          </table:table-cell>
          <table:table-cell office:value-type="float" office:value="-0.283581027403491">
            <text:p>-0.28358102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QNSB</text:p>
          </table:table-cell>
          <table:table-cell office:value-type="float" office:value="0.162113210181733">
            <text:p>0.16211321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JHM1</text:p>
          </table:table-cell>
          <table:table-cell office:value-type="float" office:value="-0.178093481815146">
            <text:p>-0.17809348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DRUW</text:p>
          </table:table-cell>
          <table:table-cell office:value-type="float" office:value="1.46182243488268">
            <text:p>1.46182243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FD9K</text:p>
          </table:table-cell>
          <table:table-cell office:value-type="float" office:value="0.232187990498744">
            <text:p>0.23218799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887F</text:p>
          </table:table-cell>
          <table:table-cell office:value-type="float" office:value="0.00202271799856241">
            <text:p>0.0020227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46DB</text:p>
          </table:table-cell>
          <table:table-cell office:value-type="float" office:value="0.761764045807499">
            <text:p>0.76176404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8EF3</text:p>
          </table:table-cell>
          <table:table-cell office:value-type="float" office:value="1.27735541386604">
            <text:p>1.27735541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IOAH</text:p>
          </table:table-cell>
          <table:table-cell office:value-type="float" office:value="0.293255453375756">
            <text:p>0.29325545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BR4R</text:p>
          </table:table-cell>
          <table:table-cell office:value-type="float" office:value="-1.08949655420013">
            <text:p>-1.08949655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S9LE</text:p>
          </table:table-cell>
          <table:table-cell office:value-type="float" office:value="-0.869743008646755">
            <text:p>-0.86974300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GU5C</text:p>
          </table:table-cell>
          <table:table-cell office:value-type="float" office:value="-0.0150059632704369">
            <text:p>-0.01500596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HCYF</text:p>
          </table:table-cell>
          <table:table-cell office:value-type="float" office:value="0.125820415972912">
            <text:p>0.1258204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WFRQ</text:p>
          </table:table-cell>
          <table:table-cell office:value-type="float" office:value="0.330996427821529">
            <text:p>0.33099642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ZT65</text:p>
          </table:table-cell>
          <table:table-cell office:value-type="float" office:value="1.37147658187607">
            <text:p>1.37147658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JK6I</text:p>
          </table:table-cell>
          <table:table-cell office:value-type="float" office:value="0.534838858478532">
            <text:p>0.53483885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KTUS</text:p>
          </table:table-cell>
          <table:table-cell office:value-type="float" office:value="1.07071338277473">
            <text:p>1.07071338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OXOO</text:p>
          </table:table-cell>
          <table:table-cell office:value-type="float" office:value="-0.0637526557482544">
            <text:p>-0.06375265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7ZA9</text:p>
          </table:table-cell>
          <table:table-cell office:value-type="float" office:value="-0.943479900173375">
            <text:p>-0.94347990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TO23</text:p>
          </table:table-cell>
          <table:table-cell office:value-type="float" office:value="0.876311954305935">
            <text:p>0.87631195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7CWZ</text:p>
          </table:table-cell>
          <table:table-cell office:value-type="float" office:value="-0.942251840628912">
            <text:p>-0.94225184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LXK1</text:p>
          </table:table-cell>
          <table:table-cell office:value-type="float" office:value="1.84419627131421">
            <text:p>1.84419627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UT0R</text:p>
          </table:table-cell>
          <table:table-cell office:value-type="float" office:value="0.899947500251868">
            <text:p>0.89994750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LB6U</text:p>
          </table:table-cell>
          <table:table-cell office:value-type="float" office:value="0.361287395130722">
            <text:p>0.36128739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XOKS</text:p>
          </table:table-cell>
          <table:table-cell office:value-type="float" office:value="-0.133343735839643">
            <text:p>-0.13334373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N5JF</text:p>
          </table:table-cell>
          <table:table-cell office:value-type="float" office:value="0.837764737932259">
            <text:p>0.83776473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K0YR</text:p>
          </table:table-cell>
          <table:table-cell office:value-type="float" office:value="-0.933661193364309">
            <text:p>-0.93366119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1I4X</text:p>
          </table:table-cell>
          <table:table-cell office:value-type="float" office:value="-0.526688060607011">
            <text:p>-0.52668806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0DG8</text:p>
          </table:table-cell>
          <table:table-cell office:value-type="float" office:value="1.62847129129734">
            <text:p>1.62847129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U9TZ</text:p>
          </table:table-cell>
          <table:table-cell office:value-type="float" office:value="-0.924948527959145">
            <text:p>-0.9249485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66KJ</text:p>
          </table:table-cell>
          <table:table-cell office:value-type="float" office:value="0.8213777922599">
            <text:p>0.82137779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XY8B</text:p>
          </table:table-cell>
          <table:table-cell office:value-type="float" office:value="0.432041485368706">
            <text:p>0.43204148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L6AE</text:p>
          </table:table-cell>
          <table:table-cell office:value-type="float" office:value="-2.83780975873837">
            <text:p>-2.83780975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K2OQ</text:p>
          </table:table-cell>
          <table:table-cell office:value-type="float" office:value="-1.83407291253717">
            <text:p>-1.83407291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JT3Y</text:p>
          </table:table-cell>
          <table:table-cell office:value-type="float" office:value="0.133378633988149">
            <text:p>0.1333786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1SLH</text:p>
          </table:table-cell>
          <table:table-cell office:value-type="float" office:value="0.654215536248809">
            <text:p>0.65421553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U1RZ</text:p>
          </table:table-cell>
          <table:table-cell office:value-type="float" office:value="1.4171061478176">
            <text:p>1.41710614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1QN9</text:p>
          </table:table-cell>
          <table:table-cell office:value-type="float" office:value="-0.34192422033767">
            <text:p>-0.34192422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EB6J</text:p>
          </table:table-cell>
          <table:table-cell office:value-type="float" office:value="1.99458181011966">
            <text:p>1.9945818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B117</text:p>
          </table:table-cell>
          <table:table-cell office:value-type="float" office:value="-0.80561523964073">
            <text:p>-0.80561523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OAYK</text:p>
          </table:table-cell>
          <table:table-cell office:value-type="float" office:value="-1.42365271192548">
            <text:p>-1.42365271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4WCO</text:p>
          </table:table-cell>
          <table:table-cell office:value-type="float" office:value="1.18235586540162">
            <text:p>1.18235586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6TD7</text:p>
          </table:table-cell>
          <table:table-cell office:value-type="float" office:value="-1.10765343417853">
            <text:p>-1.10765343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LX1K</text:p>
          </table:table-cell>
          <table:table-cell office:value-type="float" office:value="-1.05671189108757">
            <text:p>-1.05671189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DP59</text:p>
          </table:table-cell>
          <table:table-cell office:value-type="float" office:value="0.250660310295649">
            <text:p>0.25066031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W0QC</text:p>
          </table:table-cell>
          <table:table-cell office:value-type="float" office:value="-1.38871139032614">
            <text:p>-1.38871139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8CSB</text:p>
          </table:table-cell>
          <table:table-cell office:value-type="float" office:value="0.489946885697152">
            <text:p>0.48994688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RNKR</text:p>
          </table:table-cell>
          <table:table-cell office:value-type="float" office:value="0.521812691778051">
            <text:p>0.52181269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K35M</text:p>
          </table:table-cell>
          <table:table-cell office:value-type="float" office:value="-1.26297778642124">
            <text:p>-1.26297778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T6IO</text:p>
          </table:table-cell>
          <table:table-cell office:value-type="float" office:value="-0.368576675292213">
            <text:p>-0.36857667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F4FB</text:p>
          </table:table-cell>
          <table:table-cell office:value-type="float" office:value="0.889355749665407">
            <text:p>0.88935574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NNYW</text:p>
          </table:table-cell>
          <table:table-cell office:value-type="float" office:value="1.0827338224117">
            <text:p>1.08273382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OWCH</text:p>
          </table:table-cell>
          <table:table-cell office:value-type="float" office:value="-0.615283867929009">
            <text:p>-0.61528386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0T1W</text:p>
          </table:table-cell>
          <table:table-cell office:value-type="float" office:value="0.274344329477422">
            <text:p>0.27434432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ESNV</text:p>
          </table:table-cell>
          <table:table-cell office:value-type="float" office:value="0.71535944170077">
            <text:p>0.71535944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YQNA</text:p>
          </table:table-cell>
          <table:table-cell office:value-type="float" office:value="0.970268488777583">
            <text:p>0.97026848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OZSE</text:p>
          </table:table-cell>
          <table:table-cell office:value-type="float" office:value="0.446527669944445">
            <text:p>0.44652766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5PQS</text:p>
          </table:table-cell>
          <table:table-cell office:value-type="float" office:value="-0.25224503124253">
            <text:p>-0.25224503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9N07</text:p>
          </table:table-cell>
          <table:table-cell office:value-type="float" office:value="-0.0587918060075606">
            <text:p>-0.0587918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GA18</text:p>
          </table:table-cell>
          <table:table-cell office:value-type="float" office:value="-0.0234075746576044">
            <text:p>-0.02340757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XCEX</text:p>
          </table:table-cell>
          <table:table-cell office:value-type="float" office:value="-2.53166933669455">
            <text:p>-2.53166933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BXMY</text:p>
          </table:table-cell>
          <table:table-cell office:value-type="float" office:value="-0.86759626790227">
            <text:p>-0.86759626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O9OF</text:p>
          </table:table-cell>
          <table:table-cell office:value-type="float" office:value="-0.958967814264532">
            <text:p>-0.95896781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ZBKH</text:p>
          </table:table-cell>
          <table:table-cell office:value-type="float" office:value="1.92156641001205">
            <text:p>1.921566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HYM6</text:p>
          </table:table-cell>
          <table:table-cell office:value-type="float" office:value="1.30145177199892">
            <text:p>1.3014517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YJLE</text:p>
          </table:table-cell>
          <table:table-cell office:value-type="float" office:value="1.16902818275912">
            <text:p>1.16902818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8Z1I</text:p>
          </table:table-cell>
          <table:table-cell office:value-type="float" office:value="-0.507601794631476">
            <text:p>-0.50760179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90YC</text:p>
          </table:table-cell>
          <table:table-cell office:value-type="float" office:value="-0.492364476955842">
            <text:p>-0.4923644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68Z1</text:p>
          </table:table-cell>
          <table:table-cell office:value-type="float" office:value="1.01831905351544">
            <text:p>1.01831905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N8EB</text:p>
          </table:table-cell>
          <table:table-cell office:value-type="float" office:value="-0.435138012733527">
            <text:p>-0.43513801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URWQ</text:p>
          </table:table-cell>
          <table:table-cell office:value-type="float" office:value="-1.6852418601579">
            <text:p>-1.68524186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A98T</text:p>
          </table:table-cell>
          <table:table-cell office:value-type="float" office:value="0.424597594967317">
            <text:p>0.4245975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MA6W</text:p>
          </table:table-cell>
          <table:table-cell office:value-type="float" office:value="-0.421508253401943">
            <text:p>-0.42150825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D1B0</text:p>
          </table:table-cell>
          <table:table-cell office:value-type="float" office:value="-0.630914657074317">
            <text:p>-0.63091465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MEF5</text:p>
          </table:table-cell>
          <table:table-cell office:value-type="float" office:value="0.941122673333415">
            <text:p>0.94112267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C00I</text:p>
          </table:table-cell>
          <table:table-cell office:value-type="float" office:value="-1.07285202085188">
            <text:p>-1.07285202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VLPR</text:p>
          </table:table-cell>
          <table:table-cell office:value-type="float" office:value="-0.819503370412233">
            <text:p>-0.81950337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LU7M</text:p>
          </table:table-cell>
          <table:table-cell office:value-type="float" office:value="-0.256881015690739">
            <text:p>-0.25688101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U5MQ</text:p>
          </table:table-cell>
          <table:table-cell office:value-type="float" office:value="-1.08064503342828">
            <text:p>-1.08064503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8703</text:p>
          </table:table-cell>
          <table:table-cell office:value-type="float" office:value="1.3954230859364">
            <text:p>1.39542308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6TDP</text:p>
          </table:table-cell>
          <table:table-cell office:value-type="float" office:value="0.592908502464593">
            <text:p>0.59290850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YVVT</text:p>
          </table:table-cell>
          <table:table-cell office:value-type="float" office:value="-0.726292238860947">
            <text:p>-0.72629223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M24Q</text:p>
          </table:table-cell>
          <table:table-cell office:value-type="float" office:value="1.22082539581817">
            <text:p>1.22082539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4P1Y</text:p>
          </table:table-cell>
          <table:table-cell office:value-type="float" office:value="0.195415589288351">
            <text:p>0.19541558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G7H1</text:p>
          </table:table-cell>
          <table:table-cell office:value-type="float" office:value="-0.737114104953978">
            <text:p>-0.7371141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0UKH</text:p>
          </table:table-cell>
          <table:table-cell office:value-type="float" office:value="1.28448419270093">
            <text:p>1.28448419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UE06</text:p>
          </table:table-cell>
          <table:table-cell office:value-type="float" office:value="0.0372713722638639">
            <text:p>0.03727137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0GZ8</text:p>
          </table:table-cell>
          <table:table-cell office:value-type="float" office:value="-0.598930541790929">
            <text:p>-0.59893054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HJDM</text:p>
          </table:table-cell>
          <table:table-cell office:value-type="float" office:value="-0.0382557203742068">
            <text:p>-0.03825572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3LLD</text:p>
          </table:table-cell>
          <table:table-cell office:value-type="float" office:value="0.473761667436469">
            <text:p>0.47376166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7F34</text:p>
          </table:table-cell>
          <table:table-cell office:value-type="float" office:value="-2.08444093532345">
            <text:p>-2.08444093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3RWK</text:p>
          </table:table-cell>
          <table:table-cell office:value-type="float" office:value="0.461215014474509">
            <text:p>0.46121501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M6HO</text:p>
          </table:table-cell>
          <table:table-cell office:value-type="float" office:value="-1.51222395312562">
            <text:p>-1.51222395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F04Y</text:p>
          </table:table-cell>
          <table:table-cell office:value-type="float" office:value="0.971054237766767">
            <text:p>0.97105423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UJPG</text:p>
          </table:table-cell>
          <table:table-cell office:value-type="float" office:value="0.210864113396422">
            <text:p>0.21086411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GSOF</text:p>
          </table:table-cell>
          <table:table-cell office:value-type="float" office:value="-0.968432916092877">
            <text:p>-0.96843291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AGXR</text:p>
          </table:table-cell>
          <table:table-cell office:value-type="float" office:value="-0.196048885097205">
            <text:p>-0.19604888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039N</text:p>
          </table:table-cell>
          <table:table-cell office:value-type="float" office:value="-0.659516332952114">
            <text:p>-0.6595163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NK7Q</text:p>
          </table:table-cell>
          <table:table-cell office:value-type="float" office:value="-0.497243268126679">
            <text:p>-0.49724326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25KX</text:p>
          </table:table-cell>
          <table:table-cell office:value-type="float" office:value="0.194191994615128">
            <text:p>0.19419199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PCTE</text:p>
          </table:table-cell>
          <table:table-cell office:value-type="float" office:value="0.0763743164106887">
            <text:p>0.07637431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YI4J</text:p>
          </table:table-cell>
          <table:table-cell office:value-type="float" office:value="0.635736973030235">
            <text:p>0.6357369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T55V</text:p>
          </table:table-cell>
          <table:table-cell office:value-type="float" office:value="-0.310047495545311">
            <text:p>-0.31004749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I52D</text:p>
          </table:table-cell>
          <table:table-cell office:value-type="float" office:value="0.187116219227259">
            <text:p>0.18711621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UWJI</text:p>
          </table:table-cell>
          <table:table-cell office:value-type="float" office:value="-0.799994672687572">
            <text:p>-0.79999467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IOVZ</text:p>
          </table:table-cell>
          <table:table-cell office:value-type="float" office:value="-0.542542918794226">
            <text:p>-0.54254291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PBFC</text:p>
          </table:table-cell>
          <table:table-cell office:value-type="float" office:value="-0.262630125953362">
            <text:p>-0.2626301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LGE</text:p>
          </table:table-cell>
          <table:table-cell office:value-type="float" office:value="-2.29921875580127">
            <text:p>-2.29921875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SXC7</text:p>
          </table:table-cell>
          <table:table-cell office:value-type="float" office:value="1.01974782714439">
            <text:p>1.01974782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IT4W</text:p>
          </table:table-cell>
          <table:table-cell office:value-type="float" office:value="1.245002454956">
            <text:p>1.2450024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BVAT</text:p>
          </table:table-cell>
          <table:table-cell office:value-type="float" office:value="0.860077939313051">
            <text:p>0.86007793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8O9I</text:p>
          </table:table-cell>
          <table:table-cell office:value-type="float" office:value="-0.382838161808331">
            <text:p>-0.38283816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LGZ8</text:p>
          </table:table-cell>
          <table:table-cell office:value-type="float" office:value="-0.557009491040823">
            <text:p>-0.5570094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065H</text:p>
          </table:table-cell>
          <table:table-cell office:value-type="float" office:value="1.53008935782984">
            <text:p>1.53008935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G4SD</text:p>
          </table:table-cell>
          <table:table-cell office:value-type="float" office:value="0.994597099257494">
            <text:p>0.99459709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PQXD</text:p>
          </table:table-cell>
          <table:table-cell office:value-type="float" office:value="0.0771330053968321">
            <text:p>0.07713300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NMI1</text:p>
          </table:table-cell>
          <table:table-cell office:value-type="float" office:value="0.205291019263359">
            <text:p>0.20529101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VFOK</text:p>
          </table:table-cell>
          <table:table-cell office:value-type="float" office:value="-0.462125554515587">
            <text:p>-0.46212555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ZEG9</text:p>
          </table:table-cell>
          <table:table-cell office:value-type="float" office:value="-0.244668253422754">
            <text:p>-0.24466825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CYO</text:p>
          </table:table-cell>
          <table:table-cell office:value-type="float" office:value="-0.977992435138108">
            <text:p>-0.97799243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TTQ9</text:p>
          </table:table-cell>
          <table:table-cell office:value-type="float" office:value="-0.0974674602604131">
            <text:p>-0.09746746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R5JL</text:p>
          </table:table-cell>
          <table:table-cell office:value-type="float" office:value="-0.479252540143791">
            <text:p>-0.47925254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1ZOE</text:p>
          </table:table-cell>
          <table:table-cell office:value-type="float" office:value="0.237937307540556">
            <text:p>0.23793730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2BXG</text:p>
          </table:table-cell>
          <table:table-cell office:value-type="float" office:value="0.175952109150661">
            <text:p>0.17595210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PL57</text:p>
          </table:table-cell>
          <table:table-cell office:value-type="float" office:value="1.00200655147791">
            <text:p>1.00200655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K3XC</text:p>
          </table:table-cell>
          <table:table-cell office:value-type="float" office:value="-0.473498564158654">
            <text:p>-0.47349856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T0Z5</text:p>
          </table:table-cell>
          <table:table-cell office:value-type="float" office:value="-0.992500999566204">
            <text:p>-0.99250099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JIRK</text:p>
          </table:table-cell>
          <table:table-cell office:value-type="float" office:value="0.337099471625522">
            <text:p>0.33709947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PXSR</text:p>
          </table:table-cell>
          <table:table-cell office:value-type="float" office:value="-0.259205714441629">
            <text:p>-0.25920571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D62Z</text:p>
          </table:table-cell>
          <table:table-cell office:value-type="float" office:value="0.60103395088174">
            <text:p>0.60103395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UB2T</text:p>
          </table:table-cell>
          <table:table-cell office:value-type="float" office:value="0.0945300389167674">
            <text:p>0.09453003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BF1J</text:p>
          </table:table-cell>
          <table:table-cell office:value-type="float" office:value="-0.994632159295741">
            <text:p>-0.99463215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87VX</text:p>
          </table:table-cell>
          <table:table-cell office:value-type="float" office:value="-0.961891071335554">
            <text:p>-0.96189107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DNQC</text:p>
          </table:table-cell>
          <table:table-cell office:value-type="float" office:value="0.920705090816617">
            <text:p>0.92070509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7AUU</text:p>
          </table:table-cell>
          <table:table-cell office:value-type="float" office:value="0.892593590455526">
            <text:p>0.89259359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JAJJ</text:p>
          </table:table-cell>
          <table:table-cell office:value-type="float" office:value="0.469059513147193">
            <text:p>0.4690595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JCBS</text:p>
          </table:table-cell>
          <table:table-cell office:value-type="float" office:value="0.2725813458662">
            <text:p>0.27258134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GT75</text:p>
          </table:table-cell>
          <table:table-cell office:value-type="float" office:value="-0.888537673263676">
            <text:p>-0.88853767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Y6T9</text:p>
          </table:table-cell>
          <table:table-cell office:value-type="float" office:value="0.5608220507985">
            <text:p>0.56082205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7V1D</text:p>
          </table:table-cell>
          <table:table-cell office:value-type="float" office:value="1.16625269568336">
            <text:p>1.16625269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6RU5</text:p>
          </table:table-cell>
          <table:table-cell office:value-type="float" office:value="-0.061413121779501">
            <text:p>-0.06141312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9ZEU</text:p>
          </table:table-cell>
          <table:table-cell office:value-type="float" office:value="-0.436488175453511">
            <text:p>-0.43648817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52AU</text:p>
          </table:table-cell>
          <table:table-cell office:value-type="float" office:value="-1.34975942216922">
            <text:p>-1.34975942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HXUG</text:p>
          </table:table-cell>
          <table:table-cell office:value-type="float" office:value="-0.553504711267604">
            <text:p>-0.55350471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23UH</text:p>
          </table:table-cell>
          <table:table-cell office:value-type="float" office:value="-0.992932248934062">
            <text:p>-0.99293224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NJ64</text:p>
          </table:table-cell>
          <table:table-cell office:value-type="float" office:value="-1.15337058223567">
            <text:p>-1.15337058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FNCY</text:p>
          </table:table-cell>
          <table:table-cell office:value-type="float" office:value="0.262437204875905">
            <text:p>0.26243720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8SM7</text:p>
          </table:table-cell>
          <table:table-cell office:value-type="float" office:value="1.21729979798364">
            <text:p>1.2172997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LL2T</text:p>
          </table:table-cell>
          <table:table-cell office:value-type="float" office:value="-1.14916625677174">
            <text:p>-1.14916625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UDXH</text:p>
          </table:table-cell>
          <table:table-cell office:value-type="float" office:value="-0.581162157023113">
            <text:p>-0.5811621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NIZP</text:p>
          </table:table-cell>
          <table:table-cell office:value-type="float" office:value="0.26743604572444">
            <text:p>0.26743604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K6RI</text:p>
          </table:table-cell>
          <table:table-cell office:value-type="float" office:value="0.662648564865195">
            <text:p>0.66264856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HS6J</text:p>
          </table:table-cell>
          <table:table-cell office:value-type="float" office:value="0.392865660418915">
            <text:p>0.39286566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NGAM</text:p>
          </table:table-cell>
          <table:table-cell office:value-type="float" office:value="-1.29346101207989">
            <text:p>-1.29346101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LUM5</text:p>
          </table:table-cell>
          <table:table-cell office:value-type="float" office:value="-0.769518235754798">
            <text:p>-0.76951823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HL3A</text:p>
          </table:table-cell>
          <table:table-cell office:value-type="float" office:value="-0.079672279803701">
            <text:p>-0.07967227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JMIJ</text:p>
          </table:table-cell>
          <table:table-cell office:value-type="float" office:value="-0.288681208341329">
            <text:p>-0.28868120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MD5H</text:p>
          </table:table-cell>
          <table:table-cell office:value-type="float" office:value="-1.96700531410251">
            <text:p>-1.96700531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0SOI</text:p>
          </table:table-cell>
          <table:table-cell office:value-type="float" office:value="0.889114642364263">
            <text:p>0.88911464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XIB2</text:p>
          </table:table-cell>
          <table:table-cell office:value-type="float" office:value="-0.627436330093333">
            <text:p>-0.62743633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4L47</text:p>
          </table:table-cell>
          <table:table-cell office:value-type="float" office:value="0.308589644651314">
            <text:p>0.30858964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5KXI</text:p>
          </table:table-cell>
          <table:table-cell office:value-type="float" office:value="-0.314418187164379">
            <text:p>-0.31441818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ZSR7</text:p>
          </table:table-cell>
          <table:table-cell office:value-type="float" office:value="-0.559509129661852">
            <text:p>-0.55950912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NGBL</text:p>
          </table:table-cell>
          <table:table-cell office:value-type="float" office:value="-0.289243044640361">
            <text:p>-0.28924304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QQ0L</text:p>
          </table:table-cell>
          <table:table-cell office:value-type="float" office:value="-1.33593487424635">
            <text:p>-1.33593487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827E</text:p>
          </table:table-cell>
          <table:table-cell office:value-type="float" office:value="0.190669063601725">
            <text:p>0.19066906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6J9V</text:p>
          </table:table-cell>
          <table:table-cell office:value-type="float" office:value="-0.461353122919771">
            <text:p>-0.46135312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1SCD</text:p>
          </table:table-cell>
          <table:table-cell office:value-type="float" office:value="1.30403146990438">
            <text:p>1.30403146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OMY1</text:p>
          </table:table-cell>
          <table:table-cell office:value-type="float" office:value="-0.0285220200437192">
            <text:p>-0.028522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3AH5</text:p>
          </table:table-cell>
          <table:table-cell office:value-type="float" office:value="0.0193488531067446">
            <text:p>0.01934885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GUJT</text:p>
          </table:table-cell>
          <table:table-cell office:value-type="float" office:value="2.60935565725011">
            <text:p>2.60935565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Q7S8</text:p>
          </table:table-cell>
          <table:table-cell office:value-type="float" office:value="-0.090828768399336">
            <text:p>-0.09082876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ZIK5</text:p>
          </table:table-cell>
          <table:table-cell office:value-type="float" office:value="-1.14678039664119">
            <text:p>-1.14678039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G612</text:p>
          </table:table-cell>
          <table:table-cell office:value-type="float" office:value="-0.855701110729553">
            <text:p>-0.85570111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9PEF</text:p>
          </table:table-cell>
          <table:table-cell office:value-type="float" office:value="-1.31773213383127">
            <text:p>-1.31773213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GR2V</text:p>
          </table:table-cell>
          <table:table-cell office:value-type="float" office:value="-1.67422831278506">
            <text:p>-1.67422831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8UJK</text:p>
          </table:table-cell>
          <table:table-cell office:value-type="float" office:value="0.94391855148505">
            <text:p>0.94391855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NH6S</text:p>
          </table:table-cell>
          <table:table-cell office:value-type="float" office:value="0.649140244241487">
            <text:p>0.64914024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CAR8</text:p>
          </table:table-cell>
          <table:table-cell office:value-type="float" office:value="-0.284635981880945">
            <text:p>-0.28463598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4W68</text:p>
          </table:table-cell>
          <table:table-cell office:value-type="float" office:value="0.589518385691294">
            <text:p>0.58951838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KQA4</text:p>
          </table:table-cell>
          <table:table-cell office:value-type="float" office:value="0.283837473050628">
            <text:p>0.28383747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L2UX</text:p>
          </table:table-cell>
          <table:table-cell office:value-type="float" office:value="-0.871212154425494">
            <text:p>-0.87121215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W4U1</text:p>
          </table:table-cell>
          <table:table-cell office:value-type="float" office:value="0.65792676429442">
            <text:p>0.65792676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511O</text:p>
          </table:table-cell>
          <table:table-cell office:value-type="float" office:value="2.14501272003837">
            <text:p>2.145012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N9ET</text:p>
          </table:table-cell>
          <table:table-cell office:value-type="float" office:value="0.628193824505071">
            <text:p>0.62819382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5XO9</text:p>
          </table:table-cell>
          <table:table-cell office:value-type="float" office:value="3.21388141747583">
            <text:p>3.21388141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BG0T</text:p>
          </table:table-cell>
          <table:table-cell office:value-type="float" office:value="-0.936845494360272">
            <text:p>-0.93684549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YDWI</text:p>
          </table:table-cell>
          <table:table-cell office:value-type="float" office:value="-1.00076976042795">
            <text:p>-1.00076976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12NY</text:p>
          </table:table-cell>
          <table:table-cell office:value-type="float" office:value="1.95967015858849">
            <text:p>1.95967015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VURC</text:p>
          </table:table-cell>
          <table:table-cell office:value-type="float" office:value="1.65673719402056">
            <text:p>1.6567371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PRM3</text:p>
          </table:table-cell>
          <table:table-cell office:value-type="float" office:value="1.49237787235429">
            <text:p>1.49237787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GJ8R</text:p>
          </table:table-cell>
          <table:table-cell office:value-type="float" office:value="0.836441086591364">
            <text:p>0.83644108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GA8W</text:p>
          </table:table-cell>
          <table:table-cell office:value-type="float" office:value="0.483942250081051">
            <text:p>0.48394225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HW3G</text:p>
          </table:table-cell>
          <table:table-cell office:value-type="float" office:value="-0.0995908639515487">
            <text:p>-0.0995908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0U5Q</text:p>
          </table:table-cell>
          <table:table-cell office:value-type="float" office:value="-0.029309819517519">
            <text:p>-0.02930981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G1P2</text:p>
          </table:table-cell>
          <table:table-cell office:value-type="float" office:value="1.12518301298231">
            <text:p>1.1251830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KKVP</text:p>
          </table:table-cell>
          <table:table-cell office:value-type="float" office:value="-0.827847973483623">
            <text:p>-0.82784797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3UTV</text:p>
          </table:table-cell>
          <table:table-cell office:value-type="float" office:value="-1.43141768234572">
            <text:p>-1.43141768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L972</text:p>
          </table:table-cell>
          <table:table-cell office:value-type="float" office:value="1.17715742444784">
            <text:p>1.17715742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B0FI</text:p>
          </table:table-cell>
          <table:table-cell office:value-type="float" office:value="0.0047438009005065">
            <text:p>0.00474380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8QE6</text:p>
          </table:table-cell>
          <table:table-cell office:value-type="float" office:value="0.184456208405087">
            <text:p>0.18445620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7XQ0</text:p>
          </table:table-cell>
          <table:table-cell office:value-type="float" office:value="-1.01412179091389">
            <text:p>-1.01412179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GBIK</text:p>
          </table:table-cell>
          <table:table-cell office:value-type="float" office:value="-0.409634846383647">
            <text:p>-0.40963484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02QB</text:p>
          </table:table-cell>
          <table:table-cell office:value-type="float" office:value="-1.45862349638484">
            <text:p>-1.45862349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COU8</text:p>
          </table:table-cell>
          <table:table-cell office:value-type="float" office:value="0.647990593275517">
            <text:p>0.64799059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P18T</text:p>
          </table:table-cell>
          <table:table-cell office:value-type="float" office:value="-0.246256990678967">
            <text:p>-0.24625699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VQ3M</text:p>
          </table:table-cell>
          <table:table-cell office:value-type="float" office:value="0.839831507708208">
            <text:p>0.83983150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ZCGK</text:p>
          </table:table-cell>
          <table:table-cell office:value-type="float" office:value="1.25038468264071">
            <text:p>1.25038468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JUK6</text:p>
          </table:table-cell>
          <table:table-cell office:value-type="float" office:value="1.56589769644616">
            <text:p>1.56589769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P4BN</text:p>
          </table:table-cell>
          <table:table-cell office:value-type="float" office:value="-0.821565286036593">
            <text:p>-0.8215652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AKUF</text:p>
          </table:table-cell>
          <table:table-cell office:value-type="float" office:value="-0.127070204211417">
            <text:p>-0.12707020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O3C1</text:p>
          </table:table-cell>
          <table:table-cell office:value-type="float" office:value="-0.222100855376819">
            <text:p>-0.22210085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ESDB</text:p>
          </table:table-cell>
          <table:table-cell office:value-type="float" office:value="-1.6558073137793">
            <text:p>-1.65580731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E129</text:p>
          </table:table-cell>
          <table:table-cell office:value-type="float" office:value="-1.95475706721022">
            <text:p>-1.95475706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Z7HE</text:p>
          </table:table-cell>
          <table:table-cell office:value-type="float" office:value="0.225490410722534">
            <text:p>0.22549041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J9IN</text:p>
          </table:table-cell>
          <table:table-cell office:value-type="float" office:value="0.299723748923353">
            <text:p>0.29972374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34WE</text:p>
          </table:table-cell>
          <table:table-cell office:value-type="float" office:value="0.201684003811603">
            <text:p>0.20168400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SJP4</text:p>
          </table:table-cell>
          <table:table-cell office:value-type="float" office:value="1.3697089390059">
            <text:p>1.3697089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56A5</text:p>
          </table:table-cell>
          <table:table-cell office:value-type="float" office:value="-1.40022668070942">
            <text:p>-1.40022668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9TSJ</text:p>
          </table:table-cell>
          <table:table-cell office:value-type="float" office:value="0.202363059533352">
            <text:p>0.20236305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1FKY</text:p>
          </table:table-cell>
          <table:table-cell office:value-type="float" office:value="1.22724259026161">
            <text:p>1.22724259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1JXO</text:p>
          </table:table-cell>
          <table:table-cell office:value-type="float" office:value="-0.898641182705914">
            <text:p>-0.89864118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6AXJ</text:p>
          </table:table-cell>
          <table:table-cell office:value-type="float" office:value="0.113204227572468">
            <text:p>0.11320422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UUFI</text:p>
          </table:table-cell>
          <table:table-cell office:value-type="float" office:value="-0.585608393334415">
            <text:p>-0.58560839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O3CK</text:p>
          </table:table-cell>
          <table:table-cell office:value-type="float" office:value="-0.117821387955448">
            <text:p>-0.1178213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L0C7</text:p>
          </table:table-cell>
          <table:table-cell office:value-type="float" office:value="0.369219510113651">
            <text:p>0.36921951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X1B0</text:p>
          </table:table-cell>
          <table:table-cell office:value-type="float" office:value="-1.27128797897044">
            <text:p>-1.2712879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HTT9</text:p>
          </table:table-cell>
          <table:table-cell office:value-type="float" office:value="-0.367826692206273">
            <text:p>-0.36782669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W7HL</text:p>
          </table:table-cell>
          <table:table-cell office:value-type="float" office:value="0.466577974144532">
            <text:p>0.46657797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9QAC</text:p>
          </table:table-cell>
          <table:table-cell office:value-type="float" office:value="-1.43725315973131">
            <text:p>-1.43725315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EYAC</text:p>
          </table:table-cell>
          <table:table-cell office:value-type="float" office:value="-0.305358419219071">
            <text:p>-0.30535841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KXFP</text:p>
          </table:table-cell>
          <table:table-cell office:value-type="float" office:value="1.938944979643">
            <text:p>1.93894497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TK7X</text:p>
          </table:table-cell>
          <table:table-cell office:value-type="float" office:value="-0.270520942576435">
            <text:p>-0.27052094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JKLM</text:p>
          </table:table-cell>
          <table:table-cell office:value-type="float" office:value="1.34609528352175">
            <text:p>1.34609528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57IX</text:p>
          </table:table-cell>
          <table:table-cell office:value-type="float" office:value="2.32845811446927">
            <text:p>2.32845811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7IPE</text:p>
          </table:table-cell>
          <table:table-cell office:value-type="float" office:value="0.751856117579938">
            <text:p>0.75185611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DN6T</text:p>
          </table:table-cell>
          <table:table-cell office:value-type="float" office:value="-0.342478429737719">
            <text:p>-0.34247842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9AJZ</text:p>
          </table:table-cell>
          <table:table-cell office:value-type="float" office:value="0.310626516416666">
            <text:p>0.31062651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K21W</text:p>
          </table:table-cell>
          <table:table-cell office:value-type="float" office:value="1.7348765713142">
            <text:p>1.73487657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U6NC</text:p>
          </table:table-cell>
          <table:table-cell office:value-type="float" office:value="-0.898397907130419">
            <text:p>-0.89839790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3A2C</text:p>
          </table:table-cell>
          <table:table-cell office:value-type="float" office:value="1.52409780057243">
            <text:p>1.52409780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GRRE</text:p>
          </table:table-cell>
          <table:table-cell office:value-type="float" office:value="-0.679585065931828">
            <text:p>-0.67958506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9P2C</text:p>
          </table:table-cell>
          <table:table-cell office:value-type="float" office:value="1.18809602062257">
            <text:p>1.18809602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ZC5T</text:p>
          </table:table-cell>
          <table:table-cell office:value-type="float" office:value="-0.377608464283195">
            <text:p>-0.37760846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0CS7</text:p>
          </table:table-cell>
          <table:table-cell office:value-type="float" office:value="-1.80354770075034">
            <text:p>-1.80354770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5O6E</text:p>
          </table:table-cell>
          <table:table-cell office:value-type="float" office:value="-0.365132343639963">
            <text:p>-0.36513234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Y4CT</text:p>
          </table:table-cell>
          <table:table-cell office:value-type="float" office:value="0.783608351659316">
            <text:p>0.78360835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MTTU</text:p>
          </table:table-cell>
          <table:table-cell office:value-type="float" office:value="1.72846613499339">
            <text:p>1.7284661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5OMS</text:p>
          </table:table-cell>
          <table:table-cell office:value-type="float" office:value="-1.24418457298813">
            <text:p>-1.2441845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2PDB</text:p>
          </table:table-cell>
          <table:table-cell office:value-type="float" office:value="-0.451908542277722">
            <text:p>-0.45190854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7PLY</text:p>
          </table:table-cell>
          <table:table-cell office:value-type="float" office:value="0.789390558698972">
            <text:p>0.78939055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7TNV</text:p>
          </table:table-cell>
          <table:table-cell office:value-type="float" office:value="0.555512002598889">
            <text:p>0.55551200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KM4C</text:p>
          </table:table-cell>
          <table:table-cell table:style-name="ce2" office:value-type="float" office:value="0.000268907745020697">
            <text:p>2.69E-0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HB8N</text:p>
          </table:table-cell>
          <table:table-cell office:value-type="float" office:value="0.698280889794613">
            <text:p>0.69828088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E3LO</text:p>
          </table:table-cell>
          <table:table-cell office:value-type="float" office:value="-0.417319248221707">
            <text:p>-0.41731924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C81S</text:p>
          </table:table-cell>
          <table:table-cell office:value-type="float" office:value="0.216064613076012">
            <text:p>0.21606461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KQET</text:p>
          </table:table-cell>
          <table:table-cell office:value-type="float" office:value="-0.893630254838715">
            <text:p>-0.89363025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CI86</text:p>
          </table:table-cell>
          <table:table-cell office:value-type="float" office:value="-1.34723292489234">
            <text:p>-1.34723292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YM03</text:p>
          </table:table-cell>
          <table:table-cell office:value-type="float" office:value="-0.535077167624143">
            <text:p>-0.53507716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SBJC</text:p>
          </table:table-cell>
          <table:table-cell office:value-type="float" office:value="1.30376326015044">
            <text:p>1.30376326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N2XP</text:p>
          </table:table-cell>
          <table:table-cell office:value-type="float" office:value="0.281665527491136">
            <text:p>0.28166552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RQPN</text:p>
          </table:table-cell>
          <table:table-cell office:value-type="float" office:value="-2.39011890820738">
            <text:p>-2.39011890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YNKT</text:p>
          </table:table-cell>
          <table:table-cell office:value-type="float" office:value="-1.31765510126939">
            <text:p>-1.31765510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Z2G2</text:p>
          </table:table-cell>
          <table:table-cell office:value-type="float" office:value="0.926361413438654">
            <text:p>0.92636141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G0OF</text:p>
          </table:table-cell>
          <table:table-cell office:value-type="float" office:value="-0.343498768246072">
            <text:p>-0.3434987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9QV2</text:p>
          </table:table-cell>
          <table:table-cell office:value-type="float" office:value="-1.64026854922758">
            <text:p>-1.64026854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YAQH</text:p>
          </table:table-cell>
          <table:table-cell office:value-type="float" office:value="0.124195055929543">
            <text:p>0.12419505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3722</text:p>
          </table:table-cell>
          <table:table-cell office:value-type="float" office:value="0.142963594576368">
            <text:p>0.14296359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IPKP</text:p>
          </table:table-cell>
          <table:table-cell office:value-type="float" office:value="1.05450221893405">
            <text:p>1.05450221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AGPV</text:p>
          </table:table-cell>
          <table:table-cell office:value-type="float" office:value="-0.963803974118559">
            <text:p>-0.96380397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NGJS</text:p>
          </table:table-cell>
          <table:table-cell office:value-type="float" office:value="-2.0275827157814">
            <text:p>-2.02758271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JM89</text:p>
          </table:table-cell>
          <table:table-cell office:value-type="float" office:value="0.708917147510625">
            <text:p>0.70891714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45B8</text:p>
          </table:table-cell>
          <table:table-cell office:value-type="float" office:value="0.0569327693882953">
            <text:p>0.05693276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LIB</text:p>
          </table:table-cell>
          <table:table-cell office:value-type="float" office:value="-0.590666570928878">
            <text:p>-0.59066657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4KIB</text:p>
          </table:table-cell>
          <table:table-cell office:value-type="float" office:value="1.63695123204858">
            <text:p>1.6369512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D9RX</text:p>
          </table:table-cell>
          <table:table-cell office:value-type="float" office:value="0.117240661809684">
            <text:p>0.11724066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XZ3Z</text:p>
          </table:table-cell>
          <table:table-cell office:value-type="float" office:value="-1.1339285800704">
            <text:p>-1.13392858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VT4S</text:p>
          </table:table-cell>
          <table:table-cell office:value-type="float" office:value="1.60674433457652">
            <text:p>1.60674433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44KJ</text:p>
          </table:table-cell>
          <table:table-cell office:value-type="float" office:value="-0.788884662160478">
            <text:p>-0.7888846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YAU2</text:p>
          </table:table-cell>
          <table:table-cell office:value-type="float" office:value="0.725828752049487">
            <text:p>0.7258287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QKIL</text:p>
          </table:table-cell>
          <table:table-cell office:value-type="float" office:value="1.33171033342267">
            <text:p>1.33171033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9QVB</text:p>
          </table:table-cell>
          <table:table-cell office:value-type="float" office:value="-1.6036184849694">
            <text:p>-1.6036184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BAN9</text:p>
          </table:table-cell>
          <table:table-cell office:value-type="float" office:value="1.25184401422978">
            <text:p>1.25184401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HSJJ</text:p>
          </table:table-cell>
          <table:table-cell office:value-type="float" office:value="-2.2406631848367">
            <text:p>-2.24066318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5DKE</text:p>
          </table:table-cell>
          <table:table-cell office:value-type="float" office:value="0.0923060207816862">
            <text:p>0.09230602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RDS3</text:p>
          </table:table-cell>
          <table:table-cell office:value-type="float" office:value="-0.383704630417163">
            <text:p>-0.38370463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9IS7</text:p>
          </table:table-cell>
          <table:table-cell office:value-type="float" office:value="1.82424648999859">
            <text:p>1.824246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7RJJ</text:p>
          </table:table-cell>
          <table:table-cell office:value-type="float" office:value="-1.72447355201446">
            <text:p>-1.7244735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14TX</text:p>
          </table:table-cell>
          <table:table-cell office:value-type="float" office:value="-1.89143059346061">
            <text:p>-1.89143059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QE3O</text:p>
          </table:table-cell>
          <table:table-cell office:value-type="float" office:value="1.20793839118887">
            <text:p>1.20793839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EITK</text:p>
          </table:table-cell>
          <table:table-cell office:value-type="float" office:value="-1.66802021968245">
            <text:p>-1.66802021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G7IY</text:p>
          </table:table-cell>
          <table:table-cell office:value-type="float" office:value="2.0113032780945">
            <text:p>2.01130327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HRSG</text:p>
          </table:table-cell>
          <table:table-cell office:value-type="float" office:value="0.623099150623877">
            <text:p>0.62309915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9BAJ</text:p>
          </table:table-cell>
          <table:table-cell office:value-type="float" office:value="1.24672564319885">
            <text:p>1.24672564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PK29</text:p>
          </table:table-cell>
          <table:table-cell office:value-type="float" office:value="1.28431356456703">
            <text:p>1.28431356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7WA2</text:p>
          </table:table-cell>
          <table:table-cell office:value-type="float" office:value="-2.53209401781366">
            <text:p>-2.53209401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RMHH</text:p>
          </table:table-cell>
          <table:table-cell office:value-type="float" office:value="0.229494181471648">
            <text:p>0.22949418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0YSF</text:p>
          </table:table-cell>
          <table:table-cell office:value-type="float" office:value="-0.27266643175811">
            <text:p>-0.27266643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U4S9</text:p>
          </table:table-cell>
          <table:table-cell office:value-type="float" office:value="-1.56850484082394">
            <text:p>-1.56850484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2DS6</text:p>
          </table:table-cell>
          <table:table-cell office:value-type="float" office:value="-1.39686480020051">
            <text:p>-1.39686480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VYAY</text:p>
          </table:table-cell>
          <table:table-cell office:value-type="float" office:value="1.80915751812092">
            <text:p>1.80915751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CJ0X</text:p>
          </table:table-cell>
          <table:table-cell office:value-type="float" office:value="-1.34263919724603">
            <text:p>-1.34263919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BYO6</text:p>
          </table:table-cell>
          <table:table-cell office:value-type="float" office:value="0.609418779807914">
            <text:p>0.60941877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6EQ0</text:p>
          </table:table-cell>
          <table:table-cell office:value-type="float" office:value="0.0731872722037522">
            <text:p>0.07318727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0J3C</text:p>
          </table:table-cell>
          <table:table-cell office:value-type="float" office:value="-0.203691017000399">
            <text:p>-0.2036910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NR4A</text:p>
          </table:table-cell>
          <table:table-cell office:value-type="float" office:value="-1.32192765131173">
            <text:p>-1.32192765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MDVY</text:p>
          </table:table-cell>
          <table:table-cell office:value-type="float" office:value="0.110178971625793">
            <text:p>0.11017897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QY6H</text:p>
          </table:table-cell>
          <table:table-cell office:value-type="float" office:value="-1.23233771539475">
            <text:p>-1.23233771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WRPT</text:p>
          </table:table-cell>
          <table:table-cell office:value-type="float" office:value="0.606509899506586">
            <text:p>0.60650989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SHVQ</text:p>
          </table:table-cell>
          <table:table-cell office:value-type="float" office:value="1.63954287887503">
            <text:p>1.63954287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NTBX</text:p>
          </table:table-cell>
          <table:table-cell office:value-type="float" office:value="1.66043670711997">
            <text:p>1.66043670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ST5E</text:p>
          </table:table-cell>
          <table:table-cell office:value-type="float" office:value="1.19056655847703">
            <text:p>1.19056655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LPXP</text:p>
          </table:table-cell>
          <table:table-cell office:value-type="float" office:value="0.0382845085205301">
            <text:p>0.03828450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9FNZ</text:p>
          </table:table-cell>
          <table:table-cell office:value-type="float" office:value="-1.21857738421572">
            <text:p>-1.21857738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JYKF</text:p>
          </table:table-cell>
          <table:table-cell office:value-type="float" office:value="-0.99488533788043">
            <text:p>-0.99488533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5E5N</text:p>
          </table:table-cell>
          <table:table-cell office:value-type="float" office:value="-0.264629353211888">
            <text:p>-0.26462935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5OL3</text:p>
          </table:table-cell>
          <table:table-cell office:value-type="float" office:value="-0.976923738758011">
            <text:p>-0.976923738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WQ0F</text:p>
          </table:table-cell>
          <table:table-cell office:value-type="float" office:value="-0.62174021766895">
            <text:p>-0.62174021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H6GW</text:p>
          </table:table-cell>
          <table:table-cell office:value-type="float" office:value="-1.91094025041685">
            <text:p>-1.91094025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D2GN</text:p>
          </table:table-cell>
          <table:table-cell office:value-type="float" office:value="-0.266174070684096">
            <text:p>-0.266174070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STRI</text:p>
          </table:table-cell>
          <table:table-cell office:value-type="float" office:value="0.26079996216502">
            <text:p>0.2607999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RSKP</text:p>
          </table:table-cell>
          <table:table-cell office:value-type="float" office:value="-0.130754775579726">
            <text:p>-0.13075477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A9PB</text:p>
          </table:table-cell>
          <table:table-cell office:value-type="float" office:value="-1.13149331619893">
            <text:p>-1.13149331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9O83</text:p>
          </table:table-cell>
          <table:table-cell office:value-type="float" office:value="-0.774652246573313">
            <text:p>-0.77465224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LYGM</text:p>
          </table:table-cell>
          <table:table-cell office:value-type="float" office:value="-0.655031444592116">
            <text:p>-0.65503144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K9U7</text:p>
          </table:table-cell>
          <table:table-cell office:value-type="float" office:value="0.842078315912108">
            <text:p>0.84207831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L0NB</text:p>
          </table:table-cell>
          <table:table-cell office:value-type="float" office:value="-0.0362409935847617">
            <text:p>-0.03624099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MG0J</text:p>
          </table:table-cell>
          <table:table-cell office:value-type="float" office:value="-1.40145478538863">
            <text:p>-1.40145478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KXCZ</text:p>
          </table:table-cell>
          <table:table-cell office:value-type="float" office:value="-1.41024377266494">
            <text:p>-1.41024377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4SEW</text:p>
          </table:table-cell>
          <table:table-cell office:value-type="float" office:value="-0.359756466777884">
            <text:p>-0.35975646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L13M</text:p>
          </table:table-cell>
          <table:table-cell office:value-type="float" office:value="-0.527217684370302">
            <text:p>-0.52721768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QXTY</text:p>
          </table:table-cell>
          <table:table-cell office:value-type="float" office:value="1.70149198708896">
            <text:p>1.70149198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65P1</text:p>
          </table:table-cell>
          <table:table-cell office:value-type="float" office:value="-0.724473095368882">
            <text:p>-0.72447309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9Y00</text:p>
          </table:table-cell>
          <table:table-cell office:value-type="float" office:value="-0.700874154887396">
            <text:p>-0.70087415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8FKA</text:p>
          </table:table-cell>
          <table:table-cell office:value-type="float" office:value="0.214332702260213">
            <text:p>0.21433270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PWQC</text:p>
          </table:table-cell>
          <table:table-cell office:value-type="float" office:value="0.58979736605493">
            <text:p>0.58979736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O7TL</text:p>
          </table:table-cell>
          <table:table-cell office:value-type="float" office:value="-0.281555858302972">
            <text:p>-0.28155585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EKJ0</text:p>
          </table:table-cell>
          <table:table-cell office:value-type="float" office:value="0.0972724194399586">
            <text:p>0.09727241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BS91</text:p>
          </table:table-cell>
          <table:table-cell office:value-type="float" office:value="0.70481225860877">
            <text:p>0.70481225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O79S</text:p>
          </table:table-cell>
          <table:table-cell office:value-type="float" office:value="-0.74216414287801">
            <text:p>-0.74216414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VCPT</text:p>
          </table:table-cell>
          <table:table-cell office:value-type="float" office:value="-0.587654910368063">
            <text:p>-0.58765491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QCHC</text:p>
          </table:table-cell>
          <table:table-cell office:value-type="float" office:value="-0.192006664444845">
            <text:p>-0.192006664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6PP7</text:p>
          </table:table-cell>
          <table:table-cell office:value-type="float" office:value="-1.97596436723347">
            <text:p>-1.97596436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UBWC</text:p>
          </table:table-cell>
          <table:table-cell office:value-type="float" office:value="-0.0909576500125222">
            <text:p>-0.090957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GU4B</text:p>
          </table:table-cell>
          <table:table-cell office:value-type="float" office:value="-1.5630685094946">
            <text:p>-1.56306850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FFRR</text:p>
          </table:table-cell>
          <table:table-cell office:value-type="float" office:value="0.654474779674125">
            <text:p>0.654474779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JT9M</text:p>
          </table:table-cell>
          <table:table-cell office:value-type="float" office:value="0.170532780244704">
            <text:p>0.17053278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DUBG</text:p>
          </table:table-cell>
          <table:table-cell office:value-type="float" office:value="0.618626931998616">
            <text:p>0.6186269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NMCB</text:p>
          </table:table-cell>
          <table:table-cell office:value-type="float" office:value="0.256975480973209">
            <text:p>0.2569754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AFHN</text:p>
          </table:table-cell>
          <table:table-cell office:value-type="float" office:value="0.812089334791986">
            <text:p>0.81208933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2FGQ</text:p>
          </table:table-cell>
          <table:table-cell office:value-type="float" office:value="-0.753737686173704">
            <text:p>-0.75373768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8FU9</text:p>
          </table:table-cell>
          <table:table-cell office:value-type="float" office:value="1.03152219090696">
            <text:p>1.03152219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QR3E</text:p>
          </table:table-cell>
          <table:table-cell office:value-type="float" office:value="-0.0535798284306548">
            <text:p>-0.053579828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UNT5</text:p>
          </table:table-cell>
          <table:table-cell office:value-type="float" office:value="-0.174426043158392">
            <text:p>-0.17442604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X160</text:p>
          </table:table-cell>
          <table:table-cell office:value-type="float" office:value="-1.2113592418205">
            <text:p>-1.21135924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6KGH</text:p>
          </table:table-cell>
          <table:table-cell office:value-type="float" office:value="2.09527680855735">
            <text:p>2.09527680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OBR7</text:p>
          </table:table-cell>
          <table:table-cell office:value-type="float" office:value="0.920199189537581">
            <text:p>0.920199189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AG8Z</text:p>
          </table:table-cell>
          <table:table-cell office:value-type="float" office:value="0.0550929076213384">
            <text:p>0.05509290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YW0U</text:p>
          </table:table-cell>
          <table:table-cell office:value-type="float" office:value="0.862203762151471">
            <text:p>0.86220376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POAL</text:p>
          </table:table-cell>
          <table:table-cell office:value-type="float" office:value="0.207462827260977">
            <text:p>0.2074628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0F7U</text:p>
          </table:table-cell>
          <table:table-cell office:value-type="float" office:value="-0.0262078293794876">
            <text:p>-0.02620782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0QSI</text:p>
          </table:table-cell>
          <table:table-cell office:value-type="float" office:value="-0.209750050962923">
            <text:p>-0.2097500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LD1D</text:p>
          </table:table-cell>
          <table:table-cell office:value-type="float" office:value="1.17533428762723">
            <text:p>1.17533428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KZH1</text:p>
          </table:table-cell>
          <table:table-cell office:value-type="float" office:value="-0.286880471043783">
            <text:p>-0.2868804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7HA</text:p>
          </table:table-cell>
          <table:table-cell office:value-type="float" office:value="0.662615881679325">
            <text:p>0.66261588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VF9H</text:p>
          </table:table-cell>
          <table:table-cell office:value-type="float" office:value="-1.02325337800858">
            <text:p>-1.0232533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B7CX</text:p>
          </table:table-cell>
          <table:table-cell office:value-type="float" office:value="-1.48689198861216">
            <text:p>-1.48689198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HA60</text:p>
          </table:table-cell>
          <table:table-cell office:value-type="float" office:value="1.48583774719563">
            <text:p>1.48583774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FXP3</text:p>
          </table:table-cell>
          <table:table-cell office:value-type="float" office:value="0.994892361463032">
            <text:p>0.994892361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X4JI</text:p>
          </table:table-cell>
          <table:table-cell office:value-type="float" office:value="-0.619392012957099">
            <text:p>-0.6193920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843G</text:p>
          </table:table-cell>
          <table:table-cell office:value-type="float" office:value="-0.165743968231864">
            <text:p>-0.16574396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LMPB</text:p>
          </table:table-cell>
          <table:table-cell office:value-type="float" office:value="-0.675867620604449">
            <text:p>-0.67586762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NNWK</text:p>
          </table:table-cell>
          <table:table-cell office:value-type="float" office:value="-0.0276229169481498">
            <text:p>-0.02762291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0278</text:p>
          </table:table-cell>
          <table:table-cell office:value-type="float" office:value="-0.205825621375785">
            <text:p>-0.20582562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DD1I</text:p>
          </table:table-cell>
          <table:table-cell office:value-type="float" office:value="-0.255268227994959">
            <text:p>-0.2552682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IXZA</text:p>
          </table:table-cell>
          <table:table-cell office:value-type="float" office:value="0.738839534229073">
            <text:p>0.73883953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MBJ9</text:p>
          </table:table-cell>
          <table:table-cell office:value-type="float" office:value="-0.109580589245696">
            <text:p>-0.10958058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1T7F</text:p>
          </table:table-cell>
          <table:table-cell office:value-type="float" office:value="0.521098001197482">
            <text:p>0.52109800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6765</text:p>
          </table:table-cell>
          <table:table-cell office:value-type="float" office:value="0.309501264234843">
            <text:p>0.30950126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A3J4</text:p>
          </table:table-cell>
          <table:table-cell office:value-type="float" office:value="-0.802992437417585">
            <text:p>-0.80299243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Q3GK</text:p>
          </table:table-cell>
          <table:table-cell office:value-type="float" office:value="0.414725807609093">
            <text:p>0.41472580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17U1</text:p>
          </table:table-cell>
          <table:table-cell office:value-type="float" office:value="0.968848553892472">
            <text:p>0.96884855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OTC5</text:p>
          </table:table-cell>
          <table:table-cell office:value-type="float" office:value="-0.058232714562741">
            <text:p>-0.05823271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I9AU</text:p>
          </table:table-cell>
          <table:table-cell office:value-type="float" office:value="0.0392825829665308">
            <text:p>0.03928258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SVQV</text:p>
          </table:table-cell>
          <table:table-cell office:value-type="float" office:value="0.417670028966559">
            <text:p>0.4176700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7970</text:p>
          </table:table-cell>
          <table:table-cell office:value-type="float" office:value="-0.126979058647656">
            <text:p>-0.12697905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1UET</text:p>
          </table:table-cell>
          <table:table-cell office:value-type="float" office:value="-1.21970200671786">
            <text:p>-1.21970200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NWJE</text:p>
          </table:table-cell>
          <table:table-cell office:value-type="float" office:value="0.561026771190548">
            <text:p>0.56102677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GA89</text:p>
          </table:table-cell>
          <table:table-cell office:value-type="float" office:value="-1.33159784891613">
            <text:p>-1.331597848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L67J</text:p>
          </table:table-cell>
          <table:table-cell office:value-type="float" office:value="-0.531965081865486">
            <text:p>-0.531965081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6ESO</text:p>
          </table:table-cell>
          <table:table-cell office:value-type="float" office:value="0.503786892416623">
            <text:p>0.50378689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3TYM</text:p>
          </table:table-cell>
          <table:table-cell office:value-type="float" office:value="2.22380940321125">
            <text:p>2.22380940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BXEY</text:p>
          </table:table-cell>
          <table:table-cell office:value-type="float" office:value="0.169193574821783">
            <text:p>0.16919357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NIZP</text:p>
          </table:table-cell>
          <table:table-cell office:value-type="float" office:value="0.917218659129298">
            <text:p>0.9172186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QUND</text:p>
          </table:table-cell>
          <table:table-cell office:value-type="float" office:value="0.596850749880394">
            <text:p>0.59685074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ZY8C</text:p>
          </table:table-cell>
          <table:table-cell office:value-type="float" office:value="0.452143081205038">
            <text:p>0.45214308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R71I</text:p>
          </table:table-cell>
          <table:table-cell office:value-type="float" office:value="-0.0749605031318124">
            <text:p>-0.07496050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E9LH</text:p>
          </table:table-cell>
          <table:table-cell office:value-type="float" office:value="-0.141603499199358">
            <text:p>-0.14160349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PMCJ</text:p>
          </table:table-cell>
          <table:table-cell office:value-type="float" office:value="-0.225817926697792">
            <text:p>-0.22581792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Q6J4</text:p>
          </table:table-cell>
          <table:table-cell office:value-type="float" office:value="0.65547324157257">
            <text:p>0.65547324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BMZ5</text:p>
          </table:table-cell>
          <table:table-cell office:value-type="float" office:value="-0.932809515999826">
            <text:p>-0.9328095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ZGWU</text:p>
          </table:table-cell>
          <table:table-cell office:value-type="float" office:value="-0.0417583663920225">
            <text:p>-0.04175836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EJEN</text:p>
          </table:table-cell>
          <table:table-cell office:value-type="float" office:value="-1.4005950726055">
            <text:p>-1.40059507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JG10</text:p>
          </table:table-cell>
          <table:table-cell office:value-type="float" office:value="0.112026971445795">
            <text:p>0.11202697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DS09</text:p>
          </table:table-cell>
          <table:table-cell office:value-type="float" office:value="1.19850818089098">
            <text:p>1.19850818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PNIN</text:p>
          </table:table-cell>
          <table:table-cell office:value-type="float" office:value="0.165867265302223">
            <text:p>0.16586726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252N</text:p>
          </table:table-cell>
          <table:table-cell office:value-type="float" office:value="0.919447682945384">
            <text:p>0.91944768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1YBG</text:p>
          </table:table-cell>
          <table:table-cell office:value-type="float" office:value="-0.375489706141006">
            <text:p>-0.37548970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RLH</text:p>
          </table:table-cell>
          <table:table-cell office:value-type="float" office:value="-1.78183534096883">
            <text:p>-1.7818353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YF1Z</text:p>
          </table:table-cell>
          <table:table-cell office:value-type="float" office:value="-2.28902535285614">
            <text:p>-2.289025352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GONT</text:p>
          </table:table-cell>
          <table:table-cell office:value-type="float" office:value="0.45651757020648">
            <text:p>0.45651757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21S2</text:p>
          </table:table-cell>
          <table:table-cell office:value-type="float" office:value="-1.13548240247322">
            <text:p>-1.13548240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ERV7</text:p>
          </table:table-cell>
          <table:table-cell office:value-type="float" office:value="-0.619700416502674">
            <text:p>-0.61970041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7TU6</text:p>
          </table:table-cell>
          <table:table-cell office:value-type="float" office:value="-1.09667530923185">
            <text:p>-1.09667530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EGHT</text:p>
          </table:table-cell>
          <table:table-cell office:value-type="float" office:value="-0.232009066292396">
            <text:p>-0.23200906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T59P</text:p>
          </table:table-cell>
          <table:table-cell office:value-type="float" office:value="0.97855838348126">
            <text:p>0.97855838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R7UT</text:p>
          </table:table-cell>
          <table:table-cell office:value-type="float" office:value="-0.195345991025563">
            <text:p>-0.1953459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7U1V</text:p>
          </table:table-cell>
          <table:table-cell office:value-type="float" office:value="0.228714276322678">
            <text:p>0.22871427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8VM3</text:p>
          </table:table-cell>
          <table:table-cell office:value-type="float" office:value="-1.43827251659724">
            <text:p>-1.43827251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69ZV</text:p>
          </table:table-cell>
          <table:table-cell office:value-type="float" office:value="1.83832219243942">
            <text:p>1.83832219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F54R</text:p>
          </table:table-cell>
          <table:table-cell office:value-type="float" office:value="0.62531181644198">
            <text:p>0.62531181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FCJ6</text:p>
          </table:table-cell>
          <table:table-cell office:value-type="float" office:value="-1.50525043102786">
            <text:p>-1.5052504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3YQ3</text:p>
          </table:table-cell>
          <table:table-cell office:value-type="float" office:value="-0.330231556410366">
            <text:p>-0.33023155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DL7R</text:p>
          </table:table-cell>
          <table:table-cell office:value-type="float" office:value="0.319643371060774">
            <text:p>0.319643371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KH5J</text:p>
          </table:table-cell>
          <table:table-cell office:value-type="float" office:value="0.449306372156851">
            <text:p>0.449306372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X0WH</text:p>
          </table:table-cell>
          <table:table-cell office:value-type="float" office:value="0.587420920126366">
            <text:p>0.58742092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2166</text:p>
          </table:table-cell>
          <table:table-cell office:value-type="float" office:value="-0.769407310243671">
            <text:p>-0.76940731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P8CV</text:p>
          </table:table-cell>
          <table:table-cell office:value-type="float" office:value="-1.0874723809662">
            <text:p>-1.08747238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RDN3</text:p>
          </table:table-cell>
          <table:table-cell office:value-type="float" office:value="1.11401504278856">
            <text:p>1.11401504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EBSC</text:p>
          </table:table-cell>
          <table:table-cell office:value-type="float" office:value="1.24175550383752">
            <text:p>1.24175550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MDPA</text:p>
          </table:table-cell>
          <table:table-cell office:value-type="float" office:value="-1.53179447359413">
            <text:p>-1.53179447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XXMG</text:p>
          </table:table-cell>
          <table:table-cell office:value-type="float" office:value="-0.606181156347769">
            <text:p>-0.60618115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XJBJ</text:p>
          </table:table-cell>
          <table:table-cell office:value-type="float" office:value="0.00583639080774951">
            <text:p>0.005836390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19DB</text:p>
          </table:table-cell>
          <table:table-cell office:value-type="float" office:value="-1.78721564680509">
            <text:p>-1.78721564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HCJP</text:p>
          </table:table-cell>
          <table:table-cell office:value-type="float" office:value="-0.603376023035547">
            <text:p>-0.6033760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HH35M</text:p>
          </table:table-cell>
          <table:table-cell office:value-type="float" office:value="0.831854118688026">
            <text:p>0.83185411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8MF8</text:p>
          </table:table-cell>
          <table:table-cell office:value-type="float" office:value="-1.00207038782493">
            <text:p>-1.00207038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7SN9</text:p>
          </table:table-cell>
          <table:table-cell office:value-type="float" office:value="1.56590677411878">
            <text:p>1.565906774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PK2V</text:p>
          </table:table-cell>
          <table:table-cell office:value-type="float" office:value="0.332385691785507">
            <text:p>0.33238569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MY512</text:p>
          </table:table-cell>
          <table:table-cell office:value-type="float" office:value="2.70910317470841">
            <text:p>2.70910317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BOS4</text:p>
          </table:table-cell>
          <table:table-cell office:value-type="float" office:value="0.454130876234424">
            <text:p>0.454130876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ERHTS</text:p>
          </table:table-cell>
          <table:table-cell office:value-type="float" office:value="-0.0237795527670279">
            <text:p>-0.02377955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S5Q5</text:p>
          </table:table-cell>
          <table:table-cell office:value-type="float" office:value="1.25758461035181">
            <text:p>1.257584610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J26N</text:p>
          </table:table-cell>
          <table:table-cell office:value-type="float" office:value="1.83748194273895">
            <text:p>1.837481942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MDQ1</text:p>
          </table:table-cell>
          <table:table-cell office:value-type="float" office:value="-0.0258678849500448">
            <text:p>-0.0258678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6VM4</text:p>
          </table:table-cell>
          <table:table-cell office:value-type="float" office:value="0.626736850230969">
            <text:p>0.62673685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VYKV</text:p>
          </table:table-cell>
          <table:table-cell office:value-type="float" office:value="0.793593799064626">
            <text:p>0.79359379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W9DB</text:p>
          </table:table-cell>
          <table:table-cell office:value-type="float" office:value="0.811044822312953">
            <text:p>0.81104482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P6D8</text:p>
          </table:table-cell>
          <table:table-cell office:value-type="float" office:value="0.824366424939207">
            <text:p>0.82436642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LEGX</text:p>
          </table:table-cell>
          <table:table-cell office:value-type="float" office:value="-0.532131398656638">
            <text:p>-0.532131398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WZLU</text:p>
          </table:table-cell>
          <table:table-cell office:value-type="float" office:value="-1.346101831237">
            <text:p>-1.346101831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RIJZ</text:p>
          </table:table-cell>
          <table:table-cell office:value-type="float" office:value="-0.43584983429573">
            <text:p>-0.43584983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1MRB</text:p>
          </table:table-cell>
          <table:table-cell office:value-type="float" office:value="-0.381707589914197">
            <text:p>-0.38170758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Z9Z8</text:p>
          </table:table-cell>
          <table:table-cell office:value-type="float" office:value="0.950353793273536">
            <text:p>0.95035379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SR1O</text:p>
          </table:table-cell>
          <table:table-cell office:value-type="float" office:value="-0.573500984269438">
            <text:p>-0.57350098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L207</text:p>
          </table:table-cell>
          <table:table-cell office:value-type="float" office:value="-0.547403189574678">
            <text:p>-0.54740318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XG7G</text:p>
          </table:table-cell>
          <table:table-cell office:value-type="float" office:value="0.108946427316977">
            <text:p>0.108946427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VL6A</text:p>
          </table:table-cell>
          <table:table-cell office:value-type="float" office:value="0.26104159937679">
            <text:p>0.261041599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RORO</text:p>
          </table:table-cell>
          <table:table-cell office:value-type="float" office:value="0.182269397616009">
            <text:p>0.182269397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VD1X</text:p>
          </table:table-cell>
          <table:table-cell office:value-type="float" office:value="0.0880536231928068">
            <text:p>0.08805362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T3WN</text:p>
          </table:table-cell>
          <table:table-cell office:value-type="float" office:value="0.606484363840956">
            <text:p>0.60648436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1ASZ</text:p>
          </table:table-cell>
          <table:table-cell office:value-type="float" office:value="-1.11272447707543">
            <text:p>-1.11272447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KND8</text:p>
          </table:table-cell>
          <table:table-cell office:value-type="float" office:value="0.283052276992965">
            <text:p>0.28305227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U1N9</text:p>
          </table:table-cell>
          <table:table-cell office:value-type="float" office:value="-0.337469045468956">
            <text:p>-0.33746904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BETK</text:p>
          </table:table-cell>
          <table:table-cell office:value-type="float" office:value="1.49317046479649">
            <text:p>1.49317046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3J9N</text:p>
          </table:table-cell>
          <table:table-cell office:value-type="float" office:value="0.31946519014406">
            <text:p>0.31946519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LEKR</text:p>
          </table:table-cell>
          <table:table-cell office:value-type="float" office:value="-0.999496853012887">
            <text:p>-0.9994968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LH64</text:p>
          </table:table-cell>
          <table:table-cell office:value-type="float" office:value="0.0848992734850448">
            <text:p>0.08489927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P5F8</text:p>
          </table:table-cell>
          <table:table-cell office:value-type="float" office:value="0.099072474332135">
            <text:p>0.09907247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E84Z</text:p>
          </table:table-cell>
          <table:table-cell office:value-type="float" office:value="-1.25152897925312">
            <text:p>-1.25152897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XE6I</text:p>
          </table:table-cell>
          <table:table-cell office:value-type="float" office:value="-2.86635509517575">
            <text:p>-2.86635509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FHTX</text:p>
          </table:table-cell>
          <table:table-cell office:value-type="float" office:value="-0.372200640278917">
            <text:p>-0.372200640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3S0U</text:p>
          </table:table-cell>
          <table:table-cell office:value-type="float" office:value="-0.064511865529243">
            <text:p>-0.06451186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P14L</text:p>
          </table:table-cell>
          <table:table-cell office:value-type="float" office:value="-1.4193657052414">
            <text:p>-1.419365705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QNHY</text:p>
          </table:table-cell>
          <table:table-cell office:value-type="float" office:value="-0.11353446002535">
            <text:p>-0.113534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CQ6R</text:p>
          </table:table-cell>
          <table:table-cell office:value-type="float" office:value="-1.82578005172209">
            <text:p>-1.82578005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POUH</text:p>
          </table:table-cell>
          <table:table-cell office:value-type="float" office:value="-1.8357356298988">
            <text:p>-1.83573562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3IMN</text:p>
          </table:table-cell>
          <table:table-cell office:value-type="float" office:value="-1.34381651798235">
            <text:p>-1.34381651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RBWK</text:p>
          </table:table-cell>
          <table:table-cell office:value-type="float" office:value="1.33123484338946">
            <text:p>1.331234843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A520</text:p>
          </table:table-cell>
          <table:table-cell office:value-type="float" office:value="1.30509080451077">
            <text:p>1.30509080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7VJF</text:p>
          </table:table-cell>
          <table:table-cell office:value-type="float" office:value="-0.523201029345398">
            <text:p>-0.52320102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C3WJ</text:p>
          </table:table-cell>
          <table:table-cell office:value-type="float" office:value="-1.65476667460081">
            <text:p>-1.65476667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C4QD</text:p>
          </table:table-cell>
          <table:table-cell office:value-type="float" office:value="-0.652100546809854">
            <text:p>-0.65210054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WDS7</text:p>
          </table:table-cell>
          <table:table-cell office:value-type="float" office:value="0.689694419848747">
            <text:p>0.689694419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46NT</text:p>
          </table:table-cell>
          <table:table-cell office:value-type="float" office:value="1.28580969735171">
            <text:p>1.285809697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Y384</text:p>
          </table:table-cell>
          <table:table-cell office:value-type="float" office:value="0.0481838041620165">
            <text:p>0.04818380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3J5U7</text:p>
          </table:table-cell>
          <table:table-cell office:value-type="float" office:value="-0.994218101978155">
            <text:p>-0.99421810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5HAH</text:p>
          </table:table-cell>
          <table:table-cell office:value-type="float" office:value="-0.828906520649978">
            <text:p>-0.82890652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KX8W</text:p>
          </table:table-cell>
          <table:table-cell office:value-type="float" office:value="0.226837386102693">
            <text:p>0.22683738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ZJMQ</text:p>
          </table:table-cell>
          <table:table-cell office:value-type="float" office:value="-1.85877671371209">
            <text:p>-1.858776713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CKRA</text:p>
          </table:table-cell>
          <table:table-cell office:value-type="float" office:value="0.00178731206349566">
            <text:p>0.001787312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XNT0</text:p>
          </table:table-cell>
          <table:table-cell office:value-type="float" office:value="-0.913266529940159">
            <text:p>-0.91326652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GQR7</text:p>
          </table:table-cell>
          <table:table-cell office:value-type="float" office:value="-0.0101843424442614">
            <text:p>-0.01018434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NGZ4</text:p>
          </table:table-cell>
          <table:table-cell office:value-type="float" office:value="0.420186059617572">
            <text:p>0.420186059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67AY</text:p>
          </table:table-cell>
          <table:table-cell office:value-type="float" office:value="-1.74025003308923">
            <text:p>-1.740250033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9IXV</text:p>
          </table:table-cell>
          <table:table-cell office:value-type="float" office:value="-2.18516644600944">
            <text:p>-2.18516644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I813</text:p>
          </table:table-cell>
          <table:table-cell office:value-type="float" office:value="3.1437595500175">
            <text:p>3.143759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3IOI</text:p>
          </table:table-cell>
          <table:table-cell office:value-type="float" office:value="0.296890584545482">
            <text:p>0.29689058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34EU</text:p>
          </table:table-cell>
          <table:table-cell office:value-type="float" office:value="-1.18419038934742">
            <text:p>-1.184190389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ONL0</text:p>
          </table:table-cell>
          <table:table-cell office:value-type="float" office:value="0.894521980091999">
            <text:p>0.89452198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3M2K</text:p>
          </table:table-cell>
          <table:table-cell office:value-type="float" office:value="0.563963146912954">
            <text:p>0.56396314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S3GU</text:p>
          </table:table-cell>
          <table:table-cell office:value-type="float" office:value="-0.501033504240256">
            <text:p>-0.50103350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P1US</text:p>
          </table:table-cell>
          <table:table-cell office:value-type="float" office:value="0.76224112565261">
            <text:p>0.762241125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TLWC</text:p>
          </table:table-cell>
          <table:table-cell office:value-type="float" office:value="-0.132932602361846">
            <text:p>-0.132932602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S173</text:p>
          </table:table-cell>
          <table:table-cell office:value-type="float" office:value="0.290124833317952">
            <text:p>0.29012483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R80L</text:p>
          </table:table-cell>
          <table:table-cell office:value-type="float" office:value="0.439790720109391">
            <text:p>0.439790720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9Q0K</text:p>
          </table:table-cell>
          <table:table-cell office:value-type="float" office:value="-0.830622029928004">
            <text:p>-0.830622029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2T0Z</text:p>
          </table:table-cell>
          <table:table-cell office:value-type="float" office:value="0.965415704664754">
            <text:p>0.965415704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QWTHA</text:p>
          </table:table-cell>
          <table:table-cell office:value-type="float" office:value="-1.80467620351284">
            <text:p>-1.804676203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CVM7M</text:p>
          </table:table-cell>
          <table:table-cell office:value-type="float" office:value="-1.19333926377803">
            <text:p>-1.193339263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ED1P</text:p>
          </table:table-cell>
          <table:table-cell office:value-type="float" office:value="-0.764501924756023">
            <text:p>-0.76450192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DGO9X</text:p>
          </table:table-cell>
          <table:table-cell office:value-type="float" office:value="-1.31329529924289">
            <text:p>-1.31329529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BOKI</text:p>
          </table:table-cell>
          <table:table-cell office:value-type="float" office:value="-2.12032307316801">
            <text:p>-2.120323073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L2KA</text:p>
          </table:table-cell>
          <table:table-cell office:value-type="float" office:value="-0.61479391277654">
            <text:p>-0.614793912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NULI</text:p>
          </table:table-cell>
          <table:table-cell office:value-type="float" office:value="-0.161719667890341">
            <text:p>-0.16171966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SY0J</text:p>
          </table:table-cell>
          <table:table-cell office:value-type="float" office:value="-0.361058457824216">
            <text:p>-0.361058457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KL6G</text:p>
          </table:table-cell>
          <table:table-cell office:value-type="float" office:value="-0.555700177494796">
            <text:p>-0.555700177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OXFE</text:p>
          </table:table-cell>
          <table:table-cell office:value-type="float" office:value="1.3990314678964">
            <text:p>1.399031467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G8HK</text:p>
          </table:table-cell>
          <table:table-cell office:value-type="float" office:value="0.430286860453751">
            <text:p>0.430286860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HCZ3</text:p>
          </table:table-cell>
          <table:table-cell office:value-type="float" office:value="0.0766222263920087">
            <text:p>0.07662222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JOR1S</text:p>
          </table:table-cell>
          <table:table-cell office:value-type="float" office:value="-1.18962028448101">
            <text:p>-1.189620284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NGXL7</text:p>
          </table:table-cell>
          <table:table-cell office:value-type="float" office:value="-0.890558995297313">
            <text:p>-0.89055899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JIPW</text:p>
          </table:table-cell>
          <table:table-cell office:value-type="float" office:value="-0.940228050973689">
            <text:p>-0.94022805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N15H</text:p>
          </table:table-cell>
          <table:table-cell office:value-type="float" office:value="0.0415548760732603">
            <text:p>0.041554876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JDLH</text:p>
          </table:table-cell>
          <table:table-cell office:value-type="float" office:value="0.509626639984814">
            <text:p>0.5096266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F941R</text:p>
          </table:table-cell>
          <table:table-cell office:value-type="float" office:value="0.512029986046262">
            <text:p>0.5120299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21LB</text:p>
          </table:table-cell>
          <table:table-cell office:value-type="float" office:value="0.594036508548283">
            <text:p>0.59403650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97LC</text:p>
          </table:table-cell>
          <table:table-cell office:value-type="float" office:value="-0.0248319126356315">
            <text:p>-0.02483191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PSCE1</text:p>
          </table:table-cell>
          <table:table-cell office:value-type="float" office:value="0.299645938470377">
            <text:p>0.29964593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5VIJ</text:p>
          </table:table-cell>
          <table:table-cell office:value-type="float" office:value="-0.226807834189589">
            <text:p>-0.226807834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3XT2</text:p>
          </table:table-cell>
          <table:table-cell office:value-type="float" office:value="0.468492713256082">
            <text:p>0.468492713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WNRYZ</text:p>
          </table:table-cell>
          <table:table-cell office:value-type="float" office:value="0.355578309174446">
            <text:p>0.355578309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GMJ7</text:p>
          </table:table-cell>
          <table:table-cell office:value-type="float" office:value="-0.801193984347933">
            <text:p>-0.801193984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OXMC</text:p>
          </table:table-cell>
          <table:table-cell office:value-type="float" office:value="-0.445457955902085">
            <text:p>-0.44545795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XER5E</text:p>
          </table:table-cell>
          <table:table-cell office:value-type="float" office:value="0.141554595484299">
            <text:p>0.141554595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RHEEC</text:p>
          </table:table-cell>
          <table:table-cell office:value-type="float" office:value="-1.32718526848651">
            <text:p>-1.32718526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VYMG</text:p>
          </table:table-cell>
          <table:table-cell office:value-type="float" office:value="-0.334718935370687">
            <text:p>-0.334718935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IXUVA</text:p>
          </table:table-cell>
          <table:table-cell office:value-type="float" office:value="1.14428435710853">
            <text:p>1.14428435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SX6R</text:p>
          </table:table-cell>
          <table:table-cell office:value-type="float" office:value="-0.734897964852478">
            <text:p>-0.734897964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HKI0</text:p>
          </table:table-cell>
          <table:table-cell office:value-type="float" office:value="-0.526044390899931">
            <text:p>-0.526044390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4G70M</text:p>
          </table:table-cell>
          <table:table-cell office:value-type="float" office:value="-1.19562460529973">
            <text:p>-1.195624605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Y19TU</text:p>
          </table:table-cell>
          <table:table-cell office:value-type="float" office:value="-0.218848642261141">
            <text:p>-0.218848642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00DR4</text:p>
          </table:table-cell>
          <table:table-cell office:value-type="float" office:value="-0.550403316590333">
            <text:p>-0.55040331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T9ZYG</text:p>
          </table:table-cell>
          <table:table-cell office:value-type="float" office:value="-0.0546648655895013">
            <text:p>-0.054664865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0QYJ</text:p>
          </table:table-cell>
          <table:table-cell office:value-type="float" office:value="-0.701898527096605">
            <text:p>-0.701898527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W7MV</text:p>
          </table:table-cell>
          <table:table-cell office:value-type="float" office:value="0.96743311704975">
            <text:p>0.96743311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EFQK</text:p>
          </table:table-cell>
          <table:table-cell office:value-type="float" office:value="-0.755471295807701">
            <text:p>-0.75547129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OSNSQ</text:p>
          </table:table-cell>
          <table:table-cell office:value-type="float" office:value="0.10216809589436">
            <text:p>0.102168095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ZU1FF</text:p>
          </table:table-cell>
          <table:table-cell office:value-type="float" office:value="1.56391032127957">
            <text:p>1.563910321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YMNU</text:p>
          </table:table-cell>
          <table:table-cell office:value-type="float" office:value="0.175497201403792">
            <text:p>0.1754972014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8R09</text:p>
          </table:table-cell>
          <table:table-cell office:value-type="float" office:value="-0.813923946858717">
            <text:p>-0.813923946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9PEAR</text:p>
          </table:table-cell>
          <table:table-cell office:value-type="float" office:value="0.439378618632222">
            <text:p>0.43937861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6WYT</text:p>
          </table:table-cell>
          <table:table-cell office:value-type="float" office:value="-0.906704736729526">
            <text:p>-0.90670473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RMKE</text:p>
          </table:table-cell>
          <table:table-cell office:value-type="float" office:value="-0.782459986762891">
            <text:p>-0.782459986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VAF6K</text:p>
          </table:table-cell>
          <table:table-cell office:value-type="float" office:value="-0.3056069171868">
            <text:p>-0.305606917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F1KV</text:p>
          </table:table-cell>
          <table:table-cell office:value-type="float" office:value="-0.2837856326129">
            <text:p>-0.283785632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7TSP5</text:p>
          </table:table-cell>
          <table:table-cell office:value-type="float" office:value="0.608648862486234">
            <text:p>0.608648862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AD19M</text:p>
          </table:table-cell>
          <table:table-cell office:value-type="float" office:value="0.969924368488674">
            <text:p>0.969924368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UD0KB</text:p>
          </table:table-cell>
          <table:table-cell office:value-type="float" office:value="1.59038930664742">
            <text:p>1.590389306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XVT1</text:p>
          </table:table-cell>
          <table:table-cell office:value-type="float" office:value="-1.55058791819002">
            <text:p>-1.5505879182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BSQH</text:p>
          </table:table-cell>
          <table:table-cell office:value-type="float" office:value="-0.606455863634945">
            <text:p>-0.606455863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80EN4</text:p>
          </table:table-cell>
          <table:table-cell office:value-type="float" office:value="-1.84752840673095">
            <text:p>-1.8475284067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1TP9W</text:p>
          </table:table-cell>
          <table:table-cell office:value-type="float" office:value="0.783375196290704">
            <text:p>0.7833751963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SNZ84</text:p>
          </table:table-cell>
          <table:table-cell office:value-type="float" office:value="0.461682071625245">
            <text:p>0.461682071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B5ZLB</text:p>
          </table:table-cell>
          <table:table-cell office:value-type="float" office:value="-0.747439959100625">
            <text:p>-0.7474399591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69OSS</text:p>
          </table:table-cell>
          <table:table-cell office:value-type="float" office:value="-0.0885845385812862">
            <text:p>-0.088584538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LG34G</text:p>
          </table:table-cell>
          <table:table-cell office:value-type="float" office:value="-0.77181361477715">
            <text:p>-0.771813614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4BQA</text:p>
          </table:table-cell>
          <table:table-cell office:value-type="float" office:value="0.0195610600101721">
            <text:p>0.01956106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GTRYM</text:p>
          </table:table-cell>
          <table:table-cell office:value-type="float" office:value="0.228576416541392">
            <text:p>0.22857641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2WIGW</text:p>
          </table:table-cell>
          <table:table-cell office:value-type="float" office:value="1.14592785654196">
            <text:p>1.1459278565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KO33B</text:p>
          </table:table-cell>
          <table:table-cell office:value-type="float" office:value="0.64656433895349">
            <text:p>0.646564339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>
          <table:table-cell office:value-type="string">
            <text:p>N-5L221</text:p>
          </table:table-cell>
          <table:table-cell office:value-type="float" office:value="-0.606077685798761">
            <text:p>-0.6060776858</text:p>
          </table:table-cell>
          <table:table-cell office:value-type="float" office:value="201403021808">
            <text:p>201403021808</text:p>
          </table:table-cell>
          <table:table-cell table:number-columns-repeated="1021"/>
        </table:table-row>
        <table:table-row table:style-name="ro1" table:number-rows-repeated="10469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 table:number-rows-repeated="51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2"/>
        </table:table-row>
        <table:table-row table:style-name="ro1" table:number-rows-repeated="10480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isaValueForNodeWithFakeNeighbors.D7:lisaValueForNodeWithFakeNeighbors.D100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NodesValuesTakenForComputation.D2:NodesValuesTakenForComputation.D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D4:Sheet3.D9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21:21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pal </meta:initial-creator>
    <meta:creation-date>2014-03-09T18:41:48</meta:creation-date>
    <dc:date>2014-03-20T22:42:48</dc:date>
    <dc:creator>simpal </dc:creator>
    <meta:editing-duration>PT9M2S</meta:editing-duration>
    <meta:editing-cycles>5</meta:editing-cycles>
    <meta:generator>LibreOffice/4.0.2.2$Linux_X86_64 LibreOffice_project/400m0$Build-2</meta:generator>
    <meta:document-statistic meta:table-count="3" meta:cell-count="8808" meta:object-count="0"/>
  </office:meta>
</office:document-meta>
</file>